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6500000072B56AD09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3" style:family="graphic" style:parent-style-name="standard">
      <style:graphic-properties draw:stroke="solid" svg:stroke-width="0.071cm" svg:stroke-color="#0000ff" draw:marker-end="msArrowOpenEnd_20_9" draw:marker-end-width="0.426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4" style:family="graphic" style:parent-style-name="standard">
      <style:graphic-properties draw:stroke="solid" svg:stroke-width="0.071cm" svg:stroke-color="#ff0000" draw:marker-end="msArrowOpenEnd_20_9" draw:marker-end-width="0.426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5" style:family="graphic" style:parent-style-name="standard">
      <style:graphic-properties draw:stroke="none" draw:fill="none" draw:fill-color="#ffff00" draw:textarea-horizontal-align="justify" draw:textarea-vertical-align="top" draw:auto-grow-height="true" fo:padding-top="0.13cm" fo:padding-bottom="0.13cm" fo:padding-left="0.25cm" fo:padding-right="0.25cm" fo:wrap-option="no-wrap" draw:shadow-color="#777777"/>
    </style:style>
    <style:style style:name="gr6" style:family="graphic" style:parent-style-name="standard">
      <style:graphic-properties draw:stroke="solid" svg:stroke-width="0.071cm" svg:stroke-color="#008000" draw:marker-end="msArrowOpenEnd_20_9" draw:marker-end-width="0.426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7" style:family="graphic" style:parent-style-name="standard">
      <style:graphic-properties draw:stroke="solid" svg:stroke-width="0.071cm" svg:stroke-color="#ff9900" draw:marker-end="msArrowOpenEnd_20_9" draw:marker-end-width="0.426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8" style:family="graphic" style:parent-style-name="standard">
      <style:graphic-properties draw:stroke="solid" svg:stroke-width="0.071cm" svg:stroke-color="#a50021" draw:marker-end="msArrowOpenEnd_20_9" draw:marker-end-width="0.426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stroke="solid" svg:stroke-width="0.079cm" svg:stroke-color="#a50021" draw:marker-end="Çizgi_20_ucu_20_1"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11" style:family="graphic" style:parent-style-name="standard">
      <style:graphic-properties draw:stroke="solid" svg:stroke-width="0.026cm" svg:stroke-color="#000000" draw:stroke-linejoin="miter" draw:fill="none" draw:fill-color="#ffff00" draw:textarea-horizontal-align="justify" draw:textarea-vertical-align="top" draw:auto-grow-height="false" fo:padding-top="0.13cm" fo:padding-bottom="0.13cm" fo:padding-left="0.25cm" fo:padding-right="0.25cm" fo:wrap-option="no-wrap" draw:shadow-color="#777777"/>
    </style:style>
    <style:style style:name="gr12" style:family="graphic" style:parent-style-name="standard">
      <style:graphic-properties draw:stroke="none" draw:fill="solid" draw:fill-color="#ffff00" draw:textarea-horizontal-align="left" draw:textarea-vertical-align="middle" draw:auto-grow-height="false" fo:padding-top="0.13cm" fo:padding-bottom="0.13cm" fo:padding-left="0.25cm" fo:padding-right="0.25cm" fo:wrap-option="no-wrap" draw:shadow-color="#777777"/>
    </style:style>
    <style:style style:name="gr13" style:family="graphic" style:parent-style-name="standard">
      <style:graphic-properties draw:stroke="none" draw:fill="solid" draw:fill-color="#00ffff" draw:textarea-horizontal-align="left" draw:textarea-vertical-align="middle" draw:auto-grow-height="false" fo:padding-top="0.13cm" fo:padding-bottom="0.13cm" fo:padding-left="0.25cm" fo:padding-right="0.25cm" fo:wrap-option="no-wrap" draw:shadow-color="#777777"/>
    </style:style>
    <style:style style:name="gr14" style:family="graphic" style:parent-style-name="standard">
      <style:graphic-properties draw:stroke="solid" svg:stroke-width="0.079cm" svg:stroke-color="#000066" draw:stroke-linejoin="miter" draw:fill="none" draw:fill-color="#f47a00" draw:textarea-horizontal-align="justify" draw:textarea-vertical-align="middle" draw:auto-grow-height="false" fo:padding-top="0.13cm" fo:padding-bottom="0.13cm" fo:padding-left="0.25cm" fo:padding-right="0.25cm" fo:wrap-option="no-wrap" draw:shadow-color="#777777"/>
    </style:style>
    <style:style style:name="gr15" style:family="graphic" style:parent-style-name="standard">
      <style:graphic-properties draw:stroke="none" draw:fill="none" draw:fill-color="#f47a00" draw:textarea-horizontal-align="justify" draw:textarea-vertical-align="top" draw:auto-grow-height="true" fo:padding-top="0.13cm" fo:padding-bottom="0.13cm" fo:padding-left="0.25cm" fo:padding-right="0.25cm" fo:wrap-option="no-wrap" draw:shadow-color="#777777"/>
    </style:style>
    <style:style style:name="gr16" style:family="graphic" style:parent-style-name="standard">
      <style:graphic-properties draw:stroke="solid" svg:stroke-width="0.053cm" svg:stroke-color="#008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color="#777777"/>
    </style:style>
    <style:style style:name="gr17" style:family="graphic" style:parent-style-name="standard">
      <style:graphic-properties draw:stroke="none" draw:fill="none" draw:fill-color="#ffff00" draw:textarea-horizontal-align="justify" draw:textarea-vertical-align="middle" draw:auto-grow-height="true" fo:padding-top="0.13cm" fo:padding-bottom="0.13cm" fo:padding-left="0.25cm" fo:padding-right="0.25cm" fo:wrap-option="no-wrap" draw:shadow-color="#777777"/>
    </style:style>
    <style:style style:name="gr18" style:family="graphic" style:parent-style-name="standard" style:list-style-name="L11">
      <style:graphic-properties draw:stroke="none" draw:fill="none" draw:fill-color="#f47a00" draw:textarea-horizontal-align="justify" draw:textarea-vertical-align="top" draw:auto-grow-height="true" fo:min-height="0.817cm" fo:min-width="4.794cm" fo:padding-top="0.13cm" fo:padding-bottom="0.13cm" fo:padding-left="0.25cm" fo:padding-right="0.25cm" fo:wrap-option="no-wrap" draw:shadow-color="#777777"/>
    </style:style>
    <style:style style:name="gr19" style:family="graphic" style:parent-style-name="standard">
      <style:graphic-properties draw:stroke="solid" svg:stroke-width="0.079cm" svg:stroke-color="#f47a00" draw:stroke-linejoin="miter" draw:fill="solid" draw:fill-color="#f8f8f8" draw:textarea-horizontal-align="justify" draw:textarea-vertical-align="top" draw:auto-grow-height="true" fo:padding-top="0.13cm" fo:padding-bottom="0.13cm" fo:padding-left="0.25cm" fo:padding-right="0.25cm" fo:wrap-option="no-wrap" draw:shadow="visible" draw:shadow-offset-x="0.035cm" draw:shadow-offset-y="0.035cm" draw:shadow-color="#777777"/>
    </style:style>
    <style:style style:name="gr20" style:family="graphic" style:parent-style-name="standard">
      <style:graphic-properties draw:stroke="none" draw:fill="solid" draw:fill-color="#ffff00" draw:textarea-horizontal-align="justify" draw:textarea-vertical-align="top" draw:auto-grow-height="false" fo:padding-top="0.13cm" fo:padding-bottom="0.13cm" fo:padding-left="0.25cm" fo:padding-right="0.25cm" fo:wrap-option="wrap" draw:shadow-color="#777777"/>
    </style:style>
    <style:style style:name="gr21" style:family="graphic" style:parent-style-name="standard">
      <style:graphic-properties draw:stroke="solid" svg:stroke-width="0.026cm" svg:stroke-color="#000000" draw:stroke-linejoin="miter" draw:fill="solid" draw:fill-color="#00ffff" draw:textarea-horizontal-align="left" draw:textarea-vertical-align="middle" draw:auto-grow-height="false" fo:padding-top="0.13cm" fo:padding-bottom="0.13cm" fo:padding-left="0.25cm" fo:padding-right="0.25cm" fo:wrap-option="no-wrap" draw:shadow-color="#777777"/>
    </style:style>
    <style:style style:name="gr22" style:family="graphic" style:parent-style-name="standard">
      <style:graphic-properties draw:stroke="none" draw:fill="none" draw:fill-color="#f47a00" draw:textarea-horizontal-align="justify" draw:textarea-vertical-align="top" draw:auto-grow-height="false" fo:padding-top="0.13cm" fo:padding-bottom="0.13cm" fo:padding-left="0.25cm" fo:padding-right="0.25cm" fo:wrap-option="wrap" draw:shadow-color="#777777"/>
    </style:style>
    <style:style style:name="gr23" style:family="graphic" style:parent-style-name="standard">
      <style:graphic-properties draw:stroke="solid" svg:stroke-width="0.026cm" svg:stroke-color="#000000" draw:stroke-linejoin="miter" draw:fill="solid" draw:fill-color="#00ffff" draw:textarea-horizontal-align="justify" draw:textarea-vertical-align="middle" draw:auto-grow-height="false" fo:padding-top="0.13cm" fo:padding-bottom="0.13cm" fo:padding-left="0.051cm" fo:padding-right="0.25cm" fo:wrap-option="no-wrap" draw:shadow-color="#777777"/>
    </style:style>
    <style:style style:name="pr1" style:family="presentation" style:parent-style-name="Başlık1-title">
      <style:graphic-properties draw:stroke="none" draw:fill="none" draw:fill-color="#f47a00" draw:textarea-horizontal-align="justify" draw:textarea-vertical-align="middle" draw:auto-grow-height="true" draw:auto-grow-width="false" fo:min-height="2.916cm" fo:min-width="0cm" fo:padding-top="0.13cm" fo:padding-bottom="0.13cm" fo:padding-left="0.25cm" fo:padding-right="0.25cm" fo:wrap-option="wrap" draw:shadow-color="#777777"/>
    </style:style>
    <style:style style:name="pr2" style:family="presentation" style:parent-style-name="Başlık1-subtitle">
      <style:graphic-properties draw:stroke="none" draw:fill="none" draw:fill-color="#f47a00" draw:textarea-horizontal-align="justify" draw:textarea-vertical-align="top" draw:auto-grow-height="true" draw:auto-grow-width="false" fo:min-height="4.609cm" fo:min-width="0cm" fo:padding-top="0.13cm" fo:padding-bottom="0.13cm" fo:padding-left="0.25cm" fo:padding-right="0.25cm" fo:wrap-option="wrap" draw:shadow-color="#777777"/>
    </style:style>
    <style:style style:name="pr3" style:family="presentation" style:parent-style-name="Başlık1-notes">
      <style:graphic-properties draw:stroke="none" draw:fill="none" draw:fill-color="#00cc99" draw:auto-grow-height="true" fo:min-height="11.798cm" draw:shadow-color="#808080"/>
    </style:style>
    <style:style style:name="pr4" style:family="presentation" style:parent-style-name="Varsayılan-title">
      <style:graphic-properties draw:stroke="none" draw:fill="none" draw:fill-color="#f47a00" draw:textarea-horizontal-align="justify" draw:textarea-vertical-align="middle" draw:auto-grow-height="true" draw:auto-grow-width="false" fo:min-height="1.646cm" fo:min-width="0cm" fo:padding-top="0.13cm" fo:padding-bottom="0.13cm" fo:padding-left="0.25cm" fo:padding-right="0.25cm" fo:wrap-option="wrap" draw:shadow-color="#777777"/>
    </style:style>
    <style:style style:name="pr5"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14.981cm" fo:min-width="0cm" fo:padding-top="0.13cm" fo:padding-bottom="0.13cm" fo:padding-left="0.25cm" fo:padding-right="0.25cm" fo:wrap-option="wrap" draw:shadow-color="#777777"/>
    </style:style>
    <style:style style:name="pr6" style:family="presentation" style:parent-style-name="Varsayılan-notes">
      <style:graphic-properties draw:stroke="none" draw:fill="none" draw:fill-color="#00cc99" draw:auto-grow-height="true" fo:min-height="11.798cm" draw:shadow-color="#808080"/>
    </style:style>
    <style:style style:name="pr7"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13.922cm" fo:min-width="0cm" fo:padding-top="0.13cm" fo:padding-bottom="0.13cm" fo:padding-left="0.25cm" fo:padding-right="0.25cm" fo:wrap-option="wrap" draw:shadow-color="#777777"/>
    </style:style>
    <style:style style:name="pr8"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12.864cm" fo:min-width="0cm" fo:padding-top="0.13cm" fo:padding-bottom="0.13cm" fo:padding-left="0.25cm" fo:padding-right="0.25cm" fo:wrap-option="wrap" draw:shadow-color="#777777"/>
    </style:style>
    <style:style style:name="pr9" style:family="presentation" style:parent-style-name="Varsayılan-notes">
      <style:graphic-properties draw:stroke="none" draw:fill="none" draw:fill-color="#00cc99" draw:textarea-horizontal-align="justify" draw:textarea-vertical-align="top" draw:auto-grow-height="true" draw:auto-grow-width="false" fo:min-height="11.499cm" fo:min-width="0cm" fo:padding-top="0.149cm" fo:padding-bottom="0.149cm" fo:padding-left="0.297cm" fo:padding-right="0.297cm" fo:wrap-option="wrap" draw:shadow-color="#808080"/>
    </style:style>
    <style:style style:name="pr10"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11.171cm" fo:min-width="0cm" fo:padding-top="0.13cm" fo:padding-bottom="0.13cm" fo:padding-left="0.25cm" fo:padding-right="0.25cm" fo:wrap-option="wrap" draw:shadow-color="#777777"/>
    </style:style>
    <style:style style:name="pr11"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14.557cm" fo:min-width="0cm" fo:padding-top="0.13cm" fo:padding-bottom="0.13cm" fo:padding-left="0.25cm" fo:padding-right="0.25cm" fo:wrap-option="wrap" draw:shadow-color="#777777"/>
    </style:style>
    <style:style style:name="pr12" style:family="presentation" style:parent-style-name="Başlık1-title">
      <style:graphic-properties draw:stroke="none" draw:fill="none" draw:fill-color="#f47a00" draw:textarea-horizontal-align="justify" draw:textarea-vertical-align="middle" draw:auto-grow-height="true" draw:auto-grow-width="false" fo:min-height="3.824cm" fo:min-width="0cm" fo:padding-top="0.13cm" fo:padding-bottom="0.13cm" fo:padding-left="0.25cm" fo:padding-right="0.25cm" fo:wrap-option="wrap" draw:shadow-color="#777777"/>
    </style:style>
    <style:style style:name="pr13" style:family="presentation" style:parent-style-name="Varsayılan-title">
      <style:graphic-properties draw:stroke="none" draw:fill="none" draw:fill-color="#f47a00" fo:min-height="1.907cm" draw:shadow-color="#777777"/>
    </style:style>
    <style:style style:name="pr14"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9.266cm" fo:min-width="0cm" fo:padding-top="0.13cm" fo:padding-bottom="0.13cm" fo:padding-left="0.25cm" fo:padding-right="0.25cm" fo:wrap-option="wrap" draw:shadow-color="#777777"/>
    </style:style>
    <style:style style:name="pr15" style:family="presentation" style:parent-style-name="Varsayılan-outline1">
      <style:graphic-properties draw:stroke="none" draw:fill="none" draw:fill-color="#f47a00" draw:textarea-horizontal-align="justify" draw:textarea-vertical-align="top" draw:auto-grow-height="false" draw:auto-grow-width="false" draw:fit-to-size="shrink-to-fit" fo:min-height="7.996cm" fo:min-width="0cm" fo:padding-top="0.13cm" fo:padding-bottom="0.13cm" fo:padding-left="0.25cm" fo:padding-right="0.25cm" fo:wrap-option="wrap" draw:shadow-color="#777777"/>
    </style:style>
    <style:style style:name="P1" style:family="paragraph">
      <style:paragraph-properties fo:margin-left="0cm" fo:margin-right="0cm"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margin-top="0.529cm" fo:margin-bottom="0cm" fo:text-indent="0cm"/>
    </style:style>
    <style:style style:name="P4" style:family="paragraph">
      <style:paragraph-properties fo:margin-left="0cm" fo:margin-right="0cm" fo:text-indent="0cm"/>
    </style:style>
    <style:style style:name="P5" style:family="paragraph">
      <style:paragraph-properties fo:margin-left="0cm" fo:margin-right="0cm" fo:margin-top="0.617cm" fo:margin-bottom="0cm" fo:text-indent="0cm"/>
    </style:style>
    <style:style style:name="P6" style:family="paragraph">
      <style:paragraph-properties fo:margin-left="0cm" fo:margin-right="0cm" fo:margin-top="0.105cm" fo:margin-bottom="0cm" fo:text-indent="0cm"/>
    </style:style>
    <style:style style:name="P7" style:family="paragraph">
      <style:paragraph-properties fo:margin-left="2.531cm" fo:margin-right="0cm" fo:margin-top="0.105cm" fo:margin-bottom="0cm" fo:line-height="100%" fo:text-indent="-0.649cm"/>
    </style:style>
    <style:style style:name="P8" style:family="paragraph">
      <style:paragraph-properties fo:margin-left="2.531cm" fo:margin-right="0cm" fo:margin-top="0cm" fo:margin-bottom="0cm" fo:line-height="100%" fo:text-indent="-0.649cm"/>
    </style:style>
    <style:style style:name="P9" style:family="paragraph">
      <style:paragraph-properties fo:margin-left="2.531cm" fo:margin-right="0cm" fo:margin-top="0.088cm" fo:margin-bottom="0cm" fo:line-height="100%" fo:text-indent="-0.649cm"/>
    </style:style>
    <style:style style:name="P10" style:family="paragraph">
      <style:paragraph-properties fo:text-align="center" style:writing-mode="lr-tb"/>
    </style:style>
    <style:style style:name="P11" style:family="paragraph">
      <style:paragraph-properties fo:margin-left="0cm" fo:margin-right="0cm" fo:margin-top="0.088cm" fo:margin-bottom="0cm" fo:text-indent="0cm"/>
    </style:style>
    <style:style style:name="P12" style:family="paragraph">
      <style:paragraph-properties fo:margin-left="0cm" fo:margin-right="0cm" fo:margin-top="0.529cm" fo:margin-bottom="0cm" fo:line-height="90%" fo:text-indent="0cm"/>
    </style:style>
    <style:style style:name="P13" style:family="paragraph">
      <style:paragraph-properties fo:margin-left="0cm" fo:margin-right="0cm" fo:margin-top="0.088cm" fo:margin-bottom="0cm" fo:line-height="90%" fo:text-indent="0cm"/>
    </style:style>
    <style:style style:name="P14" style:family="paragraph">
      <style:paragraph-properties fo:margin-left="0cm" fo:margin-right="0cm" fo:margin-top="0.44cm" fo:margin-bottom="0cm" fo:text-indent="0cm"/>
    </style:style>
    <style:style style:name="P15" style:family="paragraph">
      <style:paragraph-properties fo:margin-left="2.531cm" fo:margin-right="0cm" fo:margin-top="0.039cm" fo:margin-bottom="0cm" fo:line-height="70%" fo:text-indent="-0.649cm"/>
    </style:style>
    <style:style style:name="P16" style:family="paragraph">
      <style:paragraph-properties fo:margin-left="2.531cm" fo:margin-right="0cm" fo:margin-top="0cm" fo:margin-bottom="0cm" fo:line-height="70%" fo:text-indent="-0.649cm"/>
    </style:style>
    <style:style style:name="P17" style:family="paragraph">
      <style:text-properties fo:font-size="20pt" style:font-size-asian="20pt" style:font-size-complex="20pt"/>
    </style:style>
    <style:style style:name="P18" style:family="paragraph">
      <style:paragraph-properties fo:margin-left="0cm" fo:margin-right="0cm" fo:margin-top="0.158cm" fo:margin-bottom="0cm" fo:text-indent="0cm"/>
    </style:style>
    <style:style style:name="P19" style:family="paragraph">
      <style:paragraph-properties fo:margin-left="0cm" fo:margin-right="0cm" fo:margin-top="0.529cm" fo:margin-bottom="0cm" fo:line-height="100%" fo:text-indent="0cm"/>
    </style:style>
    <style:style style:name="P20" style:family="paragraph">
      <style:paragraph-properties fo:margin-left="2.531cm" fo:margin-right="0cm" fo:margin-top="0cm" fo:margin-bottom="0cm" fo:line-height="90%" fo:text-indent="-0.649cm"/>
    </style:style>
    <style:style style:name="P21" style:family="paragraph">
      <style:paragraph-properties fo:margin-left="0cm" fo:margin-right="0cm" fo:line-height="80%" fo:text-indent="0cm"/>
    </style:style>
    <style:style style:name="P22" style:family="paragraph">
      <style:paragraph-properties fo:margin-left="0cm" fo:margin-right="0cm" fo:line-height="100%" fo:text-indent="0cm"/>
    </style:style>
    <style:style style:name="P23" style:family="paragraph">
      <style:paragraph-properties fo:margin-left="0cm" fo:margin-right="0cm" fo:line-height="100%" fo:text-align="center" fo:text-indent="0cm"/>
    </style:style>
    <style:style style:name="P24" style:family="paragraph">
      <style:paragraph-properties fo:margin-left="0cm" fo:margin-right="0cm" fo:line-height="100%" fo:text-align="center" fo:text-indent="0cm" style:writing-mode="lr-tb" style:font-independent-line-spacing="true"/>
    </style:style>
    <style:style style:name="P25" style:family="paragraph">
      <style:paragraph-properties fo:margin-left="1.565cm" fo:margin-right="0cm" fo:margin-top="0.079cm" fo:margin-bottom="0cm" fo:line-height="170%" fo:text-indent="-0.622cm"/>
    </style:style>
    <style:style style:name="P26" style:family="paragraph">
      <style:paragraph-properties fo:margin-left="1.565cm" fo:margin-right="0cm" fo:margin-top="0.079cm" fo:margin-bottom="0cm" fo:line-height="100%" fo:text-indent="-0.622cm"/>
    </style:style>
    <style:style style:name="P27" style:family="paragraph">
      <style:paragraph-properties fo:margin-left="0cm" fo:margin-right="0cm" fo:margin-top="0.529cm" fo:margin-bottom="0cm" fo:line-height="140%" fo:text-indent="0cm"/>
    </style:style>
    <style:style style:name="P28" style:family="paragraph">
      <style:paragraph-properties fo:margin-left="0cm" fo:margin-right="0cm" fo:margin-top="0.088cm" fo:margin-bottom="0cm" fo:line-height="140%" fo:text-indent="0cm"/>
    </style:style>
    <style:style style:name="P29" style:family="paragraph">
      <style:paragraph-properties fo:margin-left="0cm" fo:margin-right="0cm" fo:margin-top="0.079cm" fo:margin-bottom="0cm" fo:text-indent="0cm"/>
    </style:style>
    <style:style style:name="P30" style:family="paragraph">
      <style:paragraph-properties fo:margin-left="1.565cm" fo:margin-right="0cm" fo:margin-top="0.088cm" fo:margin-bottom="0cm" fo:line-height="140%" fo:text-indent="-0.622cm"/>
    </style:style>
    <style:style style:name="P31" style:family="paragraph">
      <style:paragraph-properties fo:margin-left="1.565cm" fo:margin-right="0cm" fo:margin-top="0.088cm" fo:margin-bottom="0cm" fo:line-height="90%" fo:text-indent="-0.622cm"/>
    </style:style>
    <style:style style:name="P32" style:family="paragraph">
      <style:paragraph-properties fo:margin-left="1.565cm" fo:margin-right="0cm" fo:margin-top="0.088cm" fo:margin-bottom="0cm" fo:line-height="90%" fo:text-indent="-0.622cm">
        <style:tab-stops>
          <style:tab-stop style:position="0cm"/>
          <style:tab-stop style:position="0.974cm"/>
          <style:tab-stop style:position="3.514cm"/>
          <style:tab-stop style:position="6.054cm"/>
          <style:tab-stop style:position="8.594cm"/>
          <style:tab-stop style:position="11.134cm"/>
          <style:tab-stop style:position="13.674cm"/>
          <style:tab-stop style:position="16.214cm"/>
          <style:tab-stop style:position="18.754cm"/>
          <style:tab-stop style:position="21.294cm"/>
          <style:tab-stop style:position="23.834cm"/>
          <style:tab-stop style:position="26.374cm"/>
        </style:tab-stops>
      </style:paragraph-properties>
    </style:style>
    <style:style style:name="P33" style:family="paragraph">
      <style:paragraph-properties fo:margin-left="1.565cm" fo:margin-right="0cm" fo:margin-top="0.088cm" fo:margin-bottom="0cm" fo:line-height="60%" fo:text-indent="-0.622cm"/>
    </style:style>
    <style:style style:name="P34" style:family="paragraph">
      <style:paragraph-properties fo:margin-left="0.621cm" fo:margin-right="0cm" fo:margin-top="0.529cm" fo:margin-bottom="0cm" fo:line-height="100%" fo:text-indent="-0.621cm" style:punctuation-wrap="simple" style:line-break="normal"/>
    </style:style>
    <style:style style:name="P35" style:family="paragraph">
      <style:paragraph-properties fo:margin-left="0.621cm" fo:margin-right="0cm" fo:margin-top="0.529cm" fo:margin-bottom="0cm" fo:line-height="40%" fo:text-indent="-0.621cm" style:punctuation-wrap="simple" style:line-break="normal"/>
    </style:style>
    <style:style style:name="P36" style:family="paragraph">
      <style:paragraph-properties fo:margin-left="0cm" fo:margin-right="0cm" fo:margin-top="0.105cm" fo:margin-bottom="0cm" fo:line-height="100%" fo:text-indent="0cm" style:punctuation-wrap="simple" style:line-break="normal"/>
    </style:style>
    <style:style style:name="P37" style:family="paragraph">
      <style:paragraph-properties fo:margin-left="0.621cm" fo:margin-right="0cm" fo:margin-top="0.529cm" fo:margin-bottom="0cm" fo:text-indent="-0.621cm"/>
    </style:style>
    <style:style style:name="T1" style:family="text">
      <style:text-properties fo:color="#0000ff"/>
    </style:style>
    <style:style style:name="T2" style:family="text">
      <style:text-properties fo:font-size="28pt" style:font-size-asian="28pt" style:font-size-complex="28pt"/>
    </style:style>
    <style:style style:name="T3" style:family="text">
      <style:text-properties fo:font-size="24pt" style:font-size-asian="24pt" style:font-size-complex="24pt"/>
    </style:style>
    <style:style style:name="T4" style:family="text">
      <style:text-properties fo:language="en" fo:country="US"/>
    </style:style>
    <style:style style:name="T5" style:family="text">
      <style:text-properties fo:language="en" fo:country="US" style:text-underline-style="solid" style:text-underline-width="auto" style:text-underline-color="font-color"/>
    </style:style>
    <style:style style:name="T6" style:family="text">
      <style:text-properties fo:language="en" fo:country="US" style:text-underline-style="none"/>
    </style:style>
    <style:style style:name="T7" style:family="text">
      <style:text-properties fo:font-family="'Courier New'" style:font-family-generic="modern" style:font-pitch="fixed" fo:font-size="24pt" fo:language="en" fo:country="US" fo:font-weight="bold" style:font-size-asian="24pt" style:font-weight-asian="bold" style:font-size-complex="24pt" style:font-weight-complex="bold"/>
    </style:style>
    <style:style style:name="T8" style:family="text">
      <style:text-properties fo:color="#000066" fo:font-family="'Courier New'" style:font-family-generic="modern" style:font-pitch="fixed" fo:language="en" fo:country="US" fo:font-weight="bold" style:font-weight-asian="bold" style:font-weight-complex="bold"/>
    </style:style>
    <style:style style:name="T9" style:family="text">
      <style:text-properties fo:font-family="'Courier New'" style:font-family-generic="modern" style:font-pitch="fixed" fo:language="en" fo:country="US" fo:font-weight="bold"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fo:font-size="20pt" fo:language="en" fo:country="US" style:font-size-asian="20pt" style:font-size-complex="20pt"/>
    </style:style>
    <style:style style:name="T13" style:family="text">
      <style:text-properties fo:color="#000066" fo:font-family="'Courier New'" style:font-family-generic="modern" style:font-pitch="fixed" fo:font-size="18pt" fo:language="en" fo:country="US" fo:font-weight="bold" style:font-size-asian="18pt" style:font-weight-asian="bold" style:font-size-complex="18pt" style:font-weight-complex="bold"/>
    </style:style>
    <style:style style:name="T14" style:family="text">
      <style:text-properties fo:color="#ff0000" fo:font-family="'Courier New'" style:font-family-generic="modern" style:font-pitch="fixed" fo:font-size="18pt" fo:language="en" fo:country="US" fo:font-weight="bold" style:font-size-asian="18pt" style:font-weight-asian="bold" style:font-size-complex="18pt" style:font-weight-complex="bold"/>
    </style:style>
    <style:style style:name="T15" style:family="text">
      <style:text-properties fo:color="#008000" fo:font-family="'Courier New'" style:font-family-generic="modern" style:font-pitch="fixed" fo:font-size="18pt" fo:language="en" fo:country="US" fo:font-weight="bold" style:font-size-asian="18pt" style:font-weight-asian="bold" style:font-size-complex="18pt" style:font-weight-complex="bold"/>
    </style:style>
    <style:style style:name="T16" style:family="text">
      <style:text-properties fo:color="#0000ff" fo:font-family="'Courier New'" style:font-family-generic="modern" style:font-pitch="fixed" fo:font-size="18pt" fo:language="en" fo:country="US" fo:font-weight="bold" style:font-size-asian="18pt" style:font-weight-asian="bold" style:font-size-complex="18pt" style:font-weight-complex="bold"/>
    </style:style>
    <style:style style:name="T17" style:family="text">
      <style:text-properties fo:color="#ff9900" fo:font-family="'Courier New'" style:font-family-generic="modern" style:font-pitch="fixed" fo:font-size="18pt" fo:language="en" fo:country="US" fo:font-weight="bold" style:font-size-asian="18pt" style:font-weight-asian="bold" style:font-size-complex="18pt" style:font-weight-complex="bold"/>
    </style:style>
    <style:style style:name="T18" style:family="text">
      <style:text-properties fo:color="#a50021" fo:font-family="'Courier New'" style:font-family-generic="modern" style:font-pitch="fixed" fo:font-size="18pt" fo:language="en" fo:country="US" fo:font-weight="bold" style:font-size-asian="18pt" style:font-weight-asian="bold" style:font-size-complex="18pt" style:font-weight-complex="bold"/>
    </style:style>
    <style:style style:name="T19" style:family="text">
      <style:text-properties fo:font-size="20pt" style:font-size-asian="20pt" style:font-size-complex="20pt"/>
    </style:style>
    <style:style style:name="T20" style:family="text">
      <style:text-properties fo:color="#a50021" fo:language="en" fo:country="US"/>
    </style:style>
    <style:style style:name="T21" style:family="text">
      <style:text-properties fo:color="#000066" fo:font-family="'Courier New'" style:font-family-generic="modern" style:font-pitch="fixed" fo:font-size="20pt" fo:language="en" fo:country="US" fo:font-weight="bold" style:font-size-asian="20pt" style:font-weight-asian="bold" style:font-size-complex="20pt" style:font-weight-complex="bold"/>
    </style:style>
    <style:style style:name="T22" style:family="text">
      <style:text-properties fo:color="#ff0000" fo:font-family="'Courier New'" style:font-family-generic="modern" style:font-pitch="fixed" fo:font-size="20pt" fo:language="en" fo:country="US" fo:font-weight="bold" style:font-size-asian="20pt" style:font-weight-asian="bold" style:font-size-complex="20pt" style:font-weight-complex="bold"/>
    </style:style>
    <style:style style:name="T23" style:family="text">
      <style:text-properties fo:color="#0000ff" fo:font-family="'Courier New'" style:font-family-generic="modern" style:font-pitch="fixed" fo:font-size="20pt" fo:language="en" fo:country="US" fo:font-weight="bold" style:font-size-asian="20pt" style:font-weight-asian="bold" style:font-size-complex="20pt" style:font-weight-complex="bold"/>
    </style:style>
    <style:style style:name="T24" style:family="text">
      <style:text-properties fo:color="#6600cc" fo:font-family="'Courier New'" style:font-family-generic="modern" style:font-pitch="fixed" fo:font-size="20pt" fo:language="en" fo:country="US" fo:font-weight="bold" style:font-size-asian="20pt" style:font-weight-asian="bold" style:font-size-complex="20pt" style:font-weight-complex="bold"/>
    </style:style>
    <style:style style:name="T25" style:family="text">
      <style:text-properties fo:font-family="'Courier New'" style:font-family-generic="modern" style:font-pitch="fixed" fo:font-size="16pt" fo:language="en" fo:country="US" fo:font-weight="bold" style:font-size-asian="16pt" style:font-weight-asian="bold" style:font-size-complex="16pt" style:font-weight-complex="bold"/>
    </style:style>
    <style:style style:name="T26" style:family="text">
      <style:text-properties fo:font-family="'Courier New'" style:font-family-generic="modern" style:font-pitch="fixed" fo:font-size="16pt" fo:language="en" fo:country="US" style:font-size-asian="16pt" style:font-size-complex="16pt"/>
    </style:style>
    <style:style style:name="T27" style:family="text">
      <style:text-properties fo:font-family="Arial" style:font-family-generic="swiss" style:font-pitch="variable" fo:font-size="18pt" style:font-size-asian="18pt" style:font-size-complex="18pt"/>
    </style:style>
    <style:style style:name="T28" style:family="text">
      <style:text-properties fo:font-family="'Courier New'" style:font-family-generic="modern" style:font-pitch="fixed" fo:font-size="40pt" style:font-size-asian="40pt" style:font-size-complex="40pt"/>
    </style:style>
    <style:style style:name="T29" style:family="text">
      <style:text-properties fo:font-weight="bold" style:font-weight-asian="bold" style:font-weight-complex="bold"/>
    </style:style>
    <style:style style:name="T30" style:family="text">
      <style:text-properties fo:font-weight="normal" style:font-weight-asian="normal" style:font-weight-complex="normal"/>
    </style:style>
    <style:style style:name="T31" style:family="text">
      <style:text-properties fo:color="#ff0000" fo:font-style="italic" style:font-style-asian="italic" style:font-style-complex="italic"/>
    </style:style>
    <style:style style:name="T32" style:family="text">
      <style:text-properties fo:color="#ff0000"/>
    </style:style>
    <style:style style:name="T33" style:family="text">
      <style:text-properties fo:font-style="italic" style:font-style-asian="italic" style:font-style-complex="italic"/>
    </style:style>
    <style:style style:name="T34" style:family="text">
      <style:text-properties fo:font-style="normal" style:font-style-asian="normal" style:font-style-complex="normal"/>
    </style:style>
    <style:style style:name="T35" style:family="text">
      <style:text-properties fo:font-size="28pt" fo:font-style="italic" style:font-size-asian="28pt" style:font-style-asian="italic" style:font-size-complex="28pt" style:font-style-complex="italic"/>
    </style:style>
    <style:style style:name="T36" style:family="text">
      <style:text-properties fo:font-size="28pt" fo:font-style="normal" style:font-size-asian="28pt" style:font-style-asian="normal" style:font-size-complex="28pt" style:font-style-complex="normal"/>
    </style:style>
    <style:style style:name="T37" style:family="text">
      <style:text-properties fo:font-size="24pt" fo:font-weight="bold" style:font-size-asian="24pt" style:font-weight-asian="bold" style:font-size-complex="24pt" style:font-weight-complex="bold"/>
    </style:style>
    <style:style style:name="T38" style:family="text">
      <style:text-properties fo:font-size="24pt" fo:font-weight="normal" style:font-size-asian="24pt" style:font-weight-asian="normal" style:font-size-complex="24pt" style:font-weight-complex="normal"/>
    </style:style>
    <style:style style:name="T39" style:family="text">
      <style:text-properties fo:color="#000066" fo:font-family="Arial" style:font-family-generic="swiss" style:font-pitch="variable"/>
    </style:style>
    <style:style style:name="T40" style:family="text">
      <style:text-properties fo:color="#008000" fo:font-family="'Courier New'" style:font-family-generic="modern" style:font-pitch="fixed" fo:language="en" fo:country="US" fo:font-weight="bold" style:font-weight-asian="bold" style:font-weight-complex="bold"/>
    </style:style>
    <style:style style:name="T41" style:family="text">
      <style:text-properties fo:color="#008000" fo:font-family="Arial" style:font-family-generic="swiss" style:font-pitch="variable"/>
    </style:style>
    <style:style style:name="T42" style:family="text">
      <style:text-properties fo:color="#000066" fo:font-family="'Courier New'" style:font-family-generic="modern" style:font-pitch="fixed" fo:font-size="44pt" fo:font-weight="bold" style:font-size-asian="44pt" style:font-weight-asian="bold" style:font-size-complex="44pt" style:font-weight-complex="bold"/>
    </style:style>
    <style:style style:name="T43" style:family="text">
      <style:text-properties fo:color="#ff0000" fo:font-style="italic" fo:font-weight="bold" style:font-style-asian="italic" style:font-weight-asian="bold" style:font-style-complex="italic" style:font-weight-complex="bold"/>
    </style:style>
    <style:style style:name="T44" style:family="text">
      <style:text-properties fo:font-family="Arial" style:font-family-generic="swiss" style:font-pitch="variable"/>
    </style:style>
    <style:style style:name="T45" style:family="text">
      <style:text-properties fo:font-family="'Courier New'" style:font-family-generic="modern" style:font-pitch="fixed" fo:font-size="18pt" fo:language="en" fo:country="US"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46" style:family="text">
      <style:text-properties fo:font-family="Wingdings" style:font-pitch="variable" style:font-charset="x-symbol" fo:language="en" fo:country="US"/>
    </style:style>
    <style:style style:name="T47" style:family="text">
      <style:text-properties fo:font-size="18pt" fo:language="en" fo:country="US" style:font-size-asian="18pt" style:font-size-complex="18pt"/>
    </style:style>
    <style:style style:name="T48" style:family="text">
      <style:text-properties fo:font-family="'Comic Sans MS'" style:font-family-generic="script" style:font-pitch="variable"/>
    </style:style>
    <style:style style:name="T49" style:family="text">
      <style:text-properties fo:font-family="'Courier New'" style:font-family-generic="modern" style:font-pitch="fixed" fo:language="en" fo:country="US"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50" style:family="text">
      <style:text-properties fo:font-family="Helvetica" style:font-family-generic="swiss" style:font-pitch="variable"/>
    </style:style>
    <style:style style:name="T51" style:family="text">
      <style:text-properties fo:color="#0000ff" fo:font-family="Helvetica" style:font-family-generic="swiss" style:font-pitch="variable"/>
    </style:style>
    <style:style style:name="T52" style:family="text">
      <style:text-properties fo:font-family="'Courier New'" style:font-family-generic="modern" style:font-pitch="fixed" fo:font-weight="bold" style:font-weight-asian="bold" style:font-weight-complex="bold"/>
    </style:style>
    <text:list-style style:name="L1">
      <text:list-level-style-number text:level="1" style:num-format="">
        <style:list-level-properties/>
        <style:text-properties fo:color="#0000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0.943cm"/>
        <style:text-properties fo:font-family="'MT Extra'" style:font-family-generic="roman" style:font-pitch="variable" style:font-charset="x-symbol" fo:color="#000000" fo:font-size="100%"/>
      </text:list-level-style-bullet>
      <text:list-level-style-bullet text:level="3" text:bullet-char="–">
        <style:list-level-properties text:space-before="1.882cm"/>
        <style:text-properties fo:font-family="Helvetica" style:font-family-generic="swiss" style:font-pitch="variable" fo:color="#000000" fo:font-size="100%"/>
      </text:list-level-style-bullet>
      <text:list-level-style-bullet text:level="4" text:bullet-char="•">
        <style:list-level-properties text:space-before="2.848cm"/>
        <style:text-properties fo:font-family="Helvetica" style:font-family-generic="swiss" style:font-pitch="variable" fo:color="#000066" fo:font-size="100%"/>
      </text:list-level-style-bullet>
      <text:list-level-style-bullet text:level="5" text:bullet-char="">
        <style:list-level-properties text:space-before="3.814cm"/>
        <style:text-properties fo:font-family="Symbol" style:font-family-generic="roman" style:font-pitch="variable" style:font-charset="x-symbol" fo:color="#000000" fo:font-size="100%"/>
      </text:list-level-style-bullet>
      <text:list-level-style-bullet text:level="6" text:bullet-char="">
        <style:list-level-properties text:space-before="3.814cm"/>
        <style:text-properties fo:font-family="Symbol" style:font-family-generic="roman" style:font-pitch="variable" style:font-charset="x-symbol" fo:color="#000000" fo:font-size="100%"/>
      </text:list-level-style-bullet>
      <text:list-level-style-bullet text:level="7" text:bullet-char="">
        <style:list-level-properties text:space-before="3.814cm"/>
        <style:text-properties fo:font-family="Symbol" style:font-family-generic="roman" style:font-pitch="variable" style:font-charset="x-symbol" fo:color="#000000" fo:font-size="100%"/>
      </text:list-level-style-bullet>
      <text:list-level-style-bullet text:level="8" text:bullet-char="">
        <style:list-level-properties text:space-before="3.814cm"/>
        <style:text-properties fo:font-family="Symbol" style:font-family-generic="roman" style:font-pitch="variable" style:font-charset="x-symbol" fo:color="#000000" fo:font-size="100%"/>
      </text:list-level-style-bullet>
      <text:list-level-style-bullet text:level="9" text:bullet-char="">
        <style:list-level-properties text:space-before="3.814cm"/>
        <style:text-properties fo:font-family="Symbol" style:font-family-generic="roman" style:font-pitch="variable" style:font-charset="x-symbol" fo:color="#000000" fo:font-size="100%"/>
      </text:list-level-style-bullet>
      <text:list-level-style-bullet text:level="10" text:bullet-char="">
        <style:list-level-properties text:space-before="3.814cm"/>
        <style:text-properties fo:font-family="Symbol" style:font-family-generic="roman" style:font-pitch="variable" style:font-charset="x-symbol" fo:color="#000000" fo:font-size="100%"/>
      </text:list-level-style-bullet>
    </text:list-style>
    <text:list-style style:name="L3">
      <text:list-level-style-bullet text:level="1" text:bullet-char="•">
        <style:list-level-properties text:min-label-width="0.621cm"/>
        <style:text-properties fo:font-family="Helvetica" style:font-family-generic="swiss" style:font-pitch="variable"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00"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4">
      <text:list-level-style-bullet text:level="1" text:bullet-char="">
        <style:list-level-properties text:space-before="3.814cm" text:min-label-width="0.622cm"/>
        <style:text-properties fo:font-family="Symbol" style:font-family-generic="roman" style:font-pitch="variable" style:font-charset="x-symbol"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00"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5">
      <text:list-level-style-bullet text:level="1" text:bullet-char="">
        <style:list-level-properties text:space-before="3.814cm" text:min-label-width="0.622cm"/>
        <style:text-properties fo:font-family="Symbol" style:font-family-generic="roman" style:font-pitch="variable" style:font-charset="x-symbol"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6">
      <text:list-level-style-bullet text:level="1" text:bullet-char="">
        <style:list-level-properties text:space-before="3.814cm" text:min-label-width="0.622cm"/>
        <style:text-properties fo:font-family="Symbol" style:font-family-generic="roman" style:font-pitch="variable" style:font-charset="x-symbol"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00" fo:font-size="100%"/>
      </text:list-level-style-bullet>
      <text:list-level-style-number text:level="3" style:num-format="">
        <style:list-level-properties/>
        <style:text-properties fo:color="#000066" fo:font-size="100%"/>
      </text:list-level-style-number>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list-level-properties text:min-label-width="0.621cm"/>
        <style:text-properties fo:font-family="'Courier New'" style:font-family-generic="modern" style:font-pitch="fixed"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00"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9">
      <text:list-level-style-number text:level="1" style:num-format="">
        <style:list-level-properties/>
        <style:text-properties fo:color="#ff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0">
      <text:list-level-style-number text:level="1" style:num-format="">
        <style:list-level-properties/>
        <style:text-properties fo:color="#000066"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1">
      <text:list-level-style-number text:level="1" style:num-format="">
        <style:list-level-properties/>
        <style:text-properties fo:color="#008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2">
      <text:list-level-style-bullet text:level="1" text:bullet-char="">
        <style:list-level-properties text:space-before="3.814cm" text:min-label-width="0.622cm"/>
        <style:text-properties fo:font-family="Symbol" style:font-family-generic="roman" style:font-pitch="variable" style:font-charset="x-symbol" fo:color="#0000ff" fo:font-size="100%"/>
      </text:list-level-style-bullet>
      <text:list-level-style-bullet text:level="2" text:bullet-char="">
        <style:list-level-properties text:space-before="0.939cm" text:min-label-width="0.622cm"/>
        <style:text-properties fo:font-family="'MT Extra'" style:font-family-generic="roman" style:font-pitch="variable" style:font-charset="x-symbol" fo:color="#000000"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13">
      <text:list-level-style-bullet text:level="1" text:bullet-char="">
        <style:list-level-properties text:space-before="3.814cm" text:min-label-width="0.622cm"/>
        <style:text-properties fo:font-family="Symbol" style:font-family-generic="roman" style:font-pitch="variable" style:font-charset="x-symbol" fo:color="#0000ff"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text:list-style style:name="L14">
      <text:list-level-style-bullet text:level="1" text:bullet-char="">
        <style:list-level-properties text:min-label-width="0.621cm"/>
        <style:text-properties fo:font-family="'MT Extra'" style:font-family-generic="roman" style:font-pitch="variable" style:font-charset="x-symbol" fo:color="#0000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5">
      <text:list-level-style-bullet text:level="1" text:bullet-char="">
        <style:list-level-properties text:space-before="3.814cm" text:min-label-width="0.622cm"/>
        <style:text-properties fo:font-family="Symbol" style:font-family-generic="roman" style:font-pitch="variable" style:font-charset="x-symbol"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00"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office:automatic-styles>
  <office:body>
    <office:presentation>
      <draw:page draw:name="Scoping and Testing" draw:style-name="dp1" draw:master-page-name="Başlık1" presentation:presentation-page-layout-name="AL1T0">
        <office:forms form:automatic-focus="false" form:apply-design-mode="false"/>
        <draw:frame presentation:style-name="pr1" draw:text-style-name="P2" draw:layer="layout" svg:width="21.59cm" svg:height="3.176cm" svg:x="1.905cm" svg:y="6.349cm" presentation:class="title" presentation:user-transformed="true">
          <draw:text-box>
            <text:list text:style-name="L1">
              <text:list-header>
                <text:p text:style-name="P1"><text:span text:style-name="T1">Erim ve Test</text:span></text:p>
              </text:list-header>
            </text:list>
          </draw:text-box>
        </draw:frame>
        <draw:frame presentation:style-name="pr2" draw:text-style-name="P2" draw:layer="layout" svg:width="17.78cm" svg:height="4.869cm" svg:x="3.81cm" svg:y="10.795cm" presentation:class="subtitle" presentation:user-transformed="true">
          <draw:text-box>
            <text:list text:style-name="L2">
              <text:list-header>
                <text:p text:style-name="P3">Hafta 5</text:p>
              </text:list-header>
            </text:list>
          </draw:text-box>
        </draw:frame>
        <presentation:notes draw:style-name="dp2">
          <draw:page-thumbnail draw:style-name="gr1" draw:layer="layout" svg:width="13.428cm" svg:height="10.072cm" svg:x="3.545cm" svg:y="1.967cm" draw:page-number="1" presentation:class="page"/>
          <draw:frame presentation:style-name="pr3" draw:layer="layout" svg:width="14.75cm" svg:height="11.798cm" svg:x="2.752cm" svg:y="12.775cm" presentation:class="notes" presentation:placeholder="true">
            <draw:text-box/>
          </draw:frame>
        </presentation:notes>
      </draw:page>
      <draw:page draw:name="Overview of Today’s Lecture" draw:style-name="dp1" draw:master-page-name="Varsayılan" presentation:presentation-page-layout-name="AL2T1">
        <office:forms form:automatic-focus="false" form:apply-design-mode="false"/>
        <draw:frame presentation:style-name="pr4" draw:text-style-name="P2" draw:layer="layout" svg:width="23.706cm" svg:height="1.906cm" svg:x="0.847cm" svg:y="1.057cm" presentation:class="title" presentation:user-transformed="true">
          <draw:text-box>
            <text:list text:style-name="L2">
              <text:list-header>
                <text:p text:style-name="P4">Bugün ...</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5"><text:span text:style-name="T2">Değişken erimleri (ömürleri vs)</text:span></text:p>
              </text:list-item>
            </text:list>
            <text:list text:style-name="L4">
              <text:list-item>
                <text:list>
                  <text:list-item>
                    <text:p text:style-name="P6"><text:span text:style-name="T3">Yerel veya otomatik değişkenler</text:span></text:p>
                  </text:list-item>
                  <text:list-item>
                    <text:p text:style-name="P6"><text:span text:style-name="T3">Global veya dış değişkenler</text:span></text:p>
                  </text:list-item>
                  <text:list-item>
                    <text:p text:style-name="P6"><text:span text:style-name="T3">Değişkenlerin görünürlüğü</text:span></text:p>
                  </text:list-item>
                </text:list>
              </text:list-item>
            </text:list>
            <text:list text:style-name="L3">
              <text:list-item>
                <text:p text:style-name="P5"><text:span text:style-name="T2">Programları test etmek</text:span></text:p>
              </text:list-item>
            </text:list>
            <text:list text:style-name="L4">
              <text:list-item>
                <text:list>
                  <text:list-item>
                    <text:p text:style-name="P6"><text:span text:style-name="T3">Sınır koşullarını belirlemek</text:span></text:p>
                  </text:list-item>
                  <text:list-item>
                    <text:p text:style-name="P6"><text:span text:style-name="T3">Kodu ayıklamak ve yeniden test etmek</text:span></text:p>
                    <text:p text:style-name="P6"><text:span text:style-name="T3"/></text:p>
                  </text:list-item>
                </text:list>
              </text:list-item>
            </text:list>
          </draw:text-box>
        </draw:frame>
        <presentation:notes draw:style-name="dp2">
          <draw:page-thumbnail draw:style-name="gr1" draw:layer="layout" svg:width="13.428cm" svg:height="10.072cm" svg:x="3.545cm" svg:y="1.967cm" draw:page-number="2" presentation:class="page"/>
          <draw:frame presentation:style-name="pr6" draw:layer="layout" svg:width="14.75cm" svg:height="11.798cm" svg:x="2.752cm" svg:y="12.775cm" presentation:class="notes" presentation:placeholder="true">
            <draw:text-box/>
          </draw:frame>
        </presentation:notes>
      </draw:page>
      <draw:page draw:name="Global Variables" draw:style-name="dp1" draw:master-page-name="Varsayılan" presentation:presentation-page-layout-name="AL2T1">
        <office:forms form:automatic-focus="false" form:apply-design-mode="false"/>
        <draw:frame presentation:style-name="pr4" draw:text-style-name="P2" draw:layer="layout" svg:width="23.706cm" svg:height="1.906cm" svg:x="0.847cm" svg:y="1.057cm" presentation:class="title" presentation:user-transformed="true">
          <draw:text-box>
            <text:list text:style-name="L2">
              <text:list-header>
                <text:p text:style-name="P4">Global Değişkenler</text:p>
              </text:list-header>
            </text:list>
          </draw:text-box>
        </draw:frame>
        <draw:frame presentation:style-name="pr7" draw:text-style-name="P2" draw:layer="layout" svg:width="21.378cm" svg:height="14.181cm" svg:x="1.122cm" svg:y="3.319cm" presentation:class="outline" presentation:user-transformed="true">
          <draw:text-box>
            <text:list text:style-name="L3">
              <text:list-item>
                <text:p text:style-name="P3"><text:span text:style-name="T4">Işlevler, üzerinde ve dışında yer alan </text:span><text:span text:style-name="T5">global</text:span><text:span text:style-name="T6"> değişkenkeri kullanabilir</text:span></text:p>
              </text:list-item>
            </text:list>
            <text:list text:style-name="L5">
              <text:list-item>
                <text:list>
                  <text:list-item>
                    <text:list>
                      <text:list-header>
                        <text:p text:style-name="P7"><text:span text:style-name="T7"/></text:p>
                      </text:list-header>
                    </text:list>
                  </text:list-item>
                </text:list>
              </text:list-item>
            </text:list>
            <text:list text:style-name="L6">
              <text:list-item>
                <text:list>
                  <text:list-item>
                    <text:list>
                      <text:list-header>
                        <text:p text:style-name="P8"><text:span text:style-name="T8">int stack[100];</text:span></text:p>
                        <text:p text:style-name="P8"><text:span text:style-name="T8"/></text:p>
                        <text:p text:style-name="P8"><text:span text:style-name="T8">int main(void) {</text:span></text:p>
                        <text:p text:style-name="P8"><text:span text:style-name="T8"><text:s text:c="3"/></text:span><text:span text:style-name="T8">. . . <text:s text:c="13"/></text:span><text:span text:style-name="T9">stack: erimde</text:span></text:p>
                        <text:p text:style-name="P8"><text:span text:style-name="T8">}</text:span></text:p>
                        <text:p text:style-name="P8"><text:span text:style-name="T8"/></text:p>
                        <text:p text:style-name="P8"><text:span text:style-name="T8">int sp;</text:span></text:p>
                        <text:p text:style-name="P8"><text:span text:style-name="T8"/></text:p>
                        <text:p text:style-name="P8"><text:span text:style-name="T8">void push(int x) {</text:span></text:p>
                        <text:p text:style-name="P8"><text:span text:style-name="T8"><text:s text:c="3"/></text:span><text:span text:style-name="T8">. . . <text:s text:c="13"/></text:span><text:span text:style-name="T9">stack, sp: erimde</text:span></text:p>
                        <text:p text:style-name="P8"><text:span text:style-name="T8">}</text:span></text:p>
                        <text:p text:style-name="P9"><text:span text:style-name="T8"/></text:p>
                        <text:p text:style-name="P9"><text:span text:style-name="T8"/></text:p>
                      </text:list-header>
                    </text:list>
                  </text:list-item>
                </text:list>
              </text:list-item>
            </text:list>
          </draw:text-box>
        </draw:frame>
        <draw:line draw:style-name="gr2" draw:text-style-name="P10" draw:layer="layout" svg:x1="12.488cm" svg:y1="14.605cm" svg:x2="8.89cm" svg:y2="14.605cm">
          <text:p/>
        </draw:line>
        <draw:line draw:style-name="gr2" draw:text-style-name="P10" draw:layer="layout" svg:x1="12.277cm" svg:y1="9.525cm" svg:x2="8.043cm" svg:y2="9.525cm">
          <text:p/>
        </draw:line>
        <presentation:notes draw:style-name="dp2">
          <draw:page-thumbnail draw:style-name="gr1" draw:layer="layout" svg:width="13.428cm" svg:height="10.072cm" svg:x="3.545cm" svg:y="1.967cm" draw:page-number="3" presentation:class="page"/>
          <draw:frame presentation:style-name="pr6" draw:layer="layout" svg:width="14.75cm" svg:height="11.798cm" svg:x="2.752cm" svg:y="12.775cm" presentation:class="notes" presentation:placeholder="true">
            <draw:text-box/>
          </draw:frame>
        </presentation:notes>
      </draw:page>
      <draw:page draw:name="Definition vs. Declaration" draw:style-name="dp1" draw:master-page-name="Varsayılan" presentation:presentation-page-layout-name="AL2T1">
        <office:forms form:automatic-focus="false" form:apply-design-mode="false"/>
        <draw:frame presentation:style-name="pr4" draw:text-style-name="P2" draw:layer="layout" svg:width="23.706cm" svg:height="1.906cm" svg:x="0.847cm" svg:y="1.057cm" presentation:class="title" presentation:user-transformed="true">
          <draw:text-box>
            <text:list text:style-name="L2">
              <text:list-header>
                <text:p text:style-name="P4">Tanımlama x Bildirim</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3"><text:span text:style-name="T4">Tanımlama </text:span></text:p>
              </text:list-item>
            </text:list>
            <text:list text:style-name="L4">
              <text:list-item>
                <text:list>
                  <text:list-item>
                    <text:p text:style-name="P11"><text:span text:style-name="T4">Değişken oluşturulur ve bellek tahsis edilir</text:span></text:p>
                  </text:list-item>
                </text:list>
              </text:list-item>
            </text:list>
            <text:list text:style-name="L3">
              <text:list-item>
                <text:p text:style-name="P3"><text:span text:style-name="T4">Bildirim </text:span></text:p>
              </text:list-item>
            </text:list>
            <text:list text:style-name="L4">
              <text:list-item>
                <text:list>
                  <text:list-item>
                    <text:p text:style-name="P11"><text:span text:style-name="T4">Işlev prototipine benzer, </text:span></text:p>
                  </text:list-item>
                  <text:list-item>
                    <text:p text:style-name="P11"><text:span text:style-name="T4">Değişkenin doğasını açıklar, bellek tahsisi yok</text:span></text:p>
                    <text:p text:style-name="P11"><text:span text:style-name="T4"/></text:p>
                  </text:list-item>
                </text:list>
              </text:list-item>
            </text:list>
            <text:list text:style-name="L3">
              <text:list-item>
                <text:p text:style-name="P3"><text:span text:style-name="T4">Global değişkenler</text:span></text:p>
              </text:list-item>
            </text:list>
            <text:list text:style-name="L4">
              <text:list-item>
                <text:list>
                  <text:list-item>
                    <text:p text:style-name="P11"><text:span text:style-name="T4">Bir kere tanımla (yani., “</text:span><text:span text:style-name="T9">int stack[100]</text:span><text:span text:style-name="T4">”)</text:span></text:p>
                  </text:list-item>
                  <text:list-item>
                    <text:p text:style-name="P11"><text:span text:style-name="T4">Ihtiyaç durumunda bildir (yani, “</text:span><text:span text:style-name="T9">extern int stack[]</text:span><text:span text:style-name="T4">”)</text:span></text:p>
                    <text:list>
                      <text:list-item>
                        <text:p text:style-name="P11"><text:span text:style-name="T4">Işlevin tanımın ardından gelmediğinde gerekir</text:span></text:p>
                      </text:list-item>
                      <text:list-item>
                        <text:p text:style-name="P11"><text:span text:style-name="T4">Gelenek: globalleri dosyanın başında tanımla</text:span></text:p>
                      </text:list-item>
                    </text:list>
                  </text:list-item>
                </text:list>
              </text:list-item>
            </text:list>
          </draw:text-box>
        </draw:frame>
        <presentation:notes draw:style-name="dp2">
          <draw:page-thumbnail draw:style-name="gr1" draw:layer="layout" svg:width="13.428cm" svg:height="10.072cm" svg:x="3.545cm" svg:y="1.967cm" draw:page-number="4" presentation:class="page"/>
          <draw:frame presentation:style-name="pr6" draw:layer="layout" svg:width="14.75cm" svg:height="11.798cm" svg:x="2.752cm" svg:y="12.775cm" presentation:class="notes" presentation:placeholder="true">
            <draw:text-box/>
          </draw:frame>
        </presentation:notes>
      </draw:page>
      <draw:page draw:name="Local Variables and Parameters" draw:style-name="dp1" draw:master-page-name="Varsayılan" presentation:presentation-page-layout-name="AL2T1">
        <office:forms form:automatic-focus="false" form:apply-design-mode="false"/>
        <draw:frame presentation:style-name="pr4" draw:text-style-name="P2" draw:layer="layout" svg:width="23.706cm" svg:height="1.906cm" svg:x="0.847cm" svg:y="1.057cm" presentation:class="title" presentation:user-transformed="true">
          <draw:text-box>
            <text:list text:style-name="L2">
              <text:list-header>
                <text:p text:style-name="P4">Yerel Değişkenler ve Parametreler</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12">İşlevler <text:span text:style-name="T10">yerel</text:span><text:span text:style-name="T11"> değişkenleri tanımlayabilir</text:span></text:p>
              </text:list-item>
            </text:list>
            <text:list text:style-name="L4">
              <text:list-item>
                <text:list>
                  <text:list-item>
                    <text:p text:style-name="P13">İşleve girerken oluşturulur</text:p>
                  </text:list-item>
                  <text:list-item>
                    <text:p text:style-name="P13">Terkedilirken öldürülür ve ardı ardına çağrılarda değer korunmaz</text:p>
                    <text:list>
                      <text:list-item>
                        <text:p>İstisna: `static` saklama sınıfı (K&amp;R, bölüm 4)</text:p>
                        <text:p/>
                      </text:list-item>
                    </text:list>
                  </text:list-item>
                </text:list>
              </text:list-item>
            </text:list>
            <text:list text:style-name="L3">
              <text:list-item>
                <text:p text:style-name="P12">İşlev <text:span text:style-name="T10">parametreleri</text:span><text:span text:style-name="T11"> yerel değişkenlerin ilklenmesine benzer</text:span></text:p>
              </text:list-item>
            </text:list>
            <text:list text:style-name="L4">
              <text:list-item>
                <text:list>
                  <text:list-item>
                    <text:p text:style-name="P13">Değerler, “yerel değişkenlere” kopyalanır</text:p>
                  </text:list-item>
                  <text:list-item>
                    <text:p text:style-name="P13">C değerle aktarımlıdır (referansla aktarımda göstericileri kullanmak zorundasınız)</text:p>
                  </text:list-item>
                </text:list>
              </text:list-item>
            </text:list>
          </draw:text-box>
        </draw:frame>
        <presentation:notes draw:style-name="dp2">
          <draw:page-thumbnail draw:style-name="gr1" draw:layer="layout" svg:width="13.428cm" svg:height="10.072cm" svg:x="3.545cm" svg:y="1.967cm" draw:page-number="5" presentation:class="page"/>
          <draw:frame presentation:style-name="pr6" draw:layer="layout" svg:width="14.75cm" svg:height="11.798cm" svg:x="2.752cm" svg:y="12.775cm" presentation:class="notes" presentation:placeholder="true">
            <draw:text-box/>
          </draw:frame>
        </presentation:notes>
      </draw:page>
      <draw:page draw:name="Local Variables &amp; Parameters" draw:style-name="dp1" draw:master-page-name="Varsayılan" presentation:presentation-page-layout-name="AL2T1">
        <office:forms form:automatic-focus="false" form:apply-design-mode="false"/>
        <draw:frame presentation:style-name="pr8" draw:text-style-name="P2" draw:layer="layout" svg:width="17.55cm" svg:height="13.114cm" svg:x="1.5cm" svg:y="3.386cm" presentation:class="outline" presentation:user-transformed="true">
          <draw:text-box>
            <text:list text:style-name="L3">
              <text:list-item>
                <text:p text:style-name="P14"><text:span text:style-name="T12">Işlev parametreleri ve yerel tanımlar, dış kabuktaki tanımlar “gölgeler”/”gizler” (gcc -Wshadow)</text:span></text:p>
                <text:p text:style-name="P14"><text:span text:style-name="T12"/></text:p>
              </text:list-item>
            </text:list>
            <text:list text:style-name="L6">
              <text:list-item>
                <text:list>
                  <text:list-item>
                    <text:list>
                      <text:list-header>
                        <text:p text:style-name="P15"><text:span text:style-name="T13">int </text:span><text:span text:style-name="T14">x</text:span><text:span text:style-name="T13">, </text:span><text:span text:style-name="T15">y</text:span><text:span text:style-name="T13">;</text:span></text:p>
                        <text:p text:style-name="P15"><text:span text:style-name="T13"/></text:p>
                        <text:p text:style-name="P15"><text:span text:style-name="T13">. . .</text:span></text:p>
                        <text:p text:style-name="P15"><text:span text:style-name="T13"/></text:p>
                        <text:p text:style-name="P15"><text:span text:style-name="T13">void f(int </text:span><text:span text:style-name="T16">x</text:span><text:span text:style-name="T13">, int </text:span><text:span text:style-name="T17">a</text:span><text:span text:style-name="T13">) {</text:span></text:p>
                        <text:p text:style-name="P15"><text:span text:style-name="T13"><text:s text:c="4"/></text:span><text:span text:style-name="T13">int b;</text:span></text:p>
                        <text:p text:style-name="P15"><text:span text:style-name="T13"><text:s text:c="4"/></text:span><text:span text:style-name="T13">. . . </text:span></text:p>
                        <text:p text:style-name="P15"><text:span text:style-name="T13"><text:s text:c="4"/></text:span><text:span text:style-name="T15">y</text:span><text:span text:style-name="T13"> = </text:span><text:span text:style-name="T16">x</text:span><text:span text:style-name="T13"> + </text:span><text:span text:style-name="T17">a</text:span><text:span text:style-name="T13"> * b;</text:span></text:p>
                        <text:p text:style-name="P15"><text:span text:style-name="T13"><text:s text:c="4"/></text:span><text:span text:style-name="T13">if (. . .) {</text:span></text:p>
                        <text:p text:style-name="P15"><text:span text:style-name="T13"><text:s text:c="8"/></text:span><text:span text:style-name="T13">int </text:span><text:span text:style-name="T18">a</text:span><text:span text:style-name="T13">;</text:span></text:p>
                        <text:p text:style-name="P15"><text:span text:style-name="T13"><text:s text:c="8"/></text:span><text:span text:style-name="T13">. . .</text:span></text:p>
                        <text:p text:style-name="P15"><text:span text:style-name="T13"><text:s text:c="8"/></text:span><text:span text:style-name="T15">y</text:span><text:span text:style-name="T13"> = </text:span><text:span text:style-name="T16">x</text:span><text:span text:style-name="T13"> + </text:span><text:span text:style-name="T18">a</text:span><text:span text:style-name="T13"> * b;</text:span></text:p>
                        <text:p text:style-name="P15"><text:span text:style-name="T13"><text:s text:c="4"/></text:span><text:span text:style-name="T13">}</text:span></text:p>
                        <text:p text:style-name="P16"><text:span text:style-name="T13">}</text:span></text:p>
                      </text:list-header>
                    </text:list>
                  </text:list-item>
                </text:list>
              </text:list-item>
            </text:list>
          </draw:text-box>
        </draw:frame>
        <draw:g draw:id="id1">
          <draw:line draw:style-name="gr3" draw:text-style-name="P10" draw:layer="layout" svg:x1="19.645cm" svg:y1="8.678cm" svg:x2="7.368cm" svg:y2="10.795cm">
            <text:p/>
          </draw:line>
          <draw:line draw:style-name="gr4" draw:text-style-name="P10" draw:layer="layout" svg:x1="19.646cm" svg:y1="8.677cm" svg:x2="5.464cm" svg:y2="6.772cm">
            <text:p/>
          </draw:line>
          <draw:custom-shape draw:style-name="gr5" draw:text-style-name="P2" draw:layer="layout" svg:width="2.974cm" svg:height="1.277cm" svg:x="20.191cm" svg:y="8.043cm">
            <text:list text:style-name="L7">
              <text:list-header>
                <text:p text:style-name="P4">farklı x</text:p>
              </text:list-header>
            </text:list>
            <draw:enhanced-geometry svg:viewBox="0 0 21600 21600" draw:type="mso-spt202" draw:enhanced-path="M 0 0 L 21600 0 21600 21600 0 21600 0 0 Z N"/>
          </draw:custom-shape>
        </draw:g>
        <draw:g draw:id="id2">
          <draw:line draw:style-name="gr6" draw:text-style-name="P10" draw:layer="layout" svg:x1="19.473cm" svg:y1="11.641cm" svg:x2="6.773cm" svg:y2="6.773cm">
            <text:p/>
          </draw:line>
          <draw:line draw:style-name="gr6" draw:text-style-name="P10" draw:layer="layout" svg:x1="19.472cm" svg:y1="11.641cm" svg:x2="7.195cm" svg:y2="13.335cm">
            <text:p/>
          </draw:line>
          <draw:custom-shape draw:style-name="gr5" draw:text-style-name="P2" draw:layer="layout" svg:width="2.614cm" svg:height="1.277cm" svg:x="19.822cm" svg:y="11.006cm">
            <text:list text:style-name="L7">
              <text:list-header>
                <text:p text:style-name="P4">aynı y</text:p>
              </text:list-header>
            </text:list>
            <draw:enhanced-geometry svg:viewBox="0 0 21600 21600" draw:type="mso-spt202" draw:enhanced-path="M 0 0 L 21600 0 21600 21600 0 21600 0 0 Z N"/>
          </draw:custom-shape>
        </draw:g>
        <draw:g draw:id="id3">
          <draw:line draw:style-name="gr7" draw:text-style-name="P10" draw:layer="layout" svg:x1="19.269cm" svg:y1="15.239cm" svg:x2="8.474cm" svg:y2="10.582cm">
            <text:p/>
          </draw:line>
          <draw:line draw:style-name="gr8" draw:text-style-name="P10" draw:layer="layout" svg:x1="19.27cm" svg:y1="15.239cm" svg:x2="9.956cm" svg:y2="13.334cm">
            <text:p/>
          </draw:line>
          <draw:custom-shape draw:style-name="gr5" draw:text-style-name="P2" draw:layer="layout" svg:width="2.928cm" svg:height="1.277cm" svg:x="19.814cm" svg:y="14.605cm">
            <text:list text:style-name="L7">
              <text:list-header>
                <text:p text:style-name="P4">farklı a</text:p>
              </text:list-header>
            </text:list>
            <draw:enhanced-geometry svg:viewBox="0 0 21600 21600" draw:type="mso-spt202" draw:enhanced-path="M 0 0 L 21600 0 21600 21600 0 21600 0 0 Z N"/>
          </draw:custom-shape>
        </draw:g>
        <draw:frame presentation:style-name="pr4" draw:text-style-name="P2" draw:layer="layout" svg:width="23.706cm" svg:height="1.906cm" svg:x="0.847cm" svg:y="1.057cm" presentation:class="title" presentation:user-transformed="true">
          <draw:text-box>
            <text:list text:style-name="L2">
              <text:list-header>
                <text:p text:style-name="P4">Yerel Değişkenler ve Parametreler</text:p>
              </text:list-header>
            </text:list>
          </draw:text-box>
        </draw:frame>
        <draw:frame draw:style-name="gr9" draw:text-style-name="P17" draw:layer="layout" svg:width="19.5cm" svg:height="1.098cm" svg:x="1.5cm" svg:y="17cm">
          <draw:text-box>
            <text:p><text:span text:style-name="T19">Wshadow warns on function prototypes vs. global vars - GCC</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1"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2"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3" smil:attributeName="visibility" smil:to="hidden"/>
                </anim:par>
              </anim:par>
            </anim:par>
          </anim:seq>
        </anim:par>
        <presentation:notes draw:style-name="dp2">
          <draw:page-thumbnail draw:style-name="gr1" draw:layer="layout" svg:width="13.428cm" svg:height="10.072cm" svg:x="3.545cm" svg:y="1.967cm" draw:page-number="6" presentation:class="page"/>
          <draw:frame presentation:style-name="pr9" draw:text-style-name="P2" draw:layer="layout" svg:width="14.75cm" svg:height="11.797cm" svg:x="2.752cm" svg:y="12.775cm" presentation:class="notes" presentation:user-transformed="true">
            <draw:text-box>
              <text:list text:style-name="L7">
                <text:list-header>
                  <text:p text:style-name="P18"><text:span text:style-name="T4">-Wshadow: to warn when one variable is shadowing another variable</text:span></text:p>
                </text:list-header>
              </text:list>
            </draw:text-box>
          </draw:frame>
        </presentation:notes>
      </draw:page>
      <draw:page draw:name="page7" draw:style-name="dp1" draw:master-page-name="Varsayılan" presentation:presentation-page-layout-name="AL2T1">
        <office:forms form:automatic-focus="false" form:apply-design-mode="false"/>
        <draw:frame presentation:style-name="pr10" draw:text-style-name="P2" draw:layer="layout" svg:width="22.437cm" svg:height="11.43cm" svg:x="1.269cm" svg:y="3.387cm" presentation:class="outline" presentation:user-transformed="true">
          <draw:text-box>
            <text:list text:style-name="L3">
              <text:list-item>
                <text:p text:style-name="P3"><text:span text:style-name="T4">Aynı erimde iki farklı bildirime izin verilmez</text:span></text:p>
              </text:list-item>
            </text:list>
            <text:list text:style-name="L8">
              <text:list-header>
                <text:p text:style-name="P19"><text:span text:style-name="T9"/></text:p>
              </text:list-header>
            </text:list>
            <text:list text:style-name="L6">
              <text:list-item>
                <text:list>
                  <text:list-item>
                    <text:list>
                      <text:list-header>
                        <text:p text:style-name="P8"><text:span text:style-name="T8">void f(int x) {</text:span></text:p>
                        <text:p text:style-name="P8"><text:span text:style-name="T8"><text:s text:c="4"/></text:span><text:span text:style-name="T8">int x; <text:s text:c="13"/>hata</text:span><text:span text:style-name="T20">!</text:span></text:p>
                        <text:p text:style-name="P8"><text:span text:style-name="T8"><text:s text:c="4"/></text:span><text:span text:style-name="T8">. . . </text:span></text:p>
                        <text:p text:style-name="P8"><text:span text:style-name="T8">}</text:span></text:p>
                      </text:list-header>
                    </text:list>
                  </text:list-item>
                </text:list>
              </text:list-item>
            </text:list>
          </draw:text-box>
        </draw:frame>
        <draw:line draw:style-name="gr10" draw:text-style-name="P10" draw:layer="layout" svg:x1="13.334cm" svg:y1="7.408cm" svg:x2="9.101cm" svg:y2="7.408cm">
          <text:p/>
        </draw:line>
        <draw:frame presentation:style-name="pr4" draw:text-style-name="P2" draw:layer="layout" svg:width="23.706cm" svg:height="1.906cm" svg:x="0.847cm" svg:y="1.057cm" presentation:class="title" presentation:user-transformed="true">
          <draw:text-box>
            <text:list text:style-name="L2">
              <text:list-header>
                <text:p text:style-name="P4">Yerel Değişkenler ve Parametreler</text:p>
              </text:list-header>
            </text:list>
          </draw:text-box>
        </draw:frame>
        <presentation:notes draw:style-name="dp2">
          <draw:page-thumbnail draw:style-name="gr1" draw:layer="layout" svg:width="13.428cm" svg:height="10.072cm" svg:x="3.545cm" svg:y="1.967cm" draw:page-number="7" presentation:class="page"/>
          <draw:frame presentation:style-name="pr6" draw:layer="layout" svg:width="14.75cm" svg:height="11.798cm" svg:x="2.752cm" svg:y="12.775cm" presentation:class="notes" presentation:placeholder="true">
            <draw:text-box/>
          </draw:frame>
        </presentation:notes>
      </draw:page>
      <draw:page draw:name="Scope Example" draw:style-name="dp1" draw:master-page-name="Varsayılan" presentation:presentation-page-layout-name="AL3T3">
        <office:forms form:automatic-focus="false" form:apply-design-mode="false"/>
        <draw:frame presentation:style-name="pr4" draw:text-style-name="P2" draw:layer="layout" svg:width="23.706cm" svg:height="1.906cm" svg:x="0.847cm" svg:y="1.057cm" presentation:class="title" presentation:user-transformed="true">
          <draw:text-box>
            <text:list text:style-name="L2">
              <text:list-header>
                <text:p text:style-name="P4">Erim Örneği</text:p>
              </text:list-header>
            </text:list>
          </draw:text-box>
        </draw:frame>
        <draw:frame presentation:style-name="pr11" draw:text-style-name="P2" draw:layer="layout" svg:width="19.896cm" svg:height="14.816cm" svg:x="1.482cm" svg:y="3.387cm" presentation:class="outline" presentation:user-transformed="true">
          <draw:text-box>
            <text:list text:style-name="L6">
              <text:list-item>
                <text:list>
                  <text:list-item>
                    <text:list>
                      <text:list-header>
                        <text:p text:style-name="P20"><text:span text:style-name="T21">int a, b;</text:span></text:p>
                        <text:p text:style-name="P20"><text:span text:style-name="T21"/></text:p>
                        <text:p text:style-name="P20"><text:span text:style-name="T21">void f(int a) {</text:span></text:p>
                        <text:p text:style-name="P20"><text:span text:style-name="T21"><text:s text:c="4"/></text:span><text:span text:style-name="T21">a = 3;</text:span></text:p>
                        <text:p text:style-name="P20"><text:span text:style-name="T21"><text:s text:c="4"/></text:span><text:span text:style-name="T21">{</text:span></text:p>
                        <text:p text:style-name="P20"><text:span text:style-name="T21"><text:s text:c="8"/></text:span><text:span text:style-name="T21">int b = 4;</text:span></text:p>
                        <text:p text:style-name="P20"><text:span text:style-name="T21"><text:s text:c="8"/></text:span><text:span text:style-name="T22">printf(“a=%d, b=%d\n”, a, b);</text:span></text:p>
                        <text:p text:style-name="P20"><text:span text:style-name="T21"><text:s text:c="4"/></text:span><text:span text:style-name="T21">}</text:span></text:p>
                        <text:p text:style-name="P20"><text:span text:style-name="T21"><text:s text:c="4"/></text:span><text:span text:style-name="T23">printf(“a=%d, b=%d\n”, a, b);</text:span></text:p>
                        <text:p text:style-name="P20"><text:span text:style-name="T21"><text:s text:c="4"/></text:span><text:span text:style-name="T21">b = 5;</text:span></text:p>
                        <text:p text:style-name="P20"><text:span text:style-name="T21">}</text:span></text:p>
                        <text:p text:style-name="P20"><text:span text:style-name="T21"/></text:p>
                        <text:p text:style-name="P20"><text:span text:style-name="T21"/></text:p>
                        <text:p text:style-name="P20"><text:span text:style-name="T21">int main (void) {</text:span></text:p>
                        <text:p text:style-name="P20"><text:span text:style-name="T21"><text:s text:c="4"/></text:span><text:span text:style-name="T21">a = 1; b = 2;</text:span></text:p>
                        <text:p text:style-name="P20"><text:span text:style-name="T21"><text:s text:c="4"/></text:span><text:span text:style-name="T21">f(a);</text:span></text:p>
                        <text:p text:style-name="P20"><text:span text:style-name="T21"><text:s text:c="4"/></text:span><text:span text:style-name="T24">printf(“a=%d, b=%d\n”, a, b);</text:span></text:p>
                        <text:p text:style-name="P20"><text:span text:style-name="T21"><text:s text:c="4"/></text:span><text:span text:style-name="T21">return 0;</text:span></text:p>
                        <text:p text:style-name="P20"><text:span text:style-name="T21">}</text:span></text:p>
                      </text:list-header>
                    </text:list>
                  </text:list-item>
                </text:list>
              </text:list-item>
            </text:list>
          </draw:text-box>
        </draw:frame>
        <presentation:notes draw:style-name="dp2">
          <draw:page-thumbnail draw:style-name="gr1" draw:layer="layout" svg:width="13.428cm" svg:height="10.072cm" svg:x="3.545cm" svg:y="1.967cm" draw:page-number="8" presentation:class="page"/>
          <draw:frame presentation:style-name="pr9" draw:text-style-name="P2" draw:layer="layout" svg:width="14.75cm" svg:height="11.797cm" svg:x="2.752cm" svg:y="12.775cm" presentation:class="notes" presentation:user-transformed="true">
            <draw:text-box>
              <text:list text:style-name="L7">
                <text:list-header>
                  <text:p text:style-name="P18">What does this print?</text:p>
                  <text:p text:style-name="P18"><text:s text:c="2"/>a = 3, b = 4</text:p>
                  <text:p text:style-name="P18"><text:s text:c="2"/>a = 3, b = 2</text:p>
                  <text:p text:style-name="P18"><text:s text:c="2"/>a = 1, b = 5</text:p>
                </text:list-header>
              </text:list>
            </draw:text-box>
          </draw:frame>
        </presentation:notes>
      </draw:page>
      <draw:page draw:name="Scope: Another Example" draw:style-name="dp1" draw:master-page-name="Varsayılan" presentation:presentation-page-layout-name="AL4T19">
        <office:forms form:automatic-focus="false" form:apply-design-mode="false"/>
        <draw:frame presentation:style-name="pr4" draw:text-style-name="P2" draw:layer="layout" svg:width="23.706cm" svg:height="1.906cm" svg:x="0.847cm" svg:y="1.057cm" presentation:class="title" presentation:user-transformed="true">
          <draw:text-box>
            <text:list text:style-name="L2">
              <text:list-header>
                <text:p text:style-name="P4">Erim: diğer örnek</text:p>
              </text:list-header>
            </text:list>
          </draw:text-box>
        </draw:frame>
        <draw:custom-shape draw:style-name="gr11" draw:text-style-name="P2" draw:layer="layout" svg:width="8.467cm" svg:height="9.948cm" svg:x="1.693cm" svg:y="7.62cm">
          <text:list text:style-name="L7">
            <text:list-header>
              <text:p text:style-name="P21"><text:span text:style-name="T25">#include “interface.h”</text:span></text:p>
              <text:p text:style-name="P21"><text:span text:style-name="T25"/></text:p>
              <text:p text:style-name="P21"><text:span text:style-name="T25">int A;</text:span></text:p>
              <text:p text:style-name="P21"><text:span text:style-name="T25">int B;</text:span></text:p>
              <text:p text:style-name="P21"><text:span text:style-name="T25"/></text:p>
              <text:p text:style-name="P21"><text:span text:style-name="T25">void f(int C) {</text:span></text:p>
              <text:p text:style-name="P21"><text:span text:style-name="T25"><text:s text:c="2"/></text:span><text:span text:style-name="T25">int D;</text:span></text:p>
              <text:p text:style-name="P21"><text:span text:style-name="T25"><text:s text:c="2"/></text:span><text:span text:style-name="T25">if (...) {</text:span></text:p>
              <text:p text:style-name="P21"><text:span text:style-name="T25"><text:s text:c="5"/></text:span><text:span text:style-name="T25">int E;</text:span></text:p>
              <text:p text:style-name="P21"><text:span text:style-name="T25"><text:s text:c="5"/></text:span><text:span text:style-name="T25">...</text:span></text:p>
              <text:p text:style-name="P21"><text:span text:style-name="T25"><text:s text:c="2"/></text:span><text:span text:style-name="T25">}</text:span></text:p>
              <text:p text:style-name="P21"><text:span text:style-name="T25">}</text:span></text:p>
              <text:p text:style-name="P21"><text:span text:style-name="T25"/></text:p>
              <text:p text:style-name="P21"><text:span text:style-name="T25">void g(...) {</text:span></text:p>
              <text:p text:style-name="P21"><text:span text:style-name="T25"><text:s text:c="3"/></text:span><text:span text:style-name="T25">int H;</text:span></text:p>
              <text:p text:style-name="P21"><text:span text:style-name="T25"><text:s text:c="2"/></text:span><text:span text:style-name="T25">...</text:span></text:p>
              <text:p text:style-name="P21"><text:span text:style-name="T25">}</text:span></text:p>
            </text:list-header>
          </text:list>
          <draw:enhanced-geometry svg:viewBox="0 0 21600 21600" draw:type="rectangle" draw:enhanced-path="M 0 0 L 21600 0 21600 21600 0 21600 0 0 Z N"/>
        </draw:custom-shape>
        <draw:custom-shape draw:style-name="gr11" draw:text-style-name="P2" draw:layer="layout" svg:width="8.466cm" svg:height="9.948cm" svg:x="12.277cm" svg:y="7.62cm">
          <text:list text:style-name="L7">
            <text:list-header>
              <text:p text:style-name="P21"><text:span text:style-name="T25">#include “interface.h”</text:span></text:p>
              <text:p text:style-name="P21"><text:span text:style-name="T25"/></text:p>
              <text:p text:style-name="P21"><text:span text:style-name="T25"/></text:p>
              <text:p text:style-name="P21"><text:span text:style-name="T25">int J;</text:span></text:p>
              <text:p text:style-name="P21"><text:span text:style-name="T25"/></text:p>
              <text:p text:style-name="P21"><text:span text:style-name="T25">void m(...) {</text:span></text:p>
              <text:p text:style-name="P21"><text:span text:style-name="T25"><text:s text:c="2"/></text:span><text:span text:style-name="T25">int K;</text:span></text:p>
              <text:p text:style-name="P21"><text:span text:style-name="T25"><text:s text:c="2"/></text:span><text:span text:style-name="T25">...</text:span></text:p>
              <text:p text:style-name="P21"><text:span text:style-name="T25">}</text:span></text:p>
              <text:p text:style-name="P21"><text:span text:style-name="T25"/></text:p>
              <text:p text:style-name="P21"><text:span text:style-name="T25">void g(...) {</text:span></text:p>
              <text:p text:style-name="P21"><text:span text:style-name="T25"><text:s text:c="3"/></text:span><text:span text:style-name="T25">int H;</text:span></text:p>
              <text:p text:style-name="P21"><text:span text:style-name="T25"><text:s text:c="2"/></text:span><text:span text:style-name="T25">...</text:span></text:p>
              <text:p text:style-name="P21"><text:span text:style-name="T25">}</text:span></text:p>
            </text:list-header>
          </text:list>
          <draw:enhanced-geometry svg:viewBox="0 0 21600 21600" draw:type="rectangle" draw:enhanced-path="M 0 0 L 21600 0 21600 21600 0 21600 0 0 Z N"/>
        </draw:custom-shape>
        <draw:custom-shape draw:style-name="gr11" draw:text-style-name="P2" draw:layer="layout" svg:width="8.466cm" svg:height="2.54cm" svg:x="7.197cm" svg:y="4.022cm">
          <text:list text:style-name="L7">
            <text:list-header>
              <text:p text:style-name="P21"><text:span text:style-name="T25">extern int A;</text:span></text:p>
              <text:p text:style-name="P21"><text:span text:style-name="T25"/></text:p>
              <text:p text:style-name="P21"><text:span text:style-name="T25">void f(int C);</text:span></text:p>
              <text:p text:style-name="P21"><text:span text:style-name="T26"/></text:p>
              <text:p text:style-name="P21"><text:span text:style-name="T26"/></text:p>
            </text:list-header>
          </text:list>
          <draw:enhanced-geometry svg:viewBox="0 0 21600 21600" draw:type="rectangle" draw:enhanced-path="M 0 0 L 21600 0 21600 21600 0 21600 0 0 Z N"/>
        </draw:custom-shape>
        <draw:custom-shape draw:style-name="gr5" draw:text-style-name="P2" draw:layer="layout" svg:width="3.423cm" svg:height="1.023cm" svg:x="1.49cm" svg:y="6.773cm">
          <text:list text:style-name="L7">
            <text:list-header>
              <text:p text:style-name="P22"><text:span text:style-name="T27">module1.c</text:span></text:p>
            </text:list-header>
          </text:list>
          <draw:enhanced-geometry svg:viewBox="0 0 21600 21600" draw:type="mso-spt202" draw:enhanced-path="M 0 0 L 21600 0 21600 21600 0 21600 0 0 Z N"/>
        </draw:custom-shape>
        <draw:custom-shape draw:style-name="gr5" draw:text-style-name="P2" draw:layer="layout" svg:width="3.423cm" svg:height="1.023cm" svg:x="12.073cm" svg:y="6.773cm">
          <text:list text:style-name="L7">
            <text:list-header>
              <text:p text:style-name="P22"><text:span text:style-name="T27">module2.c</text:span></text:p>
            </text:list-header>
          </text:list>
          <draw:enhanced-geometry svg:viewBox="0 0 21600 21600" draw:type="mso-spt202" draw:enhanced-path="M 0 0 L 21600 0 21600 21600 0 21600 0 0 Z N"/>
        </draw:custom-shape>
        <draw:custom-shape draw:style-name="gr5" draw:text-style-name="P2" draw:layer="layout" svg:width="3.461cm" svg:height="1.023cm" svg:x="6.992cm" svg:y="3.175cm">
          <text:list text:style-name="L7">
            <text:list-header>
              <text:p text:style-name="P22"><text:span text:style-name="T27">interface.h</text:span></text:p>
            </text:list-header>
          </text:list>
          <draw:enhanced-geometry svg:viewBox="0 0 21600 21600" draw:type="mso-spt202" draw:enhanced-path="M 0 0 L 21600 0 21600 21600 0 21600 0 0 Z N"/>
        </draw:custom-shape>
        <presentation:notes draw:style-name="dp2">
          <draw:page-thumbnail draw:style-name="gr1" draw:layer="layout" svg:width="13.428cm" svg:height="10.072cm" svg:x="3.545cm" svg:y="1.967cm" draw:page-number="9" presentation:class="page"/>
          <draw:frame presentation:style-name="pr6" draw:layer="layout" svg:width="14.75cm" svg:height="11.798cm" svg:x="2.752cm" svg:y="12.775cm" presentation:class="notes" presentation:placeholder="true">
            <draw:text-box/>
          </draw:frame>
        </presentation:notes>
      </draw:page>
      <draw:page draw:name="Scope:   A" draw:style-name="dp1" draw:master-page-name="Varsayılan" presentation:presentation-page-layout-name="AL2T1">
        <office:forms form:automatic-focus="false" form:apply-design-mode="false"/>
        <draw:custom-shape draw:style-name="gr12" draw:text-style-name="P2" draw:layer="layout" svg:width="0.846cm" svg:height="0.846cm" svg:x="11.007cm" svg:y="4.022cm">
          <text:p/>
          <draw:enhanced-geometry svg:viewBox="0 0 21600 21600" draw:type="rectangle" draw:enhanced-path="M 0 0 L 21600 0 21600 21600 0 21600 0 0 Z N"/>
        </draw:custom-shape>
        <draw:custom-shape draw:style-name="gr13" draw:text-style-name="P2" draw:layer="layout" svg:width="8.466cm" svg:height="1.694cm" svg:x="7.197cm" svg:y="4.868cm">
          <text:p/>
          <draw:enhanced-geometry svg:viewBox="0 0 21600 21600" draw:type="rectangle" draw:enhanced-path="M 0 0 L 21600 0 21600 21600 0 21600 0 0 Z N"/>
        </draw:custom-shape>
        <draw:custom-shape draw:style-name="gr13" draw:text-style-name="P2" draw:layer="layout" svg:width="8.467cm" svg:height="9.101cm" svg:x="1.693cm" svg:y="8.467cm">
          <text:p/>
          <draw:enhanced-geometry svg:viewBox="0 0 21600 21600" draw:type="rectangle" draw:enhanced-path="M 0 0 L 21600 0 21600 21600 0 21600 0 0 Z N"/>
        </draw:custom-shape>
        <draw:custom-shape draw:style-name="gr13" draw:text-style-name="P2" draw:layer="layout" svg:width="8.466cm" svg:height="9.101cm" svg:x="12.277cm" svg:y="8.467cm">
          <text:p/>
          <draw:enhanced-geometry svg:viewBox="0 0 21600 21600" draw:type="rectangle" draw:enhanced-path="M 0 0 L 21600 0 21600 21600 0 21600 0 0 Z N"/>
        </draw:custom-shape>
        <draw:frame presentation:style-name="pr4" draw:text-style-name="P2" draw:layer="layout" svg:width="23.707cm" svg:height="1.954cm" svg:x="0.634cm" svg:y="1.033cm" presentation:class="title" presentation:user-transformed="true">
          <draw:text-box>
            <text:list text:style-name="L2">
              <text:list-header>
                <text:p text:style-name="P4">Erim: <text:s/><text:span text:style-name="T3"><text:s/></text:span><text:span text:style-name="T28">A</text:span></text:p>
              </text:list-header>
            </text:list>
          </draw:text-box>
        </draw:frame>
        <draw:custom-shape draw:style-name="gr11" draw:text-style-name="P2" draw:layer="layout" svg:width="8.467cm" svg:height="9.948cm" svg:x="1.693cm" svg:y="7.62cm">
          <text:list text:style-name="L7">
            <text:list-header>
              <text:p text:style-name="P21"><text:span text:style-name="T25">#include “interface.h”</text:span></text:p>
              <text:p text:style-name="P21"><text:span text:style-name="T25"/></text:p>
              <text:p text:style-name="P21"><text:span text:style-name="T25">int A;</text:span></text:p>
              <text:p text:style-name="P21"><text:span text:style-name="T25">int B;</text:span></text:p>
              <text:p text:style-name="P21"><text:span text:style-name="T25"/></text:p>
              <text:p text:style-name="P21"><text:span text:style-name="T25">void f(int C) {</text:span></text:p>
              <text:p text:style-name="P21"><text:span text:style-name="T25"><text:s text:c="2"/></text:span><text:span text:style-name="T25">int D;</text:span></text:p>
              <text:p text:style-name="P21"><text:span text:style-name="T25"><text:s text:c="2"/></text:span><text:span text:style-name="T25">if (...) {</text:span></text:p>
              <text:p text:style-name="P21"><text:span text:style-name="T25"><text:s text:c="5"/></text:span><text:span text:style-name="T25">int E;</text:span></text:p>
              <text:p text:style-name="P21"><text:span text:style-name="T25"><text:s text:c="5"/></text:span><text:span text:style-name="T25">...</text:span></text:p>
              <text:p text:style-name="P21"><text:span text:style-name="T25"><text:s text:c="2"/></text:span><text:span text:style-name="T25">}</text:span></text:p>
              <text:p text:style-name="P21"><text:span text:style-name="T25">}</text:span></text:p>
              <text:p text:style-name="P21"><text:span text:style-name="T25"/></text:p>
              <text:p text:style-name="P21"><text:span text:style-name="T25">void g(...) {</text:span></text:p>
              <text:p text:style-name="P21"><text:span text:style-name="T25"><text:s text:c="3"/></text:span><text:span text:style-name="T25">int H;</text:span></text:p>
              <text:p text:style-name="P21"><text:span text:style-name="T25"><text:s text:c="2"/></text:span><text:span text:style-name="T25">...</text:span></text:p>
              <text:p text:style-name="P21"><text:span text:style-name="T25">}</text:span></text:p>
            </text:list-header>
          </text:list>
          <draw:enhanced-geometry svg:viewBox="0 0 21600 21600" draw:type="rectangle" draw:enhanced-path="M 0 0 L 21600 0 21600 21600 0 21600 0 0 Z N"/>
        </draw:custom-shape>
        <draw:custom-shape draw:style-name="gr11" draw:text-style-name="P2" draw:layer="layout" svg:width="8.466cm" svg:height="9.948cm" svg:x="12.277cm" svg:y="7.62cm">
          <text:list text:style-name="L7">
            <text:list-header>
              <text:p text:style-name="P21"><text:span text:style-name="T25">#include “interface.h”</text:span></text:p>
              <text:p text:style-name="P21"><text:span text:style-name="T25"/></text:p>
              <text:p text:style-name="P21"><text:span text:style-name="T25"/></text:p>
              <text:p text:style-name="P21"><text:span text:style-name="T25">int J;</text:span></text:p>
              <text:p text:style-name="P21"><text:span text:style-name="T25"/></text:p>
              <text:p text:style-name="P21"><text:span text:style-name="T25">void m(...) {</text:span></text:p>
              <text:p text:style-name="P21"><text:span text:style-name="T25"><text:s text:c="2"/></text:span><text:span text:style-name="T25">int K;</text:span></text:p>
              <text:p text:style-name="P21"><text:span text:style-name="T25"><text:s text:c="2"/></text:span><text:span text:style-name="T25">...</text:span></text:p>
              <text:p text:style-name="P21"><text:span text:style-name="T25">}</text:span></text:p>
              <text:p text:style-name="P21"><text:span text:style-name="T25"/></text:p>
              <text:p text:style-name="P21"><text:span text:style-name="T25">void g(...) {</text:span></text:p>
              <text:p text:style-name="P21"><text:span text:style-name="T25"><text:s text:c="3"/></text:span><text:span text:style-name="T25">int H;</text:span></text:p>
              <text:p text:style-name="P21"><text:span text:style-name="T25"><text:s text:c="2"/></text:span><text:span text:style-name="T25">...</text:span></text:p>
              <text:p text:style-name="P21"><text:span text:style-name="T25">}</text:span></text:p>
            </text:list-header>
          </text:list>
          <draw:enhanced-geometry svg:viewBox="0 0 21600 21600" draw:type="rectangle" draw:enhanced-path="M 0 0 L 21600 0 21600 21600 0 21600 0 0 Z N"/>
        </draw:custom-shape>
        <draw:custom-shape draw:style-name="gr11" draw:text-style-name="P2" draw:layer="layout" svg:width="8.466cm" svg:height="2.54cm" svg:x="7.197cm" svg:y="4.022cm">
          <text:list text:style-name="L7">
            <text:list-header>
              <text:p text:style-name="P21"><text:span text:style-name="T25">extern int A;</text:span></text:p>
              <text:p text:style-name="P21"><text:span text:style-name="T25"/></text:p>
              <text:p text:style-name="P21"><text:span text:style-name="T25">void f(int C);</text:span></text:p>
              <text:p text:style-name="P21"><text:span text:style-name="T25"/></text:p>
              <text:p text:style-name="P21"><text:span text:style-name="T25"/></text:p>
            </text:list-header>
          </text:list>
          <draw:enhanced-geometry svg:viewBox="0 0 21600 21600" draw:type="rectangle" draw:enhanced-path="M 0 0 L 21600 0 21600 21600 0 21600 0 0 Z N"/>
        </draw:custom-shape>
        <draw:custom-shape draw:style-name="gr5" draw:text-style-name="P2" draw:layer="layout" svg:width="3.423cm" svg:height="1.023cm" svg:x="1.49cm" svg:y="6.773cm">
          <text:list text:style-name="L7">
            <text:list-header>
              <text:p text:style-name="P22"><text:span text:style-name="T27">module1.c</text:span></text:p>
            </text:list-header>
          </text:list>
          <draw:enhanced-geometry svg:viewBox="0 0 21600 21600" draw:type="mso-spt202" draw:enhanced-path="M 0 0 L 21600 0 21600 21600 0 21600 0 0 Z N"/>
        </draw:custom-shape>
        <draw:custom-shape draw:style-name="gr5" draw:text-style-name="P2" draw:layer="layout" svg:width="3.423cm" svg:height="1.023cm" svg:x="12.073cm" svg:y="6.773cm">
          <text:list text:style-name="L7">
            <text:list-header>
              <text:p text:style-name="P22"><text:span text:style-name="T27">module2.c</text:span></text:p>
            </text:list-header>
          </text:list>
          <draw:enhanced-geometry svg:viewBox="0 0 21600 21600" draw:type="mso-spt202" draw:enhanced-path="M 0 0 L 21600 0 21600 21600 0 21600 0 0 Z N"/>
        </draw:custom-shape>
        <draw:custom-shape draw:style-name="gr5" draw:text-style-name="P2" draw:layer="layout" svg:width="3.461cm" svg:height="1.023cm" svg:x="6.992cm" svg:y="3.175cm">
          <text:list text:style-name="L7">
            <text:list-header>
              <text:p text:style-name="P22"><text:span text:style-name="T27">interface.h</text:span></text:p>
            </text:list-header>
          </text:list>
          <draw:enhanced-geometry svg:viewBox="0 0 21600 21600" draw:type="mso-spt202" draw:enhanced-path="M 0 0 L 21600 0 21600 21600 0 21600 0 0 Z N"/>
        </draw:custom-shape>
        <presentation:notes draw:style-name="dp2">
          <draw:page-thumbnail draw:style-name="gr1" draw:layer="layout" svg:width="13.428cm" svg:height="10.072cm" svg:x="3.545cm" svg:y="1.967cm" draw:page-number="10" presentation:class="page"/>
          <draw:frame presentation:style-name="pr6" draw:layer="layout" svg:width="14.75cm" svg:height="11.798cm" svg:x="2.752cm" svg:y="12.775cm" presentation:class="notes" presentation:placeholder="true">
            <draw:text-box/>
          </draw:frame>
        </presentation:notes>
      </draw:page>
      <draw:page draw:name="Scope:   B" draw:style-name="dp1" draw:master-page-name="Varsayılan" presentation:presentation-page-layout-name="AL2T1">
        <office:forms form:automatic-focus="false" form:apply-design-mode="false"/>
        <draw:custom-shape draw:style-name="gr12" draw:text-style-name="P2" draw:layer="layout" svg:width="0.847cm" svg:height="0.847cm" svg:x="3.175cm" svg:y="9.313cm">
          <text:p/>
          <draw:enhanced-geometry svg:viewBox="0 0 21600 21600" draw:type="rectangle" draw:enhanced-path="M 0 0 L 21600 0 21600 21600 0 21600 0 0 Z N"/>
        </draw:custom-shape>
        <draw:custom-shape draw:style-name="gr13" draw:text-style-name="P2" draw:layer="layout" svg:width="8.467cm" svg:height="7.62cm" svg:x="1.693cm" svg:y="9.948cm">
          <text:p/>
          <draw:enhanced-geometry svg:viewBox="0 0 21600 21600" draw:type="rectangle" draw:enhanced-path="M 0 0 L 21600 0 21600 21600 0 21600 0 0 Z N"/>
        </draw:custom-shape>
        <draw:frame presentation:style-name="pr4" draw:text-style-name="P2" draw:layer="layout" svg:width="23.707cm" svg:height="1.954cm" svg:x="0.634cm" svg:y="1.033cm" presentation:class="title" presentation:user-transformed="true">
          <draw:text-box>
            <text:list text:style-name="L2">
              <text:list-header>
                <text:p text:style-name="P4">Erim: <text:s/><text:span text:style-name="T3"><text:s/></text:span><text:span text:style-name="T28">B</text:span></text:p>
              </text:list-header>
            </text:list>
          </draw:text-box>
        </draw:frame>
        <draw:custom-shape draw:style-name="gr11" draw:text-style-name="P2" draw:layer="layout" svg:width="8.467cm" svg:height="9.948cm" svg:x="1.693cm" svg:y="7.62cm">
          <text:list text:style-name="L7">
            <text:list-header>
              <text:p text:style-name="P21"><text:span text:style-name="T25">#include “interface.h”</text:span></text:p>
              <text:p text:style-name="P21"><text:span text:style-name="T25"/></text:p>
              <text:p text:style-name="P21"><text:span text:style-name="T25">int A;</text:span></text:p>
              <text:p text:style-name="P21"><text:span text:style-name="T25">int B;</text:span></text:p>
              <text:p text:style-name="P21"><text:span text:style-name="T25"/></text:p>
              <text:p text:style-name="P21"><text:span text:style-name="T25">void f(int C) {</text:span></text:p>
              <text:p text:style-name="P21"><text:span text:style-name="T25"><text:s text:c="2"/></text:span><text:span text:style-name="T25">int D;</text:span></text:p>
              <text:p text:style-name="P21"><text:span text:style-name="T25"><text:s text:c="2"/></text:span><text:span text:style-name="T25">if (...) {</text:span></text:p>
              <text:p text:style-name="P21"><text:span text:style-name="T25"><text:s text:c="5"/></text:span><text:span text:style-name="T25">int E;</text:span></text:p>
              <text:p text:style-name="P21"><text:span text:style-name="T25"><text:s text:c="5"/></text:span><text:span text:style-name="T25">...</text:span></text:p>
              <text:p text:style-name="P21"><text:span text:style-name="T25"><text:s text:c="2"/></text:span><text:span text:style-name="T25">}</text:span></text:p>
              <text:p text:style-name="P21"><text:span text:style-name="T25">}</text:span></text:p>
              <text:p text:style-name="P21"><text:span text:style-name="T25"/></text:p>
              <text:p text:style-name="P21"><text:span text:style-name="T25">void g(...) {</text:span></text:p>
              <text:p text:style-name="P21"><text:span text:style-name="T25"><text:s text:c="3"/></text:span><text:span text:style-name="T25">int H;</text:span></text:p>
              <text:p text:style-name="P21"><text:span text:style-name="T25"><text:s text:c="2"/></text:span><text:span text:style-name="T25">...</text:span></text:p>
              <text:p text:style-name="P21"><text:span text:style-name="T25">}</text:span></text:p>
            </text:list-header>
          </text:list>
          <draw:enhanced-geometry svg:viewBox="0 0 21600 21600" draw:type="rectangle" draw:enhanced-path="M 0 0 L 21600 0 21600 21600 0 21600 0 0 Z N"/>
        </draw:custom-shape>
        <draw:custom-shape draw:style-name="gr11" draw:text-style-name="P2" draw:layer="layout" svg:width="8.466cm" svg:height="9.948cm" svg:x="12.277cm" svg:y="7.62cm">
          <text:list text:style-name="L7">
            <text:list-header>
              <text:p text:style-name="P21"><text:span text:style-name="T25">#include “interface.h”</text:span></text:p>
              <text:p text:style-name="P21"><text:span text:style-name="T25"/></text:p>
              <text:p text:style-name="P21"><text:span text:style-name="T25"/></text:p>
              <text:p text:style-name="P21"><text:span text:style-name="T25">int J;</text:span></text:p>
              <text:p text:style-name="P21"><text:span text:style-name="T25"/></text:p>
              <text:p text:style-name="P21"><text:span text:style-name="T25">void m(...) {</text:span></text:p>
              <text:p text:style-name="P21"><text:span text:style-name="T25"><text:s text:c="2"/></text:span><text:span text:style-name="T25">int K;</text:span></text:p>
              <text:p text:style-name="P21"><text:span text:style-name="T25"><text:s text:c="2"/></text:span><text:span text:style-name="T25">...</text:span></text:p>
              <text:p text:style-name="P21"><text:span text:style-name="T25">}</text:span></text:p>
              <text:p text:style-name="P21"><text:span text:style-name="T25"/></text:p>
              <text:p text:style-name="P21"><text:span text:style-name="T25">void g(...) {</text:span></text:p>
              <text:p text:style-name="P21"><text:span text:style-name="T25"><text:s text:c="3"/></text:span><text:span text:style-name="T25">int H;</text:span></text:p>
              <text:p text:style-name="P21"><text:span text:style-name="T25"><text:s text:c="2"/></text:span><text:span text:style-name="T25">...</text:span></text:p>
              <text:p text:style-name="P21"><text:span text:style-name="T25">}</text:span></text:p>
            </text:list-header>
          </text:list>
          <draw:enhanced-geometry svg:viewBox="0 0 21600 21600" draw:type="rectangle" draw:enhanced-path="M 0 0 L 21600 0 21600 21600 0 21600 0 0 Z N"/>
        </draw:custom-shape>
        <draw:custom-shape draw:style-name="gr11" draw:text-style-name="P2" draw:layer="layout" svg:width="8.466cm" svg:height="2.54cm" svg:x="7.197cm" svg:y="4.022cm">
          <text:list text:style-name="L7">
            <text:list-header>
              <text:p text:style-name="P21"><text:span text:style-name="T25">extern int A;</text:span></text:p>
              <text:p text:style-name="P21"><text:span text:style-name="T25"/></text:p>
              <text:p text:style-name="P21"><text:span text:style-name="T25">void f(int C);</text:span></text:p>
              <text:p text:style-name="P21"><text:span text:style-name="T26"/></text:p>
              <text:p text:style-name="P21"><text:span text:style-name="T26"/></text:p>
            </text:list-header>
          </text:list>
          <draw:enhanced-geometry svg:viewBox="0 0 21600 21600" draw:type="rectangle" draw:enhanced-path="M 0 0 L 21600 0 21600 21600 0 21600 0 0 Z N"/>
        </draw:custom-shape>
        <draw:custom-shape draw:style-name="gr5" draw:text-style-name="P2" draw:layer="layout" svg:width="3.423cm" svg:height="1.023cm" svg:x="1.49cm" svg:y="6.773cm">
          <text:list text:style-name="L7">
            <text:list-header>
              <text:p text:style-name="P22"><text:span text:style-name="T27">module1.c</text:span></text:p>
            </text:list-header>
          </text:list>
          <draw:enhanced-geometry svg:viewBox="0 0 21600 21600" draw:type="mso-spt202" draw:enhanced-path="M 0 0 L 21600 0 21600 21600 0 21600 0 0 Z N"/>
        </draw:custom-shape>
        <draw:custom-shape draw:style-name="gr5" draw:text-style-name="P2" draw:layer="layout" svg:width="3.423cm" svg:height="1.023cm" svg:x="12.073cm" svg:y="6.773cm">
          <text:list text:style-name="L7">
            <text:list-header>
              <text:p text:style-name="P22"><text:span text:style-name="T27">module2.c</text:span></text:p>
            </text:list-header>
          </text:list>
          <draw:enhanced-geometry svg:viewBox="0 0 21600 21600" draw:type="mso-spt202" draw:enhanced-path="M 0 0 L 21600 0 21600 21600 0 21600 0 0 Z N"/>
        </draw:custom-shape>
        <draw:custom-shape draw:style-name="gr5" draw:text-style-name="P2" draw:layer="layout" svg:width="3.461cm" svg:height="1.023cm" svg:x="6.992cm" svg:y="3.175cm">
          <text:list text:style-name="L7">
            <text:list-header>
              <text:p text:style-name="P22"><text:span text:style-name="T27">interface.h</text:span></text:p>
            </text:list-header>
          </text:list>
          <draw:enhanced-geometry svg:viewBox="0 0 21600 21600" draw:type="mso-spt202" draw:enhanced-path="M 0 0 L 21600 0 21600 21600 0 21600 0 0 Z N"/>
        </draw:custom-shape>
        <presentation:notes draw:style-name="dp2">
          <draw:page-thumbnail draw:style-name="gr1" draw:layer="layout" svg:width="13.428cm" svg:height="10.072cm" svg:x="3.545cm" svg:y="1.967cm" draw:page-number="11" presentation:class="page"/>
          <draw:frame presentation:style-name="pr6" draw:layer="layout" svg:width="14.75cm" svg:height="11.798cm" svg:x="2.752cm" svg:y="12.775cm" presentation:class="notes" presentation:placeholder="true">
            <draw:text-box/>
          </draw:frame>
        </presentation:notes>
      </draw:page>
      <draw:page draw:name="Scope:   C" draw:style-name="dp1" draw:master-page-name="Varsayılan" presentation:presentation-page-layout-name="AL2T1">
        <office:forms form:automatic-focus="false" form:apply-design-mode="false"/>
        <draw:custom-shape draw:style-name="gr12" draw:text-style-name="P2" draw:layer="layout" svg:width="0.847cm" svg:height="0.846cm" svg:x="5.503cm" svg:y="10.372cm">
          <text:p/>
          <draw:enhanced-geometry svg:viewBox="0 0 21600 21600" draw:type="rectangle" draw:enhanced-path="M 0 0 L 21600 0 21600 21600 0 21600 0 0 Z N"/>
        </draw:custom-shape>
        <draw:custom-shape draw:style-name="gr13" draw:text-style-name="P2" draw:layer="layout" svg:width="8.467cm" svg:height="2.751cm" svg:x="1.693cm" svg:y="11.007cm">
          <text:p/>
          <draw:enhanced-geometry svg:viewBox="0 0 21600 21600" draw:type="rectangle" draw:enhanced-path="M 0 0 L 21600 0 21600 21600 0 21600 0 0 Z N"/>
        </draw:custom-shape>
        <draw:frame presentation:style-name="pr4" draw:text-style-name="P2" draw:layer="layout" svg:width="23.707cm" svg:height="1.954cm" svg:x="0.634cm" svg:y="1.033cm" presentation:class="title" presentation:user-transformed="true">
          <draw:text-box>
            <text:list text:style-name="L2">
              <text:list-header>
                <text:p text:style-name="P4">Erim: <text:s/><text:span text:style-name="T3"><text:s/></text:span><text:span text:style-name="T28">C</text:span></text:p>
              </text:list-header>
            </text:list>
          </draw:text-box>
        </draw:frame>
        <draw:custom-shape draw:style-name="gr11" draw:text-style-name="P2" draw:layer="layout" svg:width="8.467cm" svg:height="9.948cm" svg:x="1.693cm" svg:y="7.62cm">
          <text:list text:style-name="L7">
            <text:list-header>
              <text:p text:style-name="P21"><text:span text:style-name="T25">#include “interface.h”</text:span></text:p>
              <text:p text:style-name="P21"><text:span text:style-name="T25"/></text:p>
              <text:p text:style-name="P21"><text:span text:style-name="T25">int A;</text:span></text:p>
              <text:p text:style-name="P21"><text:span text:style-name="T25">int B;</text:span></text:p>
              <text:p text:style-name="P21"><text:span text:style-name="T25"/></text:p>
              <text:p text:style-name="P21"><text:span text:style-name="T25">void f(int C) {</text:span></text:p>
              <text:p text:style-name="P21"><text:span text:style-name="T25"><text:s text:c="2"/></text:span><text:span text:style-name="T25">int D;</text:span></text:p>
              <text:p text:style-name="P21"><text:span text:style-name="T25"><text:s text:c="2"/></text:span><text:span text:style-name="T25">if (...) {</text:span></text:p>
              <text:p text:style-name="P21"><text:span text:style-name="T25"><text:s text:c="5"/></text:span><text:span text:style-name="T25">int E;</text:span></text:p>
              <text:p text:style-name="P21"><text:span text:style-name="T25"><text:s text:c="5"/></text:span><text:span text:style-name="T25">...</text:span></text:p>
              <text:p text:style-name="P21"><text:span text:style-name="T25"><text:s text:c="2"/></text:span><text:span text:style-name="T25">}</text:span></text:p>
              <text:p text:style-name="P21"><text:span text:style-name="T25">}</text:span></text:p>
              <text:p text:style-name="P21"><text:span text:style-name="T25"/></text:p>
              <text:p text:style-name="P21"><text:span text:style-name="T25">void g(...) {</text:span></text:p>
              <text:p text:style-name="P21"><text:span text:style-name="T25"><text:s text:c="3"/></text:span><text:span text:style-name="T25">int H;</text:span></text:p>
              <text:p text:style-name="P21"><text:span text:style-name="T25"><text:s text:c="2"/></text:span><text:span text:style-name="T25">...</text:span></text:p>
              <text:p text:style-name="P21"><text:span text:style-name="T25">}</text:span></text:p>
            </text:list-header>
          </text:list>
          <draw:enhanced-geometry svg:viewBox="0 0 21600 21600" draw:type="rectangle" draw:enhanced-path="M 0 0 L 21600 0 21600 21600 0 21600 0 0 Z N"/>
        </draw:custom-shape>
        <draw:custom-shape draw:style-name="gr11" draw:text-style-name="P2" draw:layer="layout" svg:width="8.466cm" svg:height="9.948cm" svg:x="12.277cm" svg:y="7.62cm">
          <text:list text:style-name="L7">
            <text:list-header>
              <text:p text:style-name="P21"><text:span text:style-name="T25">#include “interface.h”</text:span></text:p>
              <text:p text:style-name="P21"><text:span text:style-name="T25"/></text:p>
              <text:p text:style-name="P21"><text:span text:style-name="T25"/></text:p>
              <text:p text:style-name="P21"><text:span text:style-name="T25">int J;</text:span></text:p>
              <text:p text:style-name="P21"><text:span text:style-name="T25"/></text:p>
              <text:p text:style-name="P21"><text:span text:style-name="T25">void m(...) {</text:span></text:p>
              <text:p text:style-name="P21"><text:span text:style-name="T25"><text:s text:c="2"/></text:span><text:span text:style-name="T25">int K;</text:span></text:p>
              <text:p text:style-name="P21"><text:span text:style-name="T25"><text:s text:c="2"/></text:span><text:span text:style-name="T25">...</text:span></text:p>
              <text:p text:style-name="P21"><text:span text:style-name="T25">}</text:span></text:p>
              <text:p text:style-name="P21"><text:span text:style-name="T25"/></text:p>
              <text:p text:style-name="P21"><text:span text:style-name="T25">void g(...) {</text:span></text:p>
              <text:p text:style-name="P21"><text:span text:style-name="T25"><text:s text:c="3"/></text:span><text:span text:style-name="T25">int H;</text:span></text:p>
              <text:p text:style-name="P21"><text:span text:style-name="T25"><text:s text:c="2"/></text:span><text:span text:style-name="T25">...</text:span></text:p>
              <text:p text:style-name="P21"><text:span text:style-name="T25">}</text:span></text:p>
            </text:list-header>
          </text:list>
          <draw:enhanced-geometry svg:viewBox="0 0 21600 21600" draw:type="rectangle" draw:enhanced-path="M 0 0 L 21600 0 21600 21600 0 21600 0 0 Z N"/>
        </draw:custom-shape>
        <draw:custom-shape draw:style-name="gr11" draw:text-style-name="P2" draw:layer="layout" svg:width="8.466cm" svg:height="2.54cm" svg:x="7.197cm" svg:y="4.022cm">
          <text:list text:style-name="L7">
            <text:list-header>
              <text:p text:style-name="P21"><text:span text:style-name="T25">extern int A;</text:span></text:p>
              <text:p text:style-name="P21"><text:span text:style-name="T25"/></text:p>
              <text:p text:style-name="P21"><text:span text:style-name="T25">void f(int C);</text:span></text:p>
              <text:p text:style-name="P21"><text:span text:style-name="T26"/></text:p>
              <text:p text:style-name="P21"><text:span text:style-name="T26"/></text:p>
            </text:list-header>
          </text:list>
          <draw:enhanced-geometry svg:viewBox="0 0 21600 21600" draw:type="rectangle" draw:enhanced-path="M 0 0 L 21600 0 21600 21600 0 21600 0 0 Z N"/>
        </draw:custom-shape>
        <draw:custom-shape draw:style-name="gr5" draw:text-style-name="P2" draw:layer="layout" svg:width="3.423cm" svg:height="1.023cm" svg:x="1.49cm" svg:y="6.773cm">
          <text:list text:style-name="L7">
            <text:list-header>
              <text:p text:style-name="P22"><text:span text:style-name="T27">module1.c</text:span></text:p>
            </text:list-header>
          </text:list>
          <draw:enhanced-geometry svg:viewBox="0 0 21600 21600" draw:type="mso-spt202" draw:enhanced-path="M 0 0 L 21600 0 21600 21600 0 21600 0 0 Z N"/>
        </draw:custom-shape>
        <draw:custom-shape draw:style-name="gr5" draw:text-style-name="P2" draw:layer="layout" svg:width="3.423cm" svg:height="1.023cm" svg:x="12.073cm" svg:y="6.773cm">
          <text:list text:style-name="L7">
            <text:list-header>
              <text:p text:style-name="P22"><text:span text:style-name="T27">module2.c</text:span></text:p>
            </text:list-header>
          </text:list>
          <draw:enhanced-geometry svg:viewBox="0 0 21600 21600" draw:type="mso-spt202" draw:enhanced-path="M 0 0 L 21600 0 21600 21600 0 21600 0 0 Z N"/>
        </draw:custom-shape>
        <draw:custom-shape draw:style-name="gr5" draw:text-style-name="P2" draw:layer="layout" svg:width="3.461cm" svg:height="1.023cm" svg:x="6.992cm" svg:y="3.175cm">
          <text:list text:style-name="L7">
            <text:list-header>
              <text:p text:style-name="P22"><text:span text:style-name="T27">interface.h</text:span></text:p>
            </text:list-header>
          </text:list>
          <draw:enhanced-geometry svg:viewBox="0 0 21600 21600" draw:type="mso-spt202" draw:enhanced-path="M 0 0 L 21600 0 21600 21600 0 21600 0 0 Z N"/>
        </draw:custom-shape>
        <presentation:notes draw:style-name="dp2">
          <draw:page-thumbnail draw:style-name="gr1" draw:layer="layout" svg:width="13.428cm" svg:height="10.072cm" svg:x="3.545cm" svg:y="1.967cm" draw:page-number="12" presentation:class="page"/>
          <draw:frame presentation:style-name="pr6" draw:layer="layout" svg:width="14.75cm" svg:height="11.798cm" svg:x="2.752cm" svg:y="12.775cm" presentation:class="notes" presentation:placeholder="true">
            <draw:text-box/>
          </draw:frame>
        </presentation:notes>
      </draw:page>
      <draw:page draw:name="Scope:   D" draw:style-name="dp1" draw:master-page-name="Varsayılan" presentation:presentation-page-layout-name="AL2T1">
        <office:forms form:automatic-focus="false" form:apply-design-mode="false"/>
        <draw:custom-shape draw:style-name="gr12" draw:text-style-name="P2" draw:layer="layout" svg:width="0.847cm" svg:height="0.846cm" svg:x="3.81cm" svg:y="11.007cm">
          <text:p/>
          <draw:enhanced-geometry svg:viewBox="0 0 21600 21600" draw:type="rectangle" draw:enhanced-path="M 0 0 L 21600 0 21600 21600 0 21600 0 0 Z N"/>
        </draw:custom-shape>
        <draw:custom-shape draw:style-name="gr13" draw:text-style-name="P2" draw:layer="layout" svg:width="8.467cm" svg:height="2.328cm" svg:x="1.693cm" svg:y="11.43cm">
          <text:p/>
          <draw:enhanced-geometry svg:viewBox="0 0 21600 21600" draw:type="rectangle" draw:enhanced-path="M 0 0 L 21600 0 21600 21600 0 21600 0 0 Z N"/>
        </draw:custom-shape>
        <draw:frame presentation:style-name="pr4" draw:text-style-name="P2" draw:layer="layout" svg:width="23.707cm" svg:height="1.954cm" svg:x="0.634cm" svg:y="1.033cm" presentation:class="title" presentation:user-transformed="true">
          <draw:text-box>
            <text:list text:style-name="L2">
              <text:list-header>
                <text:p text:style-name="P4">Erim: <text:s/><text:span text:style-name="T3"><text:s/></text:span><text:span text:style-name="T28">D</text:span></text:p>
              </text:list-header>
            </text:list>
          </draw:text-box>
        </draw:frame>
        <draw:custom-shape draw:style-name="gr11" draw:text-style-name="P2" draw:layer="layout" svg:width="8.467cm" svg:height="9.948cm" svg:x="1.693cm" svg:y="7.62cm">
          <text:list text:style-name="L7">
            <text:list-header>
              <text:p text:style-name="P21"><text:span text:style-name="T25">#include “interface.h”</text:span></text:p>
              <text:p text:style-name="P21"><text:span text:style-name="T25"/></text:p>
              <text:p text:style-name="P21"><text:span text:style-name="T25">int A;</text:span></text:p>
              <text:p text:style-name="P21"><text:span text:style-name="T25">int B;</text:span></text:p>
              <text:p text:style-name="P21"><text:span text:style-name="T25"/></text:p>
              <text:p text:style-name="P21"><text:span text:style-name="T25">void f(int C) {</text:span></text:p>
              <text:p text:style-name="P21"><text:span text:style-name="T25"><text:s text:c="2"/></text:span><text:span text:style-name="T25">int D;</text:span></text:p>
              <text:p text:style-name="P21"><text:span text:style-name="T25"><text:s text:c="2"/></text:span><text:span text:style-name="T25">if (...) {</text:span></text:p>
              <text:p text:style-name="P21"><text:span text:style-name="T25"><text:s text:c="5"/></text:span><text:span text:style-name="T25">int E;</text:span></text:p>
              <text:p text:style-name="P21"><text:span text:style-name="T25"><text:s text:c="5"/></text:span><text:span text:style-name="T25">...</text:span></text:p>
              <text:p text:style-name="P21"><text:span text:style-name="T25"><text:s text:c="2"/></text:span><text:span text:style-name="T25">}</text:span></text:p>
              <text:p text:style-name="P21"><text:span text:style-name="T25">}</text:span></text:p>
              <text:p text:style-name="P21"><text:span text:style-name="T25"/></text:p>
              <text:p text:style-name="P21"><text:span text:style-name="T25">void g(...) {</text:span></text:p>
              <text:p text:style-name="P21"><text:span text:style-name="T25"><text:s text:c="3"/></text:span><text:span text:style-name="T25">int H;</text:span></text:p>
              <text:p text:style-name="P21"><text:span text:style-name="T25"><text:s text:c="2"/></text:span><text:span text:style-name="T25">...</text:span></text:p>
              <text:p text:style-name="P21"><text:span text:style-name="T25">}</text:span></text:p>
            </text:list-header>
          </text:list>
          <draw:enhanced-geometry svg:viewBox="0 0 21600 21600" draw:type="rectangle" draw:enhanced-path="M 0 0 L 21600 0 21600 21600 0 21600 0 0 Z N"/>
        </draw:custom-shape>
        <draw:custom-shape draw:style-name="gr11" draw:text-style-name="P2" draw:layer="layout" svg:width="8.466cm" svg:height="9.948cm" svg:x="12.277cm" svg:y="7.62cm">
          <text:list text:style-name="L7">
            <text:list-header>
              <text:p text:style-name="P21"><text:span text:style-name="T25">#include “interface.h”</text:span></text:p>
              <text:p text:style-name="P21"><text:span text:style-name="T25"/></text:p>
              <text:p text:style-name="P21"><text:span text:style-name="T25"/></text:p>
              <text:p text:style-name="P21"><text:span text:style-name="T25">int J;</text:span></text:p>
              <text:p text:style-name="P21"><text:span text:style-name="T25"/></text:p>
              <text:p text:style-name="P21"><text:span text:style-name="T25">void m(...) {</text:span></text:p>
              <text:p text:style-name="P21"><text:span text:style-name="T25"><text:s text:c="2"/></text:span><text:span text:style-name="T25">int K;</text:span></text:p>
              <text:p text:style-name="P21"><text:span text:style-name="T25"><text:s text:c="2"/></text:span><text:span text:style-name="T25">...</text:span></text:p>
              <text:p text:style-name="P21"><text:span text:style-name="T25">}</text:span></text:p>
              <text:p text:style-name="P21"><text:span text:style-name="T25"/></text:p>
              <text:p text:style-name="P21"><text:span text:style-name="T25">void g(...) {</text:span></text:p>
              <text:p text:style-name="P21"><text:span text:style-name="T25"><text:s text:c="3"/></text:span><text:span text:style-name="T25">int H;</text:span></text:p>
              <text:p text:style-name="P21"><text:span text:style-name="T25"><text:s text:c="2"/></text:span><text:span text:style-name="T25">...</text:span></text:p>
              <text:p text:style-name="P21"><text:span text:style-name="T25">}</text:span></text:p>
            </text:list-header>
          </text:list>
          <draw:enhanced-geometry svg:viewBox="0 0 21600 21600" draw:type="rectangle" draw:enhanced-path="M 0 0 L 21600 0 21600 21600 0 21600 0 0 Z N"/>
        </draw:custom-shape>
        <draw:custom-shape draw:style-name="gr11" draw:text-style-name="P2" draw:layer="layout" svg:width="8.466cm" svg:height="2.54cm" svg:x="7.197cm" svg:y="4.022cm">
          <text:list text:style-name="L7">
            <text:list-header>
              <text:p text:style-name="P21"><text:span text:style-name="T25">extern int A;</text:span></text:p>
              <text:p text:style-name="P21"><text:span text:style-name="T25"/></text:p>
              <text:p text:style-name="P21"><text:span text:style-name="T25">void f(int C);</text:span></text:p>
              <text:p text:style-name="P21"><text:span text:style-name="T25"/></text:p>
              <text:p text:style-name="P21"><text:span text:style-name="T25"/></text:p>
            </text:list-header>
          </text:list>
          <draw:enhanced-geometry svg:viewBox="0 0 21600 21600" draw:type="rectangle" draw:enhanced-path="M 0 0 L 21600 0 21600 21600 0 21600 0 0 Z N"/>
        </draw:custom-shape>
        <draw:custom-shape draw:style-name="gr5" draw:text-style-name="P2" draw:layer="layout" svg:width="3.423cm" svg:height="1.023cm" svg:x="1.49cm" svg:y="6.773cm">
          <text:list text:style-name="L7">
            <text:list-header>
              <text:p text:style-name="P22"><text:span text:style-name="T27">module1.c</text:span></text:p>
            </text:list-header>
          </text:list>
          <draw:enhanced-geometry svg:viewBox="0 0 21600 21600" draw:type="mso-spt202" draw:enhanced-path="M 0 0 L 21600 0 21600 21600 0 21600 0 0 Z N"/>
        </draw:custom-shape>
        <draw:custom-shape draw:style-name="gr5" draw:text-style-name="P2" draw:layer="layout" svg:width="3.423cm" svg:height="1.023cm" svg:x="12.073cm" svg:y="6.773cm">
          <text:list text:style-name="L7">
            <text:list-header>
              <text:p text:style-name="P22"><text:span text:style-name="T27">module2.c</text:span></text:p>
            </text:list-header>
          </text:list>
          <draw:enhanced-geometry svg:viewBox="0 0 21600 21600" draw:type="mso-spt202" draw:enhanced-path="M 0 0 L 21600 0 21600 21600 0 21600 0 0 Z N"/>
        </draw:custom-shape>
        <draw:custom-shape draw:style-name="gr5" draw:text-style-name="P2" draw:layer="layout" svg:width="3.461cm" svg:height="1.023cm" svg:x="6.992cm" svg:y="3.175cm">
          <text:list text:style-name="L7">
            <text:list-header>
              <text:p text:style-name="P22"><text:span text:style-name="T27">interface.h</text:span></text:p>
            </text:list-header>
          </text:list>
          <draw:enhanced-geometry svg:viewBox="0 0 21600 21600" draw:type="mso-spt202" draw:enhanced-path="M 0 0 L 21600 0 21600 21600 0 21600 0 0 Z N"/>
        </draw:custom-shape>
        <presentation:notes draw:style-name="dp2">
          <draw:page-thumbnail draw:style-name="gr1" draw:layer="layout" svg:width="13.428cm" svg:height="10.072cm" svg:x="3.545cm" svg:y="1.967cm" draw:page-number="13" presentation:class="page"/>
          <draw:frame presentation:style-name="pr6" draw:layer="layout" svg:width="14.75cm" svg:height="11.798cm" svg:x="2.752cm" svg:y="12.775cm" presentation:class="notes" presentation:placeholder="true">
            <draw:text-box/>
          </draw:frame>
        </presentation:notes>
      </draw:page>
      <draw:page draw:name="Scope:   E" draw:style-name="dp1" draw:master-page-name="Varsayılan" presentation:presentation-page-layout-name="AL2T1">
        <office:forms form:automatic-focus="false" form:apply-design-mode="false"/>
        <draw:custom-shape draw:style-name="gr12" draw:text-style-name="P2" draw:layer="layout" svg:width="0.847cm" svg:height="0.847cm" svg:x="4.868cm" svg:y="11.853cm">
          <text:p/>
          <draw:enhanced-geometry svg:viewBox="0 0 21600 21600" draw:type="rectangle" draw:enhanced-path="M 0 0 L 21600 0 21600 21600 0 21600 0 0 Z N"/>
        </draw:custom-shape>
        <draw:custom-shape draw:style-name="gr13" draw:text-style-name="P2" draw:layer="layout" svg:width="8.467cm" svg:height="0.635cm" svg:x="1.693cm" svg:y="12.488cm">
          <text:p/>
          <draw:enhanced-geometry svg:viewBox="0 0 21600 21600" draw:type="rectangle" draw:enhanced-path="M 0 0 L 21600 0 21600 21600 0 21600 0 0 Z N"/>
        </draw:custom-shape>
        <draw:frame presentation:style-name="pr4" draw:text-style-name="P2" draw:layer="layout" svg:width="23.707cm" svg:height="1.954cm" svg:x="0.634cm" svg:y="1.033cm" presentation:class="title" presentation:user-transformed="true">
          <draw:text-box>
            <text:list text:style-name="L2">
              <text:list-header>
                <text:p text:style-name="P4">Erim: <text:s/><text:span text:style-name="T3"><text:s/></text:span><text:span text:style-name="T28">E</text:span></text:p>
              </text:list-header>
            </text:list>
          </draw:text-box>
        </draw:frame>
        <draw:custom-shape draw:style-name="gr11" draw:text-style-name="P2" draw:layer="layout" svg:width="8.467cm" svg:height="9.948cm" svg:x="1.693cm" svg:y="7.62cm">
          <text:list text:style-name="L7">
            <text:list-header>
              <text:p text:style-name="P21"><text:span text:style-name="T25">#include “interface.h”</text:span></text:p>
              <text:p text:style-name="P21"><text:span text:style-name="T25"/></text:p>
              <text:p text:style-name="P21"><text:span text:style-name="T25">int A;</text:span></text:p>
              <text:p text:style-name="P21"><text:span text:style-name="T25">int B;</text:span></text:p>
              <text:p text:style-name="P21"><text:span text:style-name="T25"/></text:p>
              <text:p text:style-name="P21"><text:span text:style-name="T25">void f(int C) {</text:span></text:p>
              <text:p text:style-name="P21"><text:span text:style-name="T25"><text:s text:c="2"/></text:span><text:span text:style-name="T25">int D;</text:span></text:p>
              <text:p text:style-name="P21"><text:span text:style-name="T25"><text:s text:c="2"/></text:span><text:span text:style-name="T25">if (...) {</text:span></text:p>
              <text:p text:style-name="P21"><text:span text:style-name="T25"><text:s text:c="5"/></text:span><text:span text:style-name="T25">int E;</text:span></text:p>
              <text:p text:style-name="P21"><text:span text:style-name="T25"><text:s text:c="5"/></text:span><text:span text:style-name="T25">...</text:span></text:p>
              <text:p text:style-name="P21"><text:span text:style-name="T25"><text:s text:c="2"/></text:span><text:span text:style-name="T25">}</text:span></text:p>
              <text:p text:style-name="P21"><text:span text:style-name="T25">}</text:span></text:p>
              <text:p text:style-name="P21"><text:span text:style-name="T25"/></text:p>
              <text:p text:style-name="P21"><text:span text:style-name="T25">void g(...) {</text:span></text:p>
              <text:p text:style-name="P21"><text:span text:style-name="T25"><text:s text:c="3"/></text:span><text:span text:style-name="T25">int H;</text:span></text:p>
              <text:p text:style-name="P21"><text:span text:style-name="T25"><text:s text:c="2"/></text:span><text:span text:style-name="T25">...</text:span></text:p>
              <text:p text:style-name="P21"><text:span text:style-name="T25">}</text:span></text:p>
            </text:list-header>
          </text:list>
          <draw:enhanced-geometry svg:viewBox="0 0 21600 21600" draw:type="rectangle" draw:enhanced-path="M 0 0 L 21600 0 21600 21600 0 21600 0 0 Z N"/>
        </draw:custom-shape>
        <draw:custom-shape draw:style-name="gr11" draw:text-style-name="P2" draw:layer="layout" svg:width="8.466cm" svg:height="9.948cm" svg:x="12.277cm" svg:y="7.62cm">
          <text:list text:style-name="L7">
            <text:list-header>
              <text:p text:style-name="P21"><text:span text:style-name="T25">#include “interface.h”</text:span></text:p>
              <text:p text:style-name="P21"><text:span text:style-name="T25"/></text:p>
              <text:p text:style-name="P21"><text:span text:style-name="T25"/></text:p>
              <text:p text:style-name="P21"><text:span text:style-name="T25">int J;</text:span></text:p>
              <text:p text:style-name="P21"><text:span text:style-name="T25"/></text:p>
              <text:p text:style-name="P21"><text:span text:style-name="T25">void m(...) {</text:span></text:p>
              <text:p text:style-name="P21"><text:span text:style-name="T25"><text:s text:c="2"/></text:span><text:span text:style-name="T25">int K;</text:span></text:p>
              <text:p text:style-name="P21"><text:span text:style-name="T25"><text:s text:c="2"/></text:span><text:span text:style-name="T25">...</text:span></text:p>
              <text:p text:style-name="P21"><text:span text:style-name="T25">}</text:span></text:p>
              <text:p text:style-name="P21"><text:span text:style-name="T25"/></text:p>
              <text:p text:style-name="P21"><text:span text:style-name="T25">void g(...) {</text:span></text:p>
              <text:p text:style-name="P21"><text:span text:style-name="T25"><text:s text:c="3"/></text:span><text:span text:style-name="T25">int H;</text:span></text:p>
              <text:p text:style-name="P21"><text:span text:style-name="T25"><text:s text:c="2"/></text:span><text:span text:style-name="T25">...</text:span></text:p>
              <text:p text:style-name="P21"><text:span text:style-name="T25">}</text:span></text:p>
            </text:list-header>
          </text:list>
          <draw:enhanced-geometry svg:viewBox="0 0 21600 21600" draw:type="rectangle" draw:enhanced-path="M 0 0 L 21600 0 21600 21600 0 21600 0 0 Z N"/>
        </draw:custom-shape>
        <draw:custom-shape draw:style-name="gr11" draw:text-style-name="P2" draw:layer="layout" svg:width="8.466cm" svg:height="2.54cm" svg:x="7.197cm" svg:y="4.022cm">
          <text:list text:style-name="L7">
            <text:list-header>
              <text:p text:style-name="P21"><text:span text:style-name="T25">extern int A;</text:span></text:p>
              <text:p text:style-name="P21"><text:span text:style-name="T25"/></text:p>
              <text:p text:style-name="P21"><text:span text:style-name="T25">void f(int C);</text:span></text:p>
              <text:p text:style-name="P21"><text:span text:style-name="T26"/></text:p>
              <text:p text:style-name="P21"><text:span text:style-name="T26"/></text:p>
            </text:list-header>
          </text:list>
          <draw:enhanced-geometry svg:viewBox="0 0 21600 21600" draw:type="rectangle" draw:enhanced-path="M 0 0 L 21600 0 21600 21600 0 21600 0 0 Z N"/>
        </draw:custom-shape>
        <draw:custom-shape draw:style-name="gr5" draw:text-style-name="P2" draw:layer="layout" svg:width="3.423cm" svg:height="1.023cm" svg:x="1.49cm" svg:y="6.773cm">
          <text:list text:style-name="L7">
            <text:list-header>
              <text:p text:style-name="P22"><text:span text:style-name="T27">module1.c</text:span></text:p>
            </text:list-header>
          </text:list>
          <draw:enhanced-geometry svg:viewBox="0 0 21600 21600" draw:type="mso-spt202" draw:enhanced-path="M 0 0 L 21600 0 21600 21600 0 21600 0 0 Z N"/>
        </draw:custom-shape>
        <draw:custom-shape draw:style-name="gr5" draw:text-style-name="P2" draw:layer="layout" svg:width="3.423cm" svg:height="1.023cm" svg:x="12.073cm" svg:y="6.773cm">
          <text:list text:style-name="L7">
            <text:list-header>
              <text:p text:style-name="P22"><text:span text:style-name="T27">module2.c</text:span></text:p>
            </text:list-header>
          </text:list>
          <draw:enhanced-geometry svg:viewBox="0 0 21600 21600" draw:type="mso-spt202" draw:enhanced-path="M 0 0 L 21600 0 21600 21600 0 21600 0 0 Z N"/>
        </draw:custom-shape>
        <draw:custom-shape draw:style-name="gr5" draw:text-style-name="P2" draw:layer="layout" svg:width="3.461cm" svg:height="1.023cm" svg:x="6.992cm" svg:y="3.175cm">
          <text:list text:style-name="L7">
            <text:list-header>
              <text:p text:style-name="P22"><text:span text:style-name="T27">interface.h</text:span></text:p>
            </text:list-header>
          </text:list>
          <draw:enhanced-geometry svg:viewBox="0 0 21600 21600" draw:type="mso-spt202" draw:enhanced-path="M 0 0 L 21600 0 21600 21600 0 21600 0 0 Z N"/>
        </draw:custom-shape>
        <presentation:notes draw:style-name="dp2">
          <draw:page-thumbnail draw:style-name="gr1" draw:layer="layout" svg:width="13.428cm" svg:height="10.072cm" svg:x="3.545cm" svg:y="1.967cm" draw:page-number="14" presentation:class="page"/>
          <draw:frame presentation:style-name="pr6" draw:layer="layout" svg:width="14.75cm" svg:height="11.798cm" svg:x="2.752cm" svg:y="12.775cm" presentation:class="notes" presentation:placeholder="true">
            <draw:text-box/>
          </draw:frame>
        </presentation:notes>
      </draw:page>
      <draw:page draw:name="Scope: Keeping it Simple" draw:style-name="dp1" draw:master-page-name="Varsayılan" presentation:presentation-page-layout-name="AL2T1">
        <office:forms form:automatic-focus="false" form:apply-design-mode="false"/>
        <draw:frame presentation:style-name="pr4" draw:text-style-name="P2" draw:layer="layout" svg:width="23.706cm" svg:height="1.906cm" svg:x="0.847cm" svg:y="1.057cm" presentation:class="title" presentation:user-transformed="true">
          <draw:text-box>
            <text:list text:style-name="L2">
              <text:list-header>
                <text:p text:style-name="P4">Erim: işleri basitleştirir</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3">Değişken isim tekrarlarını engeller</text:p>
              </text:list-item>
            </text:list>
            <text:list text:style-name="L4">
              <text:list-item>
                <text:list>
                  <text:list-item>
                    <text:p text:style-name="P11">Aynı isimde global ve yerel değişken ismi vermeyin</text:p>
                  </text:list-item>
                  <text:list-item>
                    <text:p text:style-name="P11">Fakat, farklı işlevlerde yerel değişken isimlerini tekrar kullanabilirsin, tavsiyede edilir</text:p>
                    <text:list>
                      <text:list-item>
                        <text:p>Bir çok işlevde dizi indisi olarak <text:span text:style-name="T29">i</text:span><text:span text:style-name="T30"> ismini kullan</text:span></text:p>
                      </text:list-item>
                    </text:list>
                  </text:list-item>
                </text:list>
              </text:list-item>
            </text:list>
            <text:list text:style-name="L3">
              <text:list-item>
                <text:p text:style-name="P3">Dar erimlere izin vermez</text:p>
              </text:list-item>
            </text:list>
            <text:list text:style-name="L4">
              <text:list-item>
                <text:list>
                  <text:list-item>
                    <text:p text:style-name="P11">İşlevin yalnız bir bölümünde tanımlı erimlere izin vermez</text:p>
                    <text:list>
                      <text:list-item>
                        <text:p>Bu saklama gereksinimini azaltmasına karşın, yine de böyledir</text:p>
                      </text:list-item>
                    </text:list>
                  </text:list-item>
                </text:list>
              </text:list-item>
            </text:list>
            <text:list text:style-name="L3">
              <text:list-item>
                <text:p text:style-name="P3">Akıllı dar erim kullanımı</text:p>
              </text:list-item>
            </text:list>
            <text:list text:style-name="L4">
              <text:list-item>
                <text:list>
                  <text:list-item>
                    <text:p text:style-name="P11">Dar erimler içinde aynı/yakın isimleri yeniden tanımlamadan sakın</text:p>
                  </text:list-item>
                </text:list>
              </text:list-item>
            </text:list>
            <text:list text:style-name="L3">
              <text:list-item>
                <text:p text:style-name="P3">Dosyanın başında global değişkenleri tanımlama</text:p>
              </text:list-item>
            </text:list>
            <text:list text:style-name="L4">
              <text:list-item>
                <text:list>
                  <text:list-item>
                    <text:p text:style-name="P11">Dosyadaki tüm işlevlerde görünür kılar</text:p>
                  </text:list-item>
                  <text:list-item>
                    <text:p text:style-name="P11">Global değişkenlerden mümkün mertebe kaçının!</text:p>
                  </text:list-item>
                </text:list>
              </text:list-item>
            </text:list>
          </draw:text-box>
        </draw:frame>
        <presentation:notes draw:style-name="dp2">
          <draw:page-thumbnail draw:style-name="gr1" draw:layer="layout" svg:width="13.428cm" svg:height="10.072cm" svg:x="3.545cm" svg:y="1.967cm" draw:page-number="15" presentation:class="page"/>
          <draw:frame presentation:style-name="pr6" draw:layer="layout" svg:width="14.75cm" svg:height="11.798cm" svg:x="2.752cm" svg:y="12.775cm" presentation:class="notes" presentation:placeholder="true">
            <draw:text-box/>
          </draw:frame>
        </presentation:notes>
      </draw:page>
      <draw:page draw:name="Scope and Programming Style" draw:style-name="dp1" draw:master-page-name="Varsayılan" presentation:presentation-page-layout-name="AL2T1">
        <office:forms form:automatic-focus="false" form:apply-design-mode="false"/>
        <draw:frame presentation:style-name="pr4" draw:text-style-name="P2" draw:layer="layout" svg:width="23.706cm" svg:height="1.906cm" svg:x="0.847cm" svg:y="1.057cm" presentation:class="title" presentation:user-transformed="true">
          <draw:text-box>
            <text:list text:style-name="L2">
              <text:list-header>
                <text:p text:style-name="P4">Erim ve Programlama Stili</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3"><text:span text:style-name="T4">Farklı amaçlar için aynı isim kullanımından uzak durun</text:span></text:p>
              </text:list-item>
            </text:list>
            <text:list text:style-name="L4">
              <text:list-item>
                <text:list>
                  <text:list-item>
                    <text:p text:style-name="P11"><text:span text:style-name="T4">Global ve yerel için farklı isimlendirme geleneği kullanın</text:span></text:p>
                  </text:list-item>
                  <text:list-item>
                    <text:p text:style-name="P11"><text:span text:style-name="T4">Işlev argümanlarını değiştirmekten sakının</text:span></text:p>
                  </text:list-item>
                </text:list>
              </text:list-item>
            </text:list>
            <text:list text:style-name="L3">
              <text:list-item>
                <text:list>
                  <text:list-item>
                    <text:p><text:span text:style-name="T4">Fakat, farklı işlevlerde yerel değişken isimlerini tekrar kullanabilirsin, tavsiyede edilir</text:span></text:p>
                    <text:list>
                      <text:list-item>
                        <text:p>Bir çok işlevde dizi indisi olarak <text:span text:style-name="T29">i</text:span><text:span text:style-name="T30"> ismini kullan</text:span></text:p>
                      </text:list-item>
                    </text:list>
                  </text:list-item>
                </text:list>
              </text:list-item>
              <text:list-item>
                <text:p text:style-name="P3"><text:span text:style-name="T4">Global değişkenleri dosyanın başında tanımlayın</text:span></text:p>
                <text:list>
                  <text:list-item>
                    <text:p><text:span text:style-name="T4">Dosyadaki tüm işlevlerde görünür kılar</text:span></text:p>
                  </text:list-item>
                </text:list>
              </text:list-item>
              <text:list-item>
                <text:p text:style-name="P3"><text:span text:style-name="T4">Global değişkenler yerine işlev parametresi kullanımını tercih edin</text:span></text:p>
              </text:list-item>
            </text:list>
            <text:list text:style-name="L4">
              <text:list-item>
                <text:list>
                  <text:list-item>
                    <text:p text:style-name="P11"><text:span text:style-name="T4">Yanlış anlaşılabilir bağımlılıklardan uzak durun</text:span></text:p>
                  </text:list-item>
                  <text:list-item>
                    <text:p text:style-name="P11"><text:span text:style-name="T4">Iyi belgelenmiş modül arayüzleri hazırlayın</text:span></text:p>
                  </text:list-item>
                </text:list>
              </text:list-item>
            </text:list>
            <text:list text:style-name="L3">
              <text:list-item>
                <text:p text:style-name="P3"><text:span text:style-name="T4">Mümkün mertebe dar erimli değişken bildirimi yapın</text:span></text:p>
              </text:list-item>
            </text:list>
            <text:list text:style-name="L4">
              <text:list-item>
                <text:list>
                  <text:list-item>
                    <text:p text:style-name="P11"><text:span text:style-name="T4">Diğer programcıların bildirimlerinize daha kolay erişmesini sağlar</text:span></text:p>
                  </text:list-item>
                  <text:list-item>
                    <text:p text:style-name="P11"><text:span text:style-name="T4">Farklı kod bölümleri arasındaki bağımlılıkları enazlar</text:span></text:p>
                  </text:list-item>
                </text:list>
              </text:list-item>
            </text:list>
          </draw:text-box>
        </draw:frame>
        <presentation:notes draw:style-name="dp2">
          <draw:page-thumbnail draw:style-name="gr1" draw:layer="layout" svg:width="13.428cm" svg:height="10.072cm" svg:x="3.545cm" svg:y="1.967cm" draw:page-number="16" presentation:class="page"/>
          <draw:frame presentation:style-name="pr6" draw:layer="layout" svg:width="14.75cm" svg:height="11.798cm" svg:x="2.752cm" svg:y="12.775cm" presentation:class="notes" presentation:placeholder="true">
            <draw:text-box/>
          </draw:frame>
        </presentation:notes>
      </draw:page>
      <draw:page draw:name="Testing" draw:style-name="dp1" draw:master-page-name="Başlık1" presentation:presentation-page-layout-name="AL1T0">
        <office:forms form:automatic-focus="false" form:apply-design-mode="false"/>
        <draw:frame presentation:style-name="pr12" draw:text-style-name="P2" draw:layer="layout" svg:width="21.59cm" svg:height="4.084cm" svg:x="1.905cm" svg:y="5.917cm" presentation:class="title" presentation:user-transformed="true">
          <draw:text-box>
            <text:list text:style-name="L1">
              <text:list-header>
                <text:p text:style-name="P1"><text:span text:style-name="T1">Test</text:span></text:p>
              </text:list-header>
            </text:list>
          </draw:text-box>
        </draw:frame>
        <draw:frame presentation:style-name="pr2" draw:text-style-name="P2" draw:layer="layout" svg:width="17.78cm" svg:height="4.869cm" svg:x="3.81cm" svg:y="10.795cm" presentation:class="subtitle" presentation:user-transformed="true">
          <draw:text-box>
            <text:list text:style-name="L2">
              <text:list-header>
                <text:p text:style-name="P3">“The Practice of Programming” - bölüm 6</text:p>
              </text:list-header>
            </text:list>
          </draw:text-box>
        </draw:frame>
        <presentation:notes draw:style-name="dp2">
          <draw:page-thumbnail draw:style-name="gr1" draw:layer="layout" svg:width="13.428cm" svg:height="10.072cm" svg:x="3.545cm" svg:y="1.967cm" draw:page-number="17" presentation:class="page"/>
          <draw:frame presentation:style-name="pr3" draw:layer="layout" svg:width="14.75cm" svg:height="11.798cm" svg:x="2.752cm" svg:y="12.775cm" presentation:class="notes" presentation:placeholder="true">
            <draw:text-box/>
          </draw:frame>
        </presentation:notes>
      </draw:page>
      <draw:page draw:name="Slide 18" draw:style-name="dp3" draw:master-page-name="Varsayılan" presentation:presentation-page-layout-name="AL2T1">
        <office:forms form:automatic-focus="false" form:apply-design-mode="false"/>
        <draw:frame presentation:style-name="pr13" draw:layer="layout" svg:width="23.706cm" svg:height="2.167cm" svg:x="0.847cm" svg:y="1.052cm" presentation:class="title" presentation:placeholder="true" presentation:user-transformed="true">
          <draw:text-box/>
        </draw:frame>
        <draw:custom-shape draw:style-name="gr5" draw:text-style-name="P2" draw:layer="layout" svg:width="23.705cm" svg:height="5.341cm" svg:x="1.256cm" svg:y="4.022cm">
          <text:list text:style-name="L9">
            <text:list-header>
              <text:p text:style-name="P4"><text:span text:style-name="T31">"On two occasions I have been asked [by members of Parliament!], </text:span></text:p>
              <text:p text:style-name="P4"><text:span text:style-name="T31">`Pray, Mr. Babbage, if you put into the machine wrong figures, will </text:span></text:p>
              <text:p text:style-name="P4"><text:span text:style-name="T31">the right answers come out?' I am not able rightly to apprehend the </text:span></text:p>
              <text:p text:style-name="P4"><text:span text:style-name="T31">kind of confusion of ideas that could provoke such a question." </text:span></text:p>
              <text:p text:style-name="P4"><text:span text:style-name="T32"><text:s text:c="3"/></text:span><text:span text:style-name="T32">-- Charles Babbage </text:span></text:p>
            </text:list-header>
          </text:list>
          <draw:enhanced-geometry svg:viewBox="0 0 21600 21600" draw:type="mso-spt202" draw:enhanced-path="M 0 0 L 21600 0 21600 21600 0 21600 0 0 Z N"/>
        </draw:custom-shape>
        <presentation:notes draw:style-name="dp2">
          <draw:page-thumbnail draw:style-name="gr1" draw:layer="layout" svg:width="13.428cm" svg:height="10.072cm" svg:x="3.545cm" svg:y="1.967cm" draw:page-number="18" presentation:class="page"/>
          <draw:frame presentation:style-name="pr6" draw:layer="layout" svg:width="14.75cm" svg:height="11.798cm" svg:x="2.752cm" svg:y="12.775cm" presentation:class="notes" presentation:placeholder="true">
            <draw:text-box/>
          </draw:frame>
        </presentation:notes>
      </draw:page>
      <draw:page draw:name="Testing, Profiling, &amp; Instrumentation" draw:style-name="dp1" draw:master-page-name="Varsayılan" presentation:presentation-page-layout-name="AL2T1">
        <office:forms form:automatic-focus="false" form:apply-design-mode="false"/>
        <draw:frame presentation:style-name="pr4" draw:text-style-name="P2" draw:layer="layout" svg:width="23.706cm" svg:height="1.906cm" svg:x="0.847cm" svg:y="1.057cm" presentation:class="title" presentation:user-transformed="true">
          <draw:text-box>
            <text:list text:style-name="L2">
              <text:list-header>
                <text:p text:style-name="P4">Test, Ayrıntılı incele, &amp; Ölçüm</text:p>
              </text:list-header>
            </text:list>
          </draw:text-box>
        </draw:frame>
        <draw:frame presentation:style-name="pr14" draw:text-style-name="P2" draw:layer="layout" svg:width="23.495cm" svg:height="9.525cm" svg:x="1.269cm" svg:y="3.386cm" presentation:class="outline" presentation:user-transformed="true">
          <draw:text-box>
            <text:list text:style-name="L3">
              <text:list-item>
                <text:p text:style-name="P3">Programınızın <text:span text:style-name="T33">doğru</text:span><text:span text:style-name="T34"> olduğunu nasıl sınarsınız?</text:span></text:p>
              </text:list-item>
            </text:list>
            <text:list text:style-name="L4">
              <text:list-item>
                <text:list>
                  <text:list-item>
                    <text:p text:style-name="P11">Hiç çökecek mi?</text:p>
                  </text:list-item>
                  <text:list-item>
                    <text:p text:style-name="P11">Hatalı yanıt üretecek mi?</text:p>
                  </text:list-item>
                  <text:list-item>
                    <text:p text:style-name="P11">Nasıl: test, test, test, test,....</text:p>
                  </text:list-item>
                </text:list>
              </text:list-item>
            </text:list>
            <text:list text:style-name="L3">
              <text:list-item>
                <text:p text:style-name="P3">Programınızın <text:span text:style-name="T33">etkinliğini </text:span><text:span text:style-name="T34">nasıl ölçersiniz?</text:span></text:p>
              </text:list-item>
            </text:list>
            <text:list text:style-name="L4">
              <text:list-item>
                <text:list>
                  <text:list-item>
                    <text:p text:style-name="P11">Programınız ne kadar hızlı?</text:p>
                  </text:list-item>
                  <text:list-item>
                    <text:p text:style-name="P11">Birisi için hızlı diğeri için yavaş neden?</text:p>
                  </text:list-item>
                  <text:list-item>
                    <text:p text:style-name="P11">Ne kadar bellek tüketiyor?</text:p>
                  </text:list-item>
                  <text:list-item>
                    <text:p text:style-name="P11">Nasıl: zamanlama, ayrıntılı inceleme, ve ölçüm</text:p>
                  </text:list-item>
                </text:list>
              </text:list-item>
            </text:list>
          </draw:text-box>
        </draw:frame>
        <presentation:notes draw:style-name="dp2">
          <draw:page-thumbnail draw:style-name="gr1" draw:layer="layout" svg:width="13.428cm" svg:height="10.072cm" svg:x="3.545cm" svg:y="1.967cm" draw:page-number="19" presentation:class="page"/>
          <draw:frame presentation:style-name="pr6" draw:layer="layout" svg:width="14.75cm" svg:height="11.798cm" svg:x="2.752cm" svg:y="12.775cm" presentation:class="notes" presentation:placeholder="true">
            <draw:text-box/>
          </draw:frame>
        </presentation:notes>
      </draw:page>
      <draw:page draw:name="Program Verification" draw:style-name="dp1" draw:master-page-name="Varsayılan" presentation:presentation-page-layout-name="AL2T1">
        <office:forms form:automatic-focus="false" form:apply-design-mode="false"/>
        <draw:frame presentation:style-name="pr4" draw:text-style-name="P2" draw:layer="layout" svg:width="23.706cm" svg:height="1.906cm" svg:x="0.847cm" svg:y="1.057cm" presentation:class="title" presentation:user-transformed="true">
          <draw:text-box>
            <text:list text:style-name="L2">
              <text:list-header>
                <text:p text:style-name="P4">Program Doğrulama</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3"><text:span text:style-name="T2">Programınızın </text:span><text:span text:style-name="T35">doğru</text:span><text:span text:style-name="T36"> olduğunu nasıl sınarsınız?</text:span></text:p>
              </text:list-item>
            </text:list>
            <text:list text:style-name="L4">
              <text:list-item>
                <text:list>
                  <text:list-item>
                    <text:p text:style-name="P6"><text:span text:style-name="T3">Doğruluğunu nasıl </text:span><text:span text:style-name="T37">ispatlarsınız</text:span><text:span text:style-name="T38">?</text:span></text:p>
                  </text:list-item>
                  <text:list-item>
                    <text:p text:style-name="P6"><text:span text:style-name="T3">Kodun özelliklerini </text:span><text:span text:style-name="T37">ispatlayabilir </text:span><text:span text:style-name="T38">misiniz?</text:span></text:p>
                    <text:list>
                      <text:list-item>
                        <text:p text:style-name="P6"><text:span text:style-name="T3">ör. sonlanma</text:span></text:p>
                      </text:list-item>
                    </text:list>
                  </text:list-item>
                </text:list>
              </text:list-item>
            </text:list>
          </draw:text-box>
        </draw:frame>
        <draw:custom-shape draw:style-name="gr14" draw:text-style-name="P2" draw:layer="layout" svg:width="5.503cm" svg:height="3.175cm" svg:x="10.231cm" svg:y="9.102cm">
          <text:list text:style-name="L10">
            <text:list-header>
              <text:p text:style-name="P23"><text:span text:style-name="T39">Program</text:span><text:span text:style-name="T39"><text:line-break/></text:span><text:span text:style-name="T39">Denetçi</text:span></text:p>
            </text:list-header>
          </text:list>
          <draw:enhanced-geometry svg:viewBox="0 0 21600 21600" draw:type="rectangle" draw:enhanced-path="M 0 0 L 21600 0 21600 21600 0 21600 0 0 Z N"/>
        </draw:custom-shape>
        <draw:custom-shape draw:style-name="gr15" draw:text-style-name="P2" draw:layer="layout" svg:width="5.582cm" svg:height="1.277cm" svg:x="2.328cm" svg:y="11.007cm">
          <text:list text:style-name="L11">
            <text:list-header>
              <text:p text:style-name="P23"><text:span text:style-name="T40">setarray.c</text:span></text:p>
            </text:list-header>
          </text:list>
          <draw:enhanced-geometry svg:viewBox="0 0 21600 21600" draw:type="mso-spt202" draw:enhanced-path="M 0 0 L 21600 0 21600 21600 0 21600 0 0 Z N"/>
        </draw:custom-shape>
        <draw:custom-shape draw:style-name="gr15" draw:text-style-name="P2" draw:layer="layout" svg:width="5.243cm" svg:height="1.277cm" svg:x="18.263cm" svg:y="9.873cm">
          <text:list text:style-name="L11">
            <text:list-header>
              <text:p text:style-name="P23"><text:span text:style-name="T41">Doğru/Hatalı</text:span></text:p>
            </text:list-header>
          </text:list>
          <draw:enhanced-geometry svg:viewBox="0 0 21600 21600" draw:type="mso-spt202" draw:enhanced-path="M 0 0 L 21600 0 21600 21600 0 21600 0 0 Z N"/>
        </draw:custom-shape>
        <draw:line draw:style-name="gr16" draw:text-style-name="P10" draw:layer="layout" svg:x1="7.902cm" svg:y1="11.642cm" svg:x2="10.019cm" svg:y2="11.642cm">
          <text:p/>
        </draw:line>
        <draw:line draw:style-name="gr16" draw:text-style-name="P10" draw:layer="layout" svg:x1="15.946cm" svg:y1="10.583cm" svg:x2="18.062cm" svg:y2="10.583cm">
          <text:p/>
        </draw:line>
        <draw:custom-shape draw:style-name="gr15" draw:text-style-name="P2" draw:layer="layout" svg:width="4.177cm" svg:height="1.277cm" svg:x="3.179cm" svg:y="9.208cm">
          <text:list text:style-name="L11">
            <text:list-header>
              <text:p text:style-name="P23"><text:span text:style-name="T41">belirtimler</text:span></text:p>
            </text:list-header>
          </text:list>
          <draw:enhanced-geometry svg:viewBox="0 0 21600 21600" draw:type="mso-spt202" draw:enhanced-path="M 0 0 L 21600 0 21600 21600 0 21600 0 0 Z N"/>
        </draw:custom-shape>
        <draw:line draw:style-name="gr16" draw:text-style-name="P10" draw:layer="layout" svg:x1="7.902cm" svg:y1="9.948cm" svg:x2="10.019cm" svg:y2="9.948cm">
          <text:p/>
        </draw:line>
        <draw:custom-shape draw:style-name="gr15" draw:text-style-name="P2" draw:layer="layout" svg:width="1.433cm" svg:height="2.123cm" svg:x="12.281cm" svg:y="12.277cm">
          <text:list text:style-name="L10">
            <text:list-header>
              <text:p text:style-name="P23"><text:span text:style-name="T42">?</text:span></text:p>
            </text:list-header>
          </text:list>
          <draw:enhanced-geometry svg:viewBox="0 0 21600 21600" draw:type="mso-spt202" draw:enhanced-path="M 0 0 L 21600 0 21600 21600 0 21600 0 0 Z N"/>
        </draw:custom-shape>
        <draw:custom-shape draw:style-name="gr17" draw:text-style-name="P2" draw:layer="layout" svg:width="16.356cm" svg:height="2.293cm" svg:x="4.694cm" svg:y="15.871cm">
          <text:list text:style-name="L9">
            <text:list-header>
              <text:p text:style-name="P4"><text:span text:style-name="T43">“</text:span><text:span text:style-name="T43">Kodda hata olup-olmadığını </text:span></text:p>
            </text:list-header>
            <text:list-item>
              <text:p text:style-name="P4"><text:span text:style-name="T43">denemeden anlayazmısınız"</text:span><text:span text:style-name="T32"> -- Donald Knuth</text:span> </text:p>
            </text:list-item>
          </text:list>
          <draw:enhanced-geometry svg:viewBox="0 0 21600 21600" draw:type="rectangle" draw:enhanced-path="M 0 0 L 21600 0 21600 21600 0 21600 0 0 Z N"/>
        </draw:custom-shape>
        <presentation:notes draw:style-name="dp2">
          <draw:page-thumbnail draw:style-name="gr1" draw:layer="layout" svg:width="13.428cm" svg:height="10.072cm" svg:x="3.545cm" svg:y="1.967cm" draw:page-number="20" presentation:class="page"/>
          <draw:frame presentation:style-name="pr6" draw:layer="layout" svg:width="14.75cm" svg:height="11.798cm" svg:x="2.752cm" svg:y="12.775cm" presentation:class="notes" presentation:placeholder="true">
            <draw:text-box/>
          </draw:frame>
        </presentation:notes>
      </draw:page>
      <draw:page draw:name="Program Testing" draw:style-name="dp1" draw:master-page-name="Varsayılan" presentation:presentation-page-layout-name="AL2T1">
        <office:forms form:automatic-focus="false" form:apply-design-mode="false"/>
        <draw:frame presentation:style-name="pr4" draw:text-style-name="P2" draw:layer="layout" svg:width="23.706cm" svg:height="1.906cm" svg:x="0.847cm" svg:y="1.057cm" presentation:class="title" presentation:user-transformed="true">
          <draw:text-box>
            <text:list text:style-name="L2">
              <text:list-header>
                <text:p text:style-name="P4">Program Test</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3">Programın çalışıp-çalışmayacağına kendinizi ikna ettirebilirsiniz</text:p>
              </text:list-item>
            </text:list>
          </draw:text-box>
        </draw:frame>
        <draw:custom-shape draw:style-name="gr14" draw:text-style-name="P2" draw:layer="layout" svg:width="5.504cm" svg:height="3.175cm" svg:x="9.948cm" svg:y="6.694cm">
          <text:list text:style-name="L10">
            <text:list-header>
              <text:p text:style-name="P23"><text:span text:style-name="T39">Test</text:span></text:p>
              <text:p text:style-name="P23"><text:span text:style-name="T39">Programı</text:span></text:p>
            </text:list-header>
          </text:list>
          <draw:enhanced-geometry svg:viewBox="0 0 21600 21600" draw:type="rectangle" draw:enhanced-path="M 0 0 L 21600 0 21600 21600 0 21600 0 0 Z N"/>
        </draw:custom-shape>
        <draw:custom-shape draw:style-name="gr15" draw:text-style-name="P2" draw:layer="layout" svg:width="5.582cm" svg:height="1.277cm" svg:x="2.117cm" svg:y="8.599cm">
          <text:list text:style-name="L11">
            <text:list-header>
              <text:p text:style-name="P23"><text:span text:style-name="T40">setarray.c</text:span></text:p>
            </text:list-header>
          </text:list>
          <draw:enhanced-geometry svg:viewBox="0 0 21600 21600" draw:type="mso-spt202" draw:enhanced-path="M 0 0 L 21600 0 21600 21600 0 21600 0 0 Z N"/>
        </draw:custom-shape>
        <draw:custom-shape draw:style-name="gr15" draw:text-style-name="P2" draw:layer="layout" svg:width="5.243cm" svg:height="2.293cm" svg:x="17.987cm" svg:y="6.985cm">
          <text:list text:style-name="L11">
            <text:list-header>
              <text:p text:style-name="P23"><text:span text:style-name="T41">Muhtemelen</text:span></text:p>
            </text:list-header>
            <text:list-item>
              <text:p text:style-name="P23"><text:span text:style-name="T41">Doğru/Hatalı</text:span></text:p>
            </text:list-item>
          </text:list>
          <draw:enhanced-geometry svg:viewBox="0 0 21600 21600" draw:type="mso-spt202" draw:enhanced-path="M 0 0 L 21600 0 21600 21600 0 21600 0 0 Z N"/>
        </draw:custom-shape>
        <draw:line draw:style-name="gr16" draw:text-style-name="P10" draw:layer="layout" svg:x1="7.62cm" svg:y1="9.234cm" svg:x2="9.737cm" svg:y2="9.234cm">
          <text:p/>
        </draw:line>
        <draw:line draw:style-name="gr16" draw:text-style-name="P10" draw:layer="layout" svg:x1="15.663cm" svg:y1="8.176cm" svg:x2="17.78cm" svg:y2="8.176cm">
          <text:p/>
        </draw:line>
        <draw:custom-shape draw:style-name="gr18" draw:text-style-name="P24" draw:layer="layout" svg:width="5.294cm" svg:height="1.277cm" svg:x="2.338cm" svg:y="6.8cm">
          <text:list text:style-name="L11">
            <text:list-header>
              <text:p text:style-name="P23"><text:span text:style-name="T41">belirtimler</text:span></text:p>
            </text:list-header>
          </text:list>
          <draw:enhanced-geometry svg:viewBox="0 0 21600 21600" draw:mirror-horizontal="false" draw:mirror-vertical="false" draw:type="mso-spt202" draw:enhanced-path="M 0 0 L 21600 0 21600 21600 0 21600 0 0 Z N"/>
        </draw:custom-shape>
        <draw:line draw:style-name="gr16" draw:text-style-name="P10" draw:layer="layout" svg:x1="7.62cm" svg:y1="7.541cm" svg:x2="9.737cm" svg:y2="7.541cm">
          <text:p/>
        </draw:line>
        <draw:custom-shape draw:style-name="gr19" draw:text-style-name="P2" draw:layer="layout" svg:width="14.078cm" svg:height="1.277cm" svg:x="2.347cm" svg:y="12.197cm">
          <text:list text:style-name="L7">
            <text:list-header>
              <text:p text:style-name="P23"><text:span text:style-name="T44">Test programını nasıl yazacaksınız?</text:span></text:p>
            </text:list-header>
          </text:list>
          <draw:enhanced-geometry svg:viewBox="0 0 21600 21600" draw:type="mso-spt202" draw:enhanced-path="M 0 0 L 21600 0 21600 21600 0 21600 0 0 Z N"/>
        </draw:custom-shape>
        <presentation:notes draw:style-name="dp2">
          <draw:page-thumbnail draw:style-name="gr1" draw:layer="layout" svg:width="13.428cm" svg:height="10.072cm" svg:x="3.545cm" svg:y="1.967cm" draw:page-number="21" presentation:class="page"/>
          <draw:frame presentation:style-name="pr6" draw:layer="layout" svg:width="14.75cm" svg:height="11.798cm" svg:x="2.752cm" svg:y="12.775cm" presentation:class="notes" presentation:placeholder="true">
            <draw:text-box/>
          </draw:frame>
        </presentation:notes>
      </draw:page>
      <draw:page draw:name="Test Programs" draw:style-name="dp1" draw:master-page-name="Varsayılan" presentation:presentation-page-layout-name="AL2T1">
        <office:forms form:automatic-focus="false" form:apply-design-mode="false"/>
        <draw:frame presentation:style-name="pr5" draw:text-style-name="P2" draw:layer="layout" svg:width="23.495cm" svg:height="15.24cm" svg:x="1.269cm" svg:y="3.387cm" presentation:class="outline" presentation:user-transformed="true">
          <draw:text-box>
            <text:list text:style-name="L3">
              <text:list-item>
                <text:p text:style-name="P5"><text:span text:style-name="T2">İyi test edilmiş programın özellikleri</text:span></text:p>
              </text:list-item>
            </text:list>
            <text:list text:style-name="L12">
              <text:list-item>
                <text:list>
                  <text:list-item>
                    <text:p text:style-name="P6"><text:span text:style-name="T3">Sınır koşulları test edilmiştir</text:span></text:p>
                  </text:list-item>
                  <text:list-item>
                    <text:p text:style-name="P6"><text:span text:style-name="T3">Mümkün olduğunca çok kod sınaması yapılmıştır</text:span></text:p>
                  </text:list-item>
                  <text:list-item>
                    <text:p text:style-name="P6"><text:span text:style-name="T3">Doğru/hatalı olduğu bilinen çıkışlar üretir</text:span></text:p>
                    <text:p text:style-name="P6"><text:span text:style-name="T3"/></text:p>
                  </text:list-item>
                </text:list>
              </text:list-item>
            </text:list>
          </draw:text-box>
        </draw:frame>
        <draw:custom-shape draw:style-name="gr19" draw:text-style-name="P2" draw:layer="layout" svg:width="13.13cm" svg:height="1.277cm" svg:x="3.531cm" svg:y="10.504cm">
          <text:list text:style-name="L7">
            <text:list-header>
              <text:p text:style-name="P23"><text:span text:style-name="T44">Bu üç özelliği nasıl sağlayacağız?</text:span></text:p>
            </text:list-header>
          </text:list>
          <draw:enhanced-geometry svg:viewBox="0 0 21600 21600" draw:type="mso-spt202" draw:enhanced-path="M 0 0 L 21600 0 21600 21600 0 21600 0 0 Z N"/>
        </draw:custom-shape>
        <draw:frame presentation:style-name="pr4" draw:text-style-name="P2" draw:layer="layout" svg:width="23.706cm" svg:height="1.906cm" svg:x="0.847cm" svg:y="1.057cm" presentation:class="title" presentation:user-transformed="true">
          <draw:text-box>
            <text:list text:style-name="L2">
              <text:list-header>
                <text:p text:style-name="P4">Program Test</text:p>
              </text:list-header>
            </text:list>
          </draw:text-box>
        </draw:frame>
        <presentation:notes draw:style-name="dp2">
          <draw:page-thumbnail draw:style-name="gr1" draw:layer="layout" svg:width="13.428cm" svg:height="10.072cm" svg:x="3.545cm" svg:y="1.967cm" draw:page-number="22" presentation:class="page"/>
          <draw:frame presentation:style-name="pr6" draw:layer="layout" svg:width="14.75cm" svg:height="11.798cm" svg:x="2.752cm" svg:y="12.775cm" presentation:class="notes" presentation:placeholder="true">
            <draw:text-box/>
          </draw:frame>
        </presentation:notes>
      </draw:page>
      <draw:page draw:name="page23" draw:style-name="dp1" draw:master-page-name="Varsayılan" presentation:presentation-page-layout-name="AL2T1">
        <office:forms form:automatic-focus="false" form:apply-design-mode="false"/>
        <draw:frame presentation:style-name="pr5" draw:text-style-name="P2" draw:layer="layout" svg:width="23.495cm" svg:height="15.24cm" svg:x="1.269cm" svg:y="3.387cm" presentation:class="outline" presentation:user-transformed="true">
          <draw:text-box>
            <text:list text:style-name="L3">
              <text:list-item>
                <text:p text:style-name="P3">Sınır koşullarını test etme</text:p>
              </text:list-item>
            </text:list>
            <text:list text:style-name="L12">
              <text:list-item>
                <text:list>
                  <text:list-item>
                    <text:p text:style-name="P11">Neredeyse tüm böcekler sınır koşullarında ortaya çıkar (ör. NULL)</text:p>
                  </text:list-item>
                  <text:list-item>
                    <text:p text:style-name="P11">Sınır durumunda doğru çalışıyorsa, diğer yerlerde muhtemelen sorun yoktur</text:p>
                  </text:list-item>
                </text:list>
              </text:list-item>
            </text:list>
            <text:list text:style-name="L3">
              <text:list-item>
                <text:p text:style-name="P3"><text:span text:style-name="T3">Mümkün olduğunca çok kod sınaması</text:span></text:p>
              </text:list-item>
            </text:list>
            <text:list text:style-name="L12">
              <text:list-item>
                <text:list>
                  <text:list-item>
                    <text:p text:style-name="P11">Basit olanlarda, kod için mümkün değerlerle sına</text:p>
                  </text:list-item>
                  <text:list-item>
                    <text:p text:style-name="P11">Diğerlerinde rastgele giriş yolunu tercih et</text:p>
                  </text:list-item>
                  <text:list-item>
                    <text:p text:style-name="P11">Testin kapsama alanını ölç</text:p>
                  </text:list-item>
                </text:list>
              </text:list-item>
            </text:list>
            <text:list text:style-name="L3">
              <text:list-item>
                <text:p text:style-name="P3">Çıkışın doğru/hatalı olduğunu sınama?</text:p>
              </text:list-item>
            </text:list>
            <text:list text:style-name="L12">
              <text:list-item>
                <text:list>
                  <text:list-item>
                    <text:p text:style-name="P11">Beklenen çıkışla eşleşme var mı? (basit durum)</text:p>
                  </text:list-item>
                  <text:list-item>
                    <text:p text:style-name="P11">Diğer gerçeklemenin çıkışıyla eşleştir</text:p>
                  </text:list-item>
                  <text:list-item>
                    <text:p text:style-name="P11">Beklenen özelliklerini sına<text:line-break/></text:p>
                  </text:list-item>
                  <text:list-item>
                    <text:p text:style-name="P11">Not: gerçek programlar bulanık speklere sahiptir</text:p>
                    <text:p text:style-name="P11"/>
                    <text:p text:style-name="P11"/>
                  </text:list-item>
                </text:list>
              </text:list-item>
            </text:list>
          </draw:text-box>
        </draw:frame>
        <draw:frame presentation:style-name="pr4" draw:text-style-name="P2" draw:layer="layout" svg:width="23.706cm" svg:height="1.906cm" svg:x="0.847cm" svg:y="1.057cm" presentation:class="title" presentation:user-transformed="true">
          <draw:text-box>
            <text:list text:style-name="L2">
              <text:list-header>
                <text:p text:style-name="P4">Program Test</text:p>
              </text:list-header>
            </text:list>
          </draw:text-box>
        </draw:frame>
        <presentation:notes draw:style-name="dp2">
          <draw:page-thumbnail draw:style-name="gr1" draw:layer="layout" svg:width="13.428cm" svg:height="10.072cm" svg:x="3.545cm" svg:y="1.967cm" draw:page-number="23" presentation:class="page"/>
          <draw:frame presentation:style-name="pr6" draw:layer="layout" svg:width="14.75cm" svg:height="11.798cm" svg:x="2.752cm" svg:y="12.775cm" presentation:class="notes" presentation:placeholder="true">
            <draw:text-box/>
          </draw:frame>
        </presentation:notes>
      </draw:page>
      <draw:page draw:name="Test Boundary Conditions" draw:style-name="dp1" draw:master-page-name="Varsayılan" presentation:presentation-page-layout-name="AL2T1">
        <office:forms form:automatic-focus="false" form:apply-design-mode="false"/>
        <draw:frame presentation:style-name="pr4" draw:text-style-name="P2" draw:layer="layout" svg:width="23.706cm" svg:height="1.906cm" svg:x="0.847cm" svg:y="1.057cm" presentation:class="title" presentation:user-transformed="true">
          <draw:text-box>
            <text:list text:style-name="L2">
              <text:list-header>
                <text:p text:style-name="P4">Sınır Durumları Test</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3"><text:span text:style-name="T4">Kelimenin son harfinde kırpma</text:span></text:p>
              </text:list-item>
            </text:list>
            <text:list text:style-name="L13">
              <text:list-item>
                <text:list>
                  <text:list-header>
                    <text:p text:style-name="P25"><text:span text:style-name="T45">int i;</text:span></text:p>
                    <text:p text:style-name="P26"><text:span text:style-name="T45">char s[MAXLINE];</text:span></text:p>
                    <text:p text:style-name="P26"><text:span text:style-name="T45"/></text:p>
                    <text:p text:style-name="P26"><text:span text:style-name="T45">for (i=0; (s[i]=getchar()) != ‘\n’; i++)</text:span></text:p>
                    <text:p text:style-name="P26"><text:span text:style-name="T45"><text:s text:c="4"/></text:span><text:span text:style-name="T45">;</text:span></text:p>
                    <text:p text:style-name="P26"><text:span text:style-name="T45">s[--i] = ‘\0’;</text:span></text:p>
                    <text:p text:style-name="P26"><text:span text:style-name="T45">printf(“Katar: %s\n”, s);</text:span></text:p>
                  </text:list-header>
                </text:list>
              </text:list-item>
            </text:list>
            <text:list text:style-name="L3">
              <text:list-item>
                <text:p text:style-name="P27"><text:span text:style-name="T4">Örnek</text:span></text:p>
              </text:list-item>
            </text:list>
            <text:list text:style-name="L4">
              <text:list-item>
                <text:list>
                  <text:list-item>
                    <text:p text:style-name="P28"><text:span text:style-name="T4">Giriş “foot” </text:span><text:span text:style-name="T46"></text:span><text:span text:style-name="T4"> çıkış “foo”</text:span></text:p>
                  </text:list-item>
                  <text:list-item>
                    <text:p text:style-name="P28"><text:span text:style-name="T4">Fakat, giriş boş satırsa (sadece '\n')?</text:span></text:p>
                  </text:list-item>
                  <text:list-item>
                    <text:p text:style-name="P28"><text:span text:style-name="T4">Veya EOF?</text:span></text:p>
                  </text:list-item>
                  <text:list-item>
                    <text:p text:style-name="P28"><text:span text:style-name="T4">Veya çok uzun bir katar?</text:span></text:p>
                  </text:list-item>
                </text:list>
              </text:list-item>
            </text:list>
          </draw:text-box>
        </draw:frame>
        <presentation:notes draw:style-name="dp2">
          <draw:page-thumbnail draw:style-name="gr1" draw:layer="layout" svg:width="13.428cm" svg:height="10.072cm" svg:x="3.545cm" svg:y="1.967cm" draw:page-number="24" presentation:class="page"/>
          <draw:frame presentation:style-name="pr9" draw:text-style-name="P2" draw:layer="layout" svg:width="14.75cm" svg:height="11.797cm" svg:x="2.752cm" svg:y="12.775cm" presentation:class="notes" presentation:user-transformed="true">
            <draw:text-box>
              <text:list text:style-name="L7">
                <text:list-header>
                  <text:p text:style-name="P18"/>
                  <text:p text:style-name="P18"/>
                </text:list-header>
              </text:list>
            </draw:text-box>
          </draw:frame>
        </presentation:notes>
      </draw:page>
      <draw:page draw:name="page25" draw:style-name="dp1" draw:master-page-name="Varsayılan" presentation:presentation-page-layout-name="AL2T1">
        <office:forms form:automatic-focus="false" form:apply-design-mode="false"/>
        <draw:frame presentation:style-name="pr5" draw:text-style-name="P2" draw:layer="layout" svg:width="23.495cm" svg:height="15.24cm" svg:x="1.269cm" svg:y="3.387cm" presentation:class="outline" presentation:user-transformed="true">
          <draw:text-box>
            <text:list text:style-name="L3">
              <text:list-item>
                <text:p text:style-name="P3"><text:span text:style-name="T4">stdin den aldığı satırı karakter dizisine koyan kod</text:span></text:p>
              </text:list-item>
            </text:list>
            <text:list text:style-name="L13">
              <text:list-item>
                <text:list>
                  <text:list-header>
                    <text:p text:style-name="P25"><text:span text:style-name="T45">int i;</text:span></text:p>
                    <text:p text:style-name="P26"><text:span text:style-name="T45">char s[MAXLINE];</text:span></text:p>
                    <text:p text:style-name="P26"><text:span text:style-name="T45"/></text:p>
                    <text:p text:style-name="P26"><text:span text:style-name="T45">for (i=0; (s[i]=getchar()) != ‘\n’ &amp;&amp; i &lt; MAXLINE-1; i++)</text:span></text:p>
                    <text:p text:style-name="P26"><text:span text:style-name="T45"><text:s text:c="4"/></text:span><text:span text:style-name="T45">;</text:span></text:p>
                    <text:p text:style-name="P26"><text:span text:style-name="T45">s[i] = ‘\0’;</text:span></text:p>
                    <text:p text:style-name="P26"><text:span text:style-name="T45">printf(“Katar: |%s|\n”, s);</text:span></text:p>
                  </text:list-header>
                </text:list>
              </text:list-item>
            </text:list>
            <text:list text:style-name="L3">
              <text:list-item>
                <text:p text:style-name="P27"><text:span text:style-name="T4">Sınır koşulları</text:span></text:p>
              </text:list-item>
            </text:list>
            <text:list text:style-name="L4">
              <text:list-item>
                <text:list>
                  <text:list-item>
                    <text:p text:style-name="P11"><text:span text:style-name="T4">Giriş `\n` ile başlarsa (boş satır)</text:span></text:p>
                  </text:list-item>
                  <text:list-item>
                    <text:p text:style-name="P11"><text:span text:style-name="T4">\n den önce EOF</text:span></text:p>
                  </text:list-item>
                  <text:list-item>
                    <text:p text:style-name="P11"><text:span text:style-name="T4">Doğrudan EOF (boş dosya)</text:span></text:p>
                  </text:list-item>
                  <text:list-item>
                    <text:p text:style-name="P11"><text:span text:style-name="T4">Tam olarak MAXLINE-1 karakter uzunluğu</text:span></text:p>
                  </text:list-item>
                  <text:list-item>
                    <text:p text:style-name="P11"><text:span text:style-name="T4">Satır tam olarak MAXLINE karakter uzunluğunda</text:span></text:p>
                  </text:list-item>
                  <text:list-item>
                    <text:p text:style-name="P11"><text:span text:style-name="T4">Satır MAXLINE karakterden daha uzun</text:span></text:p>
                  </text:list-item>
                </text:list>
              </text:list-item>
            </text:list>
          </draw:text-box>
        </draw:frame>
        <draw:frame presentation:style-name="pr4" draw:text-style-name="P2" draw:layer="layout" svg:width="23.706cm" svg:height="1.906cm" svg:x="0.847cm" svg:y="1.057cm" presentation:class="title" presentation:user-transformed="true">
          <draw:text-box>
            <text:list text:style-name="L2">
              <text:list-header>
                <text:p text:style-name="P4">Sınır Durumları Test</text:p>
              </text:list-header>
            </text:list>
          </draw:text-box>
        </draw:frame>
        <presentation:notes draw:style-name="dp2">
          <draw:page-thumbnail draw:style-name="gr1" draw:layer="layout" svg:width="13.428cm" svg:height="10.072cm" svg:x="3.545cm" svg:y="1.967cm" draw:page-number="25" presentation:class="page"/>
          <draw:frame presentation:style-name="pr9" draw:text-style-name="P2" draw:layer="layout" svg:width="14.75cm" svg:height="11.797cm" svg:x="2.752cm" svg:y="12.775cm" presentation:class="notes" presentation:user-transformed="true">
            <draw:text-box>
              <text:list text:style-name="L7">
                <text:list-header>
                  <text:p text:style-name="P18"><text:span text:style-name="T4">EOF before end of line: Will keep calling getchar(), and put umlaut-y in s[i]</text:span></text:p>
                  <text:p text:style-name="P18"><text:span text:style-name="T4">Empty file: Will keep calling getchar(), and putting umlaut-y</text:span></text:p>
                  <text:p text:style-name="P18"><text:span text:style-name="T4">Maxline-1 characters: all okay</text:span></text:p>
                  <text:p text:style-name="P18"><text:span text:style-name="T4">Maxline characters: last character never read, or the newline</text:span></text:p>
                  <text:p text:style-name="P18"><text:span text:style-name="T4">More than maxline: some characters (including newline) still left on the line</text:span></text:p>
                  <text:p text:style-name="P18"><text:span text:style-name="T4"/></text:p>
                  <text:p text:style-name="P18"><text:span text:style-name="T4"/></text:p>
                  <text:p text:style-name="P18"><text:span text:style-name="T4"/></text:p>
                </text:list-header>
              </text:list>
            </draw:text-box>
          </draw:frame>
        </presentation:notes>
      </draw:page>
      <draw:page draw:name="Test Boundary Condition" draw:style-name="dp1" draw:master-page-name="Varsayılan" presentation:presentation-page-layout-name="AL2T1">
        <office:forms form:automatic-focus="false" form:apply-design-mode="false"/>
        <draw:custom-shape draw:style-name="gr12" draw:text-style-name="P2" draw:layer="layout" svg:width="5.08cm" svg:height="1.693cm" svg:x="16.51cm" svg:y="11.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5" draw:text-style-name="P2" draw:layer="layout" svg:width="23.495cm" svg:height="15.24cm" svg:x="1.269cm" svg:y="3.387cm" presentation:class="outline" presentation:user-transformed="true">
          <draw:text-box>
            <text:list text:style-name="L3">
              <text:list-item>
                <text:p text:style-name="P14"><text:span text:style-name="T12">Kodu yeniden yaz</text:span></text:p>
              </text:list-item>
            </text:list>
            <text:list text:style-name="L13">
              <text:list-item>
                <text:list>
                  <text:list-header>
                    <text:p text:style-name="P25"><text:span text:style-name="T45">int i;</text:span></text:p>
                    <text:p text:style-name="P26"><text:span text:style-name="T45">char s[MAXLINE];</text:span></text:p>
                    <text:p text:style-name="P26"><text:span text:style-name="T45">for (i=0; i&lt;MAXLINE-1; i++)</text:span></text:p>
                    <text:p text:style-name="P26"><text:span text:style-name="T45"><text:s text:c="4"/></text:span><text:span text:style-name="T45">if ((s[i] = getchar()) == ‘\n’)</text:span></text:p>
                    <text:p text:style-name="P26"><text:span text:style-name="T45"><text:s text:c="8"/></text:span><text:span text:style-name="T45">break;</text:span></text:p>
                    <text:p text:style-name="P26"><text:span text:style-name="T45">s[i] = ‘\0’;</text:span></text:p>
                  </text:list-header>
                </text:list>
              </text:list-item>
            </text:list>
            <text:list text:style-name="L3">
              <text:list-item>
                <text:p text:style-name="P14"><text:span text:style-name="T12">Diğer sınır koşulu: EOF</text:span></text:p>
              </text:list-item>
            </text:list>
            <text:list text:style-name="L13">
              <text:list-item>
                <text:list>
                  <text:list-header>
                    <text:p text:style-name="P26"><text:span text:style-name="T45">for (i=0; i&lt;MAXLINE-1; i++)</text:span></text:p>
                    <text:p text:style-name="P26"><text:span text:style-name="T45"><text:s text:c="4"/></text:span><text:span text:style-name="T45">if ((s[i] = getchar()) == ‘\n’ || s[i] == EOF)</text:span></text:p>
                    <text:p text:style-name="P26"><text:span text:style-name="T45"><text:s text:c="8"/></text:span><text:span text:style-name="T45">break;</text:span></text:p>
                    <text:p text:style-name="P26"><text:span text:style-name="T45">s[i] = ‘\0’;</text:span></text:p>
                  </text:list-header>
                </text:list>
              </text:list-item>
            </text:list>
            <text:list text:style-name="L3">
              <text:list-item>
                <text:p text:style-name="P14"><text:span text:style-name="T12">Diğer sınır koşulları nelerdir?</text:span></text:p>
              </text:list-item>
            </text:list>
            <text:list text:style-name="L4">
              <text:list-item>
                <text:list>
                  <text:list-item>
                    <text:p text:style-name="P29"><text:span text:style-name="T47">Neredeyse dolu</text:span></text:p>
                  </text:list-item>
                  <text:list-item>
                    <text:p text:style-name="P29"><text:span text:style-name="T47">Tam dolu</text:span></text:p>
                  </text:list-item>
                  <text:list-item>
                    <text:p text:style-name="P29"><text:span text:style-name="T47">Taştı </text:span></text:p>
                  </text:list-item>
                </text:list>
              </text:list-item>
            </text:list>
          </draw:text-box>
        </draw:frame>
        <draw:custom-shape draw:style-name="gr20" draw:text-style-name="P2" draw:layer="layout" svg:width="7.62cm" svg:height="3.175cm" svg:x="13.97cm" svg:y="15.452cm">
          <text:list text:style-name="L7">
            <text:list-header>
              <text:p text:style-name="P23"><text:span text:style-name="T48">Bu hatalı, neden?</text:span></text:p>
            </text:list-header>
          </text:list>
          <draw:enhanced-geometry svg:viewBox="0 0 21600 21600" draw:glue-points="10800 0 3160 3160 0 10800 3160 18440 10800 21600 18440 18440 21600 10800 18440 3160 ?f14 ?f15" draw:text-areas="3200 3200 18400 18400" draw:type="round-callout" draw:modifiers="14438 -1773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presentation:style-name="pr4" draw:text-style-name="P2" draw:layer="layout" svg:width="23.706cm" svg:height="1.906cm" svg:x="0.847cm" svg:y="1.057cm" presentation:class="title" presentation:user-transformed="true">
          <draw:text-box>
            <text:list text:style-name="L2">
              <text:list-header>
                <text:p text:style-name="P4">Sınır Durumları Test</text:p>
              </text:list-header>
            </text:list>
          </draw:text-box>
        </draw:frame>
        <presentation:notes draw:style-name="dp2">
          <draw:page-thumbnail draw:style-name="gr1" draw:layer="layout" svg:width="13.428cm" svg:height="10.072cm" svg:x="3.545cm" svg:y="1.967cm" draw:page-number="26" presentation:class="page"/>
          <draw:frame presentation:style-name="pr6" draw:layer="layout" svg:width="14.75cm" svg:height="11.798cm" svg:x="2.752cm" svg:y="12.775cm" presentation:class="notes" presentation:placeholder="true">
            <draw:text-box/>
          </draw:frame>
        </presentation:notes>
      </draw:page>
      <draw:page draw:name="A Bit Better..." draw:style-name="dp1" draw:master-page-name="Varsayılan" presentation:presentation-page-layout-name="AL2T1">
        <office:forms form:automatic-focus="false" form:apply-design-mode="false"/>
        <draw:frame presentation:style-name="pr4" draw:text-style-name="P2" draw:layer="layout" svg:width="23.706cm" svg:height="1.906cm" svg:x="0.847cm" svg:y="1.057cm" presentation:class="title" presentation:user-transformed="true">
          <draw:text-box>
            <text:list text:style-name="L2">
              <text:list-header>
                <text:p text:style-name="P4">Biraz daha iyisi ... </text:p>
              </text:list-header>
            </text:list>
          </draw:text-box>
        </draw:frame>
        <draw:frame presentation:style-name="pr15" draw:text-style-name="P2" draw:layer="layout" svg:width="23.495cm" svg:height="8.255cm" svg:x="1.269cm" svg:y="3.386cm" presentation:class="outline" presentation:user-transformed="true">
          <draw:text-box>
            <text:list text:style-name="L3">
              <text:list-item>
                <text:p text:style-name="P12"><text:span text:style-name="T4">Iyileştirme ...</text:span></text:p>
              </text:list-item>
            </text:list>
            <text:list text:style-name="L13">
              <text:list-item>
                <text:list>
                  <text:list-header>
                    <text:p text:style-name="P30"><text:span text:style-name="T49">for (i=0; ; i++) {</text:span></text:p>
                    <text:p text:style-name="P31"><text:span text:style-name="T49"><text:s text:c="3"/></text:span><text:span text:style-name="T49">int c = getchar();</text:span></text:p>
                    <text:p text:style-name="P31"><text:span text:style-name="T49"><text:s text:c="3"/></text:span><text:span text:style-name="T49">if (c==EOF || c==’\n’ || i==MAXLINE-1) {</text:span></text:p>
                    <text:p text:style-name="P32"><text:span text:style-name="T49"><text:tab/></text:span><text:span text:style-name="T49"><text:tab/></text:span><text:span text:style-name="T49"> </text:span><text:span text:style-name="T49">s[i]=’\0’; </text:span></text:p>
                    <text:p text:style-name="P31"><text:span text:style-name="T49"><text:s text:c="5"/></text:span><text:span text:style-name="T49">break;</text:span></text:p>
                    <text:p text:style-name="P31"><text:span text:style-name="T49"><text:s text:c="3"/></text:span><text:span text:style-name="T49">}</text:span></text:p>
                    <text:p text:style-name="P31"><text:span text:style-name="T49"><text:s text:c="3"/></text:span><text:span text:style-name="T49">else s[i] = c;</text:span></text:p>
                    <text:p text:style-name="P33"><text:span text:style-name="T49">}</text:span></text:p>
                  </text:list-header>
                </text:list>
              </text:list-item>
            </text:list>
          </draw:text-box>
        </draw:frame>
        <draw:g draw:id="id4">
          <draw:custom-shape draw:style-name="gr21" draw:text-style-name="P2" draw:layer="layout" svg:width="4.021cm" svg:height="0.847cm" svg:x="1.482cm" svg:y="15.24cm">
            <text:p/>
            <draw:enhanced-geometry svg:viewBox="0 0 21600 21600" draw:type="rectangle" draw:enhanced-path="M 0 0 L 21600 0 21600 21600 0 21600 0 0 Z N"/>
          </draw:custom-shape>
          <draw:custom-shape draw:style-name="gr21" draw:text-style-name="P2" draw:layer="layout" svg:width="0.635cm" svg:height="0.847cm" svg:x="5.503cm" svg:y="15.24cm">
            <text:p/>
            <draw:enhanced-geometry svg:viewBox="0 0 21600 21600" draw:type="rectangle" draw:enhanced-path="M 0 0 L 21600 0 21600 21600 0 21600 0 0 Z N"/>
          </draw:custom-shape>
          <draw:custom-shape draw:style-name="gr22" draw:text-style-name="P2" draw:layer="layout" svg:width="12.276cm" svg:height="5.292cm" svg:x="11.007cm" svg:y="13.123cm">
            <text:list text:style-name="L7">
              <text:list-header>
                <text:p text:style-name="P34"><text:span text:style-name="T50">Çıkış:</text:span></text:p>
                <text:p text:style-name="P35"><text:span text:style-name="T50"/></text:p>
              </text:list-header>
            </text:list>
            <draw:enhanced-geometry svg:viewBox="0 0 21600 21600" draw:type="rectangle" draw:enhanced-path="M 0 0 L 21600 0 21600 21600 0 21600 0 0 Z N"/>
          </draw:custom-shape>
          <draw:custom-shape draw:style-name="gr22" draw:text-style-name="P2" draw:layer="layout" svg:width="10.372cm" svg:height="6.35cm" svg:x="1.27cm" svg:y="11.642cm">
            <text:list text:style-name="L14">
              <text:list-item>
                <text:p text:style-name="P36"><text:span text:style-name="T51">Hala problem var...</text:span></text:p>
              </text:list-item>
            </text:list>
            <text:list text:style-name="L7">
              <text:list-header>
                <text:p text:style-name="P34"><text:span text:style-name="T50">Giriş:</text:span></text:p>
                <text:p text:style-name="P35"><text:span text:style-name="T52">Four</text:span></text:p>
                <text:p text:style-name="P35"><text:span text:style-name="T52">score and seven</text:span></text:p>
                <text:p text:style-name="P35"><text:span text:style-name="T52">years</text:span></text:p>
              </text:list-header>
            </text:list>
            <draw:enhanced-geometry svg:viewBox="0 0 21600 21600" draw:type="rectangle" draw:enhanced-path="M 0 0 L 21600 0 21600 21600 0 21600 0 0 Z N"/>
          </draw:custom-shape>
          <draw:custom-shape draw:style-name="gr23" draw:text-style-name="P2" draw:layer="layout" svg:width="4.657cm" svg:height="0.847cm" svg:x="11.218cm" svg:y="14.393cm">
            <text:list text:style-name="L7">
              <text:list-header>
                <text:p text:style-name="P22"><text:span text:style-name="T9">Four</text:span><text:span text:style-name="T49">Ø</text:span></text:p>
              </text:list-header>
            </text:list>
            <draw:enhanced-geometry svg:viewBox="0 0 21600 21600" draw:type="rectangle" draw:enhanced-path="M 0 0 L 21600 0 21600 21600 0 21600 0 0 Z N"/>
          </draw:custom-shape>
          <draw:custom-shape draw:style-name="gr23" draw:text-style-name="P2" draw:layer="layout" svg:width="4.657cm" svg:height="0.847cm" svg:x="11.218cm" svg:y="15.24cm">
            <text:list text:style-name="L7">
              <text:list-header>
                <text:p text:style-name="P22"><text:span text:style-name="T9">score an</text:span><text:span text:style-name="T49">Ø</text:span></text:p>
              </text:list-header>
            </text:list>
            <draw:enhanced-geometry svg:viewBox="0 0 21600 21600" draw:type="rectangle" draw:enhanced-path="M 0 0 L 21600 0 21600 21600 0 21600 0 0 Z N"/>
          </draw:custom-shape>
          <draw:custom-shape draw:style-name="gr23" draw:text-style-name="P2" draw:layer="layout" svg:width="4.657cm" svg:height="0.846cm" svg:x="11.218cm" svg:y="16.087cm">
            <text:list text:style-name="L7">
              <text:list-header>
                <text:p text:style-name="P22"><text:span text:style-name="T9"><text:s/></text:span><text:span text:style-name="T9">seven</text:span><text:span text:style-name="T49">Ø</text:span></text:p>
              </text:list-header>
            </text:list>
            <draw:enhanced-geometry svg:viewBox="0 0 21600 21600" draw:type="rectangle" draw:enhanced-path="M 0 0 L 21600 0 21600 21600 0 21600 0 0 Z N"/>
          </draw:custom-shape>
          <draw:custom-shape draw:style-name="gr23" draw:text-style-name="P2" draw:layer="layout" svg:width="4.657cm" svg:height="0.847cm" svg:x="11.218cm" svg:y="16.933cm">
            <text:list text:style-name="L7">
              <text:list-header>
                <text:p text:style-name="P22"><text:span text:style-name="T9">years</text:span><text:span text:style-name="T49">Ø</text:span></text:p>
              </text:list-header>
            </text:list>
            <draw:enhanced-geometry svg:viewBox="0 0 21600 21600" draw:type="rectangle" draw:enhanced-path="M 0 0 L 21600 0 21600 21600 0 21600 0 0 Z N"/>
          </draw:custom-shape>
          <draw:custom-shape draw:style-name="gr20" draw:text-style-name="P2" draw:layer="layout" svg:width="6.138cm" svg:height="2.963cm" svg:x="17.78cm" svg:y="13.335cm">
            <text:list text:style-name="L7">
              <text:list-header>
                <text:p text:style-name="P23"><text:span text:style-name="T48">'d' nerede?</text:span></text:p>
              </text:list-header>
            </text:list>
            <draw:enhanced-geometry svg:viewBox="0 0 21600 21600" draw:text-areas="3000 3320 17110 17330" draw:type="cloud-callout" draw:modifiers="-5105 1536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4" smil:attributeName="visibility" smil:to="visible"/>
                  <anim:transitionFilter smil:dur="0.5s" smil:targetElement="id4" smil:type="barWipe" smil:subtype="leftToRight"/>
                </anim:par>
              </anim:par>
            </anim:par>
          </anim:seq>
        </anim:par>
        <presentation:notes draw:style-name="dp2">
          <draw:page-thumbnail draw:style-name="gr1" draw:layer="layout" svg:width="13.428cm" svg:height="10.072cm" svg:x="3.545cm" svg:y="1.967cm" draw:page-number="27" presentation:class="page"/>
          <draw:frame presentation:style-name="pr6" draw:layer="layout" svg:width="14.75cm" svg:height="11.798cm" svg:x="2.752cm" svg:y="12.775cm" presentation:class="notes" presentation:placeholder="true">
            <draw:text-box/>
          </draw:frame>
        </presentation:notes>
      </draw:page>
      <draw:page draw:name="Ambiguity in Specification" draw:style-name="dp1" draw:master-page-name="Varsayılan" presentation:presentation-page-layout-name="AL2T1">
        <office:forms form:automatic-focus="false" form:apply-design-mode="false"/>
        <draw:frame presentation:style-name="pr4" draw:text-style-name="P2" draw:layer="layout" svg:width="23.706cm" svg:height="1.906cm" svg:x="0.847cm" svg:y="1.057cm" presentation:class="title" presentation:user-transformed="true">
          <draw:text-box>
            <text:list text:style-name="L2">
              <text:list-header>
                <text:p text:style-name="P4">Speklerdeki belirsizlik</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3">Satır çok uzunsa ne olacak?</text:p>
              </text:list-item>
            </text:list>
            <text:list text:style-name="L4">
              <text:list-item>
                <text:list>
                  <text:list-item>
                    <text:p text:style-name="P11">Baştan MAXLINE karakteri tut, gerisini göz ardı et?</text:p>
                  </text:list-item>
                  <text:list-item>
                    <text:p text:style-name="P11">Baştan MAXLINE-1 karakter + ‘\0’ karakteri tut, gerisini göz ardı et?</text:p>
                  </text:list-item>
                </text:list>
              </text:list-item>
            </text:list>
            <text:list text:style-name="L3">
              <text:list-item>
                <text:list>
                  <text:list-item>
                    <text:p>Baştan MAXLINE-1 karakter + ‘\0’ karakteri tut, gerisini sonraki giriş işlevi çağrısına sakla?</text:p>
                  </text:list-item>
                </text:list>
              </text:list-item>
              <text:list-item>
                <text:p text:style-name="P3">Muhtemelen, spekler MAXLINE aşıldığında ne olacağını söylememiştir</text:p>
              </text:list-item>
              <text:list-item>
                <text:p text:style-name="P3">Yapılması gerekeni tanımla</text:p>
              </text:list-item>
            </text:list>
            <text:list text:style-name="L4">
              <text:list-item>
                <text:list>
                  <text:list-item>
                    <text:p text:style-name="P11">Uzun satırlar kırpılacak mı?</text:p>
                  </text:list-item>
                  <text:list-item>
                    <text:p text:style-name="P11">Geriye kalan kısım sonraki satır okuması için saklanacak mı?</text:p>
                  </text:list-item>
                </text:list>
              </text:list-item>
            </text:list>
          </draw:text-box>
        </draw:frame>
        <presentation:notes draw:style-name="dp2">
          <draw:page-thumbnail draw:style-name="gr1" draw:layer="layout" svg:width="13.428cm" svg:height="10.072cm" svg:x="3.545cm" svg:y="1.967cm" draw:page-number="28" presentation:class="page"/>
          <draw:frame presentation:style-name="pr6" draw:layer="layout" svg:width="14.75cm" svg:height="11.798cm" svg:x="2.752cm" svg:y="12.775cm" presentation:class="notes" presentation:placeholder="true">
            <draw:text-box/>
          </draw:frame>
        </presentation:notes>
        <officeooo:annotation svg:x="0.662cm" svg:y="0.661cm">
          <dc:creator>seyyah </dc:creator>
          <dc:date>2010-11-02T04:08:12</dc:date>
          <text:list text:style-name="L15">
            <text:list-item>
              <text:list>
                <text:list-item>
                  <text:p text:style-name="P11">Probably the person specifying it would prefer that unlimited-length lines be handled without any special cases at all</text:p>
                </text:list-item>
                <text:list-item>
                  <text:p text:style-name="P11">Moral: testing has uncovered a design problem, maybe even a specification problem!</text:p>
                </text:list-item>
              </text:list>
            </text:list-item>
          </text:list>
        </officeooo:annotation>
      </draw:page>
      <draw:page draw:name="Moral of This Little Story:" draw:style-name="dp1" draw:master-page-name="Varsayılan" presentation:presentation-page-layout-name="AL2T1">
        <office:forms form:automatic-focus="false" form:apply-design-mode="false"/>
        <draw:frame presentation:style-name="pr4" draw:text-style-name="P2" draw:layer="layout" svg:width="23.706cm" svg:height="1.906cm" svg:x="0.847cm" svg:y="1.057cm" presentation:class="title" presentation:user-transformed="true">
          <draw:text-box>
            <text:list text:style-name="L2">
              <text:list-header>
                <text:p text:style-name="P4">Bu hikayenin özü:</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3">Karmaşık, belirsiz sınır durumları genelde kötü tasarım veya kötü spek belirtisidir</text:p>
              </text:list-item>
              <text:list-item>
                <text:p text:style-name="P3">Yapabildiğiniz ölçüde spekleri temizle</text:p>
              </text:list-item>
              <text:list-item>
                <text:p text:style-name="P3">Spekleri temizleyemezsen kodu onar</text:p>
              </text:list-item>
            </text:list>
          </draw:text-box>
        </draw:frame>
        <presentation:notes draw:style-name="dp2">
          <draw:page-thumbnail draw:style-name="gr1" draw:layer="layout" svg:width="13.428cm" svg:height="10.072cm" svg:x="3.545cm" svg:y="1.967cm" draw:page-number="29" presentation:class="page"/>
          <draw:frame presentation:style-name="pr6" draw:layer="layout" svg:width="14.75cm" svg:height="11.798cm" svg:x="2.752cm" svg:y="12.775cm" presentation:class="notes" presentation:placeholder="true">
            <draw:text-box/>
          </draw:frame>
        </presentation:notes>
      </draw:page>
      <draw:page draw:name="Test As You Write Code" draw:style-name="dp1" draw:master-page-name="Varsayılan" presentation:presentation-page-layout-name="AL2T1">
        <office:forms form:automatic-focus="false" form:apply-design-mode="false"/>
        <draw:frame presentation:style-name="pr4" draw:text-style-name="P2" draw:layer="layout" svg:width="23.706cm" svg:height="1.906cm" svg:x="0.847cm" svg:y="1.057cm" presentation:class="title" presentation:user-transformed="true">
          <draw:text-box>
            <text:list text:style-name="L2">
              <text:list-header>
                <text:p text:style-name="P4">Kod yazarak test</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14">Genelde “assert” kullanılır (zaman kazandırır<text:span text:style-name="T19">)</text:span></text:p>
              </text:list-item>
              <text:list-item>
                <text:p text:style-name="P3">Her bir işlev için ön- ve son-koşulları sına</text:p>
              </text:list-item>
            </text:list>
            <text:list text:style-name="L4">
              <text:list-item>
                <text:list>
                  <text:list-item>
                    <text:p text:style-name="P11">Sınır koşulları</text:p>
                  </text:list-item>
                </text:list>
              </text:list-item>
            </text:list>
            <text:list text:style-name="L3">
              <text:list-item>
                <text:p text:style-name="P3">Değişmezleri denetle</text:p>
              </text:list-item>
              <text:list-item>
                <text:p text:style-name="P3">Hata yordamlarını denetle</text:p>
              </text:list-item>
            </text:list>
            <text:list text:style-name="L1">
              <text:list-header>
                <text:p text:style-name="P37"/>
              </text:list-header>
            </text:list>
            <text:list text:style-name="L3">
              <text:list-header>
                <text:p text:style-name="P3"/>
              </text:list-header>
            </text:list>
          </draw:text-box>
        </draw:frame>
        <presentation:notes draw:style-name="dp2">
          <draw:page-thumbnail draw:style-name="gr1" draw:layer="layout" svg:width="13.428cm" svg:height="10.072cm" svg:x="3.545cm" svg:y="1.967cm" draw:page-number="30" presentation:class="page"/>
          <draw:frame presentation:style-name="pr6" draw:layer="layout" svg:width="14.75cm" svg:height="11.798cm" svg:x="2.752cm" svg:y="12.775cm" presentation:class="notes" presentation:placeholder="true">
            <draw:text-box/>
          </draw:frame>
        </presentation:notes>
      </draw:page>
      <draw:page draw:name="Test Automation" draw:style-name="dp1" draw:master-page-name="Varsayılan" presentation:presentation-page-layout-name="AL2T1">
        <office:forms form:automatic-focus="false" form:apply-design-mode="false"/>
        <draw:frame presentation:style-name="pr4" draw:text-style-name="P2" draw:layer="layout" svg:width="23.706cm" svg:height="1.906cm" svg:x="0.847cm" svg:y="1.057cm" presentation:class="title" presentation:user-transformed="true">
          <draw:text-box>
            <text:list text:style-name="L2">
              <text:list-header>
                <text:p text:style-name="P4">Test Otomasyonu</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3">Otomasyon daha iyi (test) kapsama sağlar</text:p>
              </text:list-item>
              <text:list-item>
                <text:p text:style-name="P3">Test programı</text:p>
              </text:list-item>
            </text:list>
            <text:list text:style-name="L4">
              <text:list-item>
                <text:list>
                  <text:list-item>
                    <text:p text:style-name="P11">Modülü test etmede istemci kodu</text:p>
                  </text:list-item>
                  <text:list-item>
                    <text:p text:style-name="P11">Girişleri test ve çıkışları karşılaştırmada betikler</text:p>
                  </text:list-item>
                </text:list>
              </text:list-item>
            </text:list>
            <text:list text:style-name="L3">
              <text:list-item>
                <text:p text:style-name="P3">Test, yinelemeli/aşamalı süreçtir</text:p>
              </text:list-item>
            </text:list>
            <text:list text:style-name="L4">
              <text:list-item>
                <text:list>
                  <text:list-item>
                    <text:p text:style-name="P11">Otomatize test programı/betiği ilkle</text:p>
                  </text:list-item>
                  <text:list-item>
                    <text:p text:style-name="P11">Basit bir parçasını test ile başlar</text:p>
                  </text:list-item>
                  <text:list-item>
                    <text:p text:style-name="P11">Sistem testinden önce birim testler (bağımsız modül testleri)</text:p>
                    <text:p text:style-name="P11"/>
                  </text:list-item>
                </text:list>
              </text:list-item>
            </text:list>
            <text:list text:style-name="L3">
              <text:list-item>
                <text:p text:style-name="P3">Regresyon testleri</text:p>
              </text:list-item>
            </text:list>
            <text:list text:style-name="L4">
              <text:list-item>
                <text:list>
                  <text:list-item>
                    <text:p text:style-name="P11">Eski ve yeni sürümleri karşılaştırırken tüm durumları test et</text:p>
                  </text:list-item>
                  <text:list-item>
                    <text:p text:style-name="P11">Büyük yazılım sistemlerinde sıklıkla böcek ayıklama yeni böcekler doğurur</text:p>
                  </text:list-item>
                </text:list>
              </text:list-item>
            </text:list>
            <text:list text:style-name="L1">
              <text:list-header>
                <text:p text:style-name="P37"/>
              </text:list-header>
            </text:list>
          </draw:text-box>
        </draw:frame>
        <presentation:notes draw:style-name="dp2">
          <draw:page-thumbnail draw:style-name="gr1" draw:layer="layout" svg:width="13.428cm" svg:height="10.072cm" svg:x="3.545cm" svg:y="1.967cm" draw:page-number="31" presentation:class="page"/>
          <draw:frame presentation:style-name="pr6" draw:layer="layout" svg:width="14.75cm" svg:height="11.798cm" svg:x="2.752cm" svg:y="12.775cm" presentation:class="notes" presentation:placeholder="true">
            <draw:text-box/>
          </draw:frame>
        </presentation:notes>
      </draw:page>
      <draw:page draw:name="Stress Tests" draw:style-name="dp1" draw:master-page-name="Varsayılan" presentation:presentation-page-layout-name="AL2T1">
        <office:forms form:automatic-focus="false" form:apply-design-mode="false"/>
        <draw:frame presentation:style-name="pr4" draw:text-style-name="P2" draw:layer="layout" svg:width="23.706cm" svg:height="1.906cm" svg:x="0.847cm" svg:y="1.057cm" presentation:class="title" presentation:user-transformed="true">
          <draw:text-box>
            <text:list text:style-name="L2">
              <text:list-header>
                <text:p text:style-name="P4">Stres Testleri</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5"><text:span text:style-name="T2">Motivasyon</text:span></text:p>
              </text:list-item>
            </text:list>
            <text:list text:style-name="L4">
              <text:list-item>
                <text:list>
                  <text:list-item>
                    <text:p text:style-name="P6"><text:span text:style-name="T3">Test girişleri üretmede bilgisayarı kullan</text:span></text:p>
                  </text:list-item>
                  <text:list-item>
                    <text:p text:style-name="P6"><text:span text:style-name="T3">Yüksek hacimli testler genelde böcekleri yakalar</text:span></text:p>
                  </text:list-item>
                </text:list>
              </text:list-item>
            </text:list>
            <text:list text:style-name="L3">
              <text:list-item>
                <text:p text:style-name="P5"><text:span text:style-name="T2">Ne üreteceğiz</text:span></text:p>
              </text:list-item>
            </text:list>
            <text:list text:style-name="L4">
              <text:list-item>
                <text:list>
                  <text:list-item>
                    <text:p text:style-name="P6"><text:span text:style-name="T3">Çok uzun girişler</text:span></text:p>
                  </text:list-item>
                  <text:list-item>
                    <text:p text:style-name="P6"><text:span text:style-name="T3">Rastgele girişler <text:s/>(ikil x ASCII)</text:span></text:p>
                  </text:list-item>
                  <text:list-item>
                    <text:p text:style-name="P6"><text:span text:style-name="T3">Fault injection</text:span></text:p>
                  </text:list-item>
                </text:list>
              </text:list-item>
            </text:list>
            <text:list text:style-name="L3">
              <text:list-item>
                <text:p text:style-name="P5"><text:span text:style-name="T2">Ne kadar test edeceğiz</text:span></text:p>
              </text:list-item>
            </text:list>
            <text:list text:style-name="L4">
              <text:list-item>
                <text:list>
                  <text:list-item>
                    <text:p text:style-name="P6"><text:span text:style-name="T3">Tüm veri yollarını sına</text:span></text:p>
                  </text:list-item>
                  <text:list-item>
                    <text:p text:style-name="P6"><text:span text:style-name="T3">Tüm hata koşullarını sına</text:span></text:p>
                  </text:list-item>
                </text:list>
              </text:list-item>
            </text:list>
          </draw:text-box>
        </draw:frame>
        <presentation:notes draw:style-name="dp2">
          <draw:page-thumbnail draw:style-name="gr1" draw:layer="layout" svg:width="13.428cm" svg:height="10.072cm" svg:x="3.545cm" svg:y="1.967cm" draw:page-number="32" presentation:class="page"/>
          <draw:frame presentation:style-name="pr6" draw:layer="layout" svg:width="14.75cm" svg:height="11.798cm" svg:x="2.752cm" svg:y="12.775cm" presentation:class="notes" presentation:placeholder="true">
            <draw:text-box/>
          </draw:frame>
        </presentation:notes>
      </draw:page>
      <draw:page draw:name="Who Tests What" draw:style-name="dp1" draw:master-page-name="Varsayılan" presentation:presentation-page-layout-name="AL2T1">
        <office:forms form:automatic-focus="false" form:apply-design-mode="false"/>
        <draw:frame presentation:style-name="pr4" draw:text-style-name="P2" draw:layer="layout" svg:width="23.706cm" svg:height="1.906cm" svg:x="0.847cm" svg:y="1.057cm" presentation:class="title" presentation:user-transformed="true">
          <draw:text-box>
            <text:list text:style-name="L2">
              <text:list-header>
                <text:p text:style-name="P4">Kim neyi test eder</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3">Tasarımcılar </text:p>
              </text:list-item>
            </text:list>
            <text:list text:style-name="L12">
              <text:list-item>
                <text:list>
                  <text:list-item>
                    <text:p text:style-name="P11">Beyaz-kutu testi</text:p>
                  </text:list-item>
                  <text:list-item>
                    <text:p text:style-name="P11">+: tasarımcı tüm veri yollarını biliyor</text:p>
                  </text:list-item>
                  <text:list-item>
                    <text:p text:style-name="P11">-: kodun nasıl tasarlandığından/yazıldığından etkilenir</text:p>
                  </text:list-item>
                </text:list>
              </text:list-item>
            </text:list>
            <text:list text:style-name="L3">
              <text:list-item>
                <text:p text:style-name="P3">Kalite Ölçer (Quality Assurance, QA) mühendisler</text:p>
                <text:list>
                  <text:list-item>
                    <text:p>Kara-kutu testi</text:p>
                  </text:list-item>
                </text:list>
              </text:list-item>
            </text:list>
            <text:list text:style-name="L12">
              <text:list-item>
                <text:list>
                  <text:list-item>
                    <text:p text:style-name="P11">+: gerçeklemeye dair bilgisi yok</text:p>
                  </text:list-item>
                  <text:list-item>
                    <text:p text:style-name="P11">-: muhtemelen tüm veri yollarını test edemez</text:p>
                  </text:list-item>
                </text:list>
              </text:list-item>
            </text:list>
            <text:list text:style-name="L3">
              <text:list-item>
                <text:p text:style-name="P3">Müşteriler</text:p>
              </text:list-item>
            </text:list>
            <text:list text:style-name="L12">
              <text:list-item>
                <text:list>
                  <text:list-item>
                    <text:p text:style-name="P11">Alan testleri</text:p>
                  </text:list-item>
                  <text:list-item>
                    <text:p text:style-name="P11">+: yazılımı kullanıyorken umulmayan yollar, spek “ayıklama”</text:p>
                  </text:list-item>
                  <text:list-item>
                    <text:p text:style-name="P11">-: yeterli durum değil; müşteri bu duruma “katılmaktan” hoşlanmaz; malicious users exploit the bugs</text:p>
                  </text:list-item>
                </text:list>
              </text:list-item>
            </text:list>
          </draw:text-box>
        </draw:frame>
        <presentation:notes draw:style-name="dp2">
          <draw:page-thumbnail draw:style-name="gr1" draw:layer="layout" svg:width="13.428cm" svg:height="10.072cm" svg:x="3.545cm" svg:y="1.967cm" draw:page-number="33" presentation:class="page"/>
          <draw:frame presentation:style-name="pr6" draw:layer="layout" svg:width="14.75cm" svg:height="11.798cm" svg:x="2.752cm" svg:y="12.775cm" presentation:class="notes" presentation:placeholder="true">
            <draw:text-box/>
          </draw:frame>
        </presentation:notes>
      </draw:page>
      <draw:page draw:name="Conclusions" draw:style-name="dp1" draw:master-page-name="Varsayılan" presentation:presentation-page-layout-name="AL2T1">
        <office:forms form:automatic-focus="false" form:apply-design-mode="false"/>
        <draw:frame presentation:style-name="pr4" draw:text-style-name="P2" draw:layer="layout" svg:width="23.706cm" svg:height="1.906cm" svg:x="0.847cm" svg:y="1.057cm" presentation:class="title" presentation:user-transformed="true">
          <draw:text-box>
            <text:list text:style-name="L2">
              <text:list-header>
                <text:p text:style-name="P4">Sonuç</text:p>
              </text:list-header>
            </text:list>
          </draw:text-box>
        </draw:frame>
        <draw:frame presentation:style-name="pr5" draw:text-style-name="P2" draw:layer="layout" svg:width="23.495cm" svg:height="15.24cm" svg:x="1.269cm" svg:y="3.387cm" presentation:class="outline" presentation:user-transformed="true">
          <draw:text-box>
            <text:list text:style-name="L3">
              <text:list-item>
                <text:p text:style-name="P5"><text:span text:style-name="T2">Erim</text:span></text:p>
              </text:list-item>
            </text:list>
            <text:list text:style-name="L4">
              <text:list-item>
                <text:list>
                  <text:list-item>
                    <text:p text:style-name="P6"><text:span text:style-name="T3">Hangi değişkenin nerede erişilir olduğunu bilmek</text:span></text:p>
                  </text:list-item>
                  <text:list-item>
                    <text:p text:style-name="P6"><text:span text:style-name="T3">Erim tayininde C kuralları X iyi programlama pratikleri</text:span></text:p>
                    <text:p text:style-name="P6"><text:span text:style-name="T3"/></text:p>
                  </text:list-item>
                </text:list>
              </text:list-item>
            </text:list>
            <text:list text:style-name="L3">
              <text:list-item>
                <text:p text:style-name="P5"><text:span text:style-name="T2">Test</text:span></text:p>
              </text:list-item>
            </text:list>
            <text:list text:style-name="L4">
              <text:list-item>
                <text:list>
                  <text:list-item>
                    <text:p text:style-name="P6"><text:span text:style-name="T3">Sınır durumları belirlemek</text:span></text:p>
                  </text:list-item>
                  <text:list-item>
                    <text:p text:style-name="P6"><text:span text:style-name="T3">Kodun stres testi</text:span></text:p>
                  </text:list-item>
                  <text:list-item>
                    <text:p text:style-name="P6"><text:span text:style-name="T3">Kod ve spek ayıklama!</text:span></text:p>
                  </text:list-item>
                </text:list>
              </text:list-item>
            </text:list>
          </draw:text-box>
        </draw:frame>
        <presentation:notes draw:style-name="dp2">
          <draw:page-thumbnail draw:style-name="gr1" draw:layer="layout" svg:width="13.428cm" svg:height="10.072cm" svg:x="3.545cm" svg:y="1.967cm" draw:page-number="34" presentation:class="page"/>
          <draw:frame presentation:style-name="pr6" draw:layer="layout" svg:width="14.75cm" svg:height="11.798cm" svg:x="2.752cm" svg:y="12.77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draw:marker draw:name="msArrowEnd_20_5" draw:display-name="msArrowEnd 5" svg:viewBox="0 0 210 210" svg:d="m105 0 105 210h-210z"/>
    <draw:marker draw:name="msArrowOpenEnd_20_9" draw:display-name="msArrowOpenEnd 9" svg:viewBox="0 0 426 426" svg:d="m213 0 213 388-64 38-149-273-149 273-64-38z"/>
    <draw:marker draw:name="Çizgi_20_ucu_20_1" draw:display-name="Çizgi ucu 1" svg:viewBox="0 0 237 237" svg:d="m119 0 118 237h-237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tr" fo:country="T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Varsayılan-background" style:family="presentation">
      <style:graphic-properties draw:stroke="none" draw:fill="solid" draw:fill-color="#ffffff" draw:textarea-horizontal-align="center" draw:textarea-vertical-align="middle"/>
      <style:paragraph-properties fo:text-align="center"/>
    </style:style>
    <style:style style:name="Varsayılan-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Varsayılan-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Varsayılan-notes" style:family="presentation">
      <style:graphic-properties draw:stroke="none" draw:fill="none">
        <text:list-style style:name="Varsayılan-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Varsayılan-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Varsayılan-outline1">
          <text:list-level-style-bullet text:level="1" text:bullet-char="•">
            <style:list-level-properties text:min-label-width="0.621cm"/>
            <style:text-properties fo:font-family="Helvetica" style:font-family-generic="swiss" style:font-pitch="variable"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00"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style:graphic-properties>
      <style:paragraph-properties fo:margin-left="0cm" fo:margin-right="0cm" fo:margin-top="0.529cm" fo:margin-bottom="0cm" fo:line-height="100%" fo:text-align="start" fo:text-indent="0cm" style:punctuation-wrap="simple" style:line-break="normal" style:writing-mode="lr-tb" style:font-independent-line-spacing="true">
        <style:tab-stops>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text-properties fo:color="#0000ff" style:text-outline="false" style:text-line-through-style="none" style:text-position="0% 100%" fo:font-family="Helvetica" style:font-family-generic="swiss"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Varsayılan-outline2" style:family="presentation" style:parent-style-name="Varsayılan-outline1">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974cm"/>
          <style:tab-stop style:position="3.514cm"/>
          <style:tab-stop style:position="6.054cm"/>
          <style:tab-stop style:position="8.594cm"/>
          <style:tab-stop style:position="11.134cm"/>
          <style:tab-stop style:position="13.674cm"/>
          <style:tab-stop style:position="16.214cm"/>
          <style:tab-stop style:position="18.754cm"/>
          <style:tab-stop style:position="21.294cm"/>
          <style:tab-stop style:position="23.834cm"/>
          <style:tab-stop style:position="26.374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3" style:family="presentation" style:parent-style-name="Varsayılan-outline2">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008cm"/>
          <style:tab-stop style:position="2.548cm"/>
          <style:tab-stop style:position="5.088cm"/>
          <style:tab-stop style:position="7.628cm"/>
          <style:tab-stop style:position="10.168cm"/>
          <style:tab-stop style:position="12.708cm"/>
          <style:tab-stop style:position="15.248cm"/>
          <style:tab-stop style:position="17.788cm"/>
          <style:tab-stop style:position="20.328cm"/>
          <style:tab-stop style:position="22.868cm"/>
          <style:tab-stop style:position="25.408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4" style:family="presentation" style:parent-style-name="Varsayılan-outline3">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66"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5" style:family="presentation" style:parent-style-name="Varsayılan-outline4">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6" style:family="presentation" style:parent-style-name="Varsayılan-outline5">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7" style:family="presentation" style:parent-style-name="Varsayılan-outline6">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8" style:family="presentation" style:parent-style-name="Varsayılan-outline7">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9" style:family="presentation" style:parent-style-name="Varsayılan-outline8">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subtitle" style:family="presentation">
      <style:graphic-properties draw:stroke="none" draw:fill="none" draw:textarea-vertical-align="middle">
        <text:list-style style:name="Varsayılan-subtitle">
          <text:list-level-style-number text:level="1" style:num-format="">
            <style:list-level-properties/>
            <style:text-properties fo:color="#000000" fo:font-size="100%"/>
          </text:list-level-style-number>
          <text:list-level-style-bullet text:level="2" text:bullet-char="">
            <style:list-level-properties text:space-before="0.943cm"/>
            <style:text-properties fo:font-family="'MT Extra'" style:font-family-generic="roman" style:font-pitch="variable" style:font-charset="x-symbol" fo:color="#000000" fo:font-size="100%"/>
          </text:list-level-style-bullet>
          <text:list-level-style-bullet text:level="3" text:bullet-char="–">
            <style:list-level-properties text:space-before="1.882cm"/>
            <style:text-properties fo:font-family="Helvetica" style:font-family-generic="swiss" style:font-pitch="variable" fo:color="#000000" fo:font-size="100%"/>
          </text:list-level-style-bullet>
          <text:list-level-style-bullet text:level="4" text:bullet-char="•">
            <style:list-level-properties text:space-before="2.848cm"/>
            <style:text-properties fo:font-family="Helvetica" style:font-family-generic="swiss" style:font-pitch="variable" fo:color="#000066" fo:font-size="100%"/>
          </text:list-level-style-bullet>
          <text:list-level-style-bullet text:level="5" text:bullet-char="">
            <style:list-level-properties text:space-before="3.814cm"/>
            <style:text-properties fo:font-family="Symbol" style:font-family-generic="roman" style:font-pitch="variable" style:font-charset="x-symbol" fo:color="#000000" fo:font-size="100%"/>
          </text:list-level-style-bullet>
          <text:list-level-style-bullet text:level="6" text:bullet-char="">
            <style:list-level-properties text:space-before="3.814cm"/>
            <style:text-properties fo:font-family="Symbol" style:font-family-generic="roman" style:font-pitch="variable" style:font-charset="x-symbol" fo:color="#000000" fo:font-size="100%"/>
          </text:list-level-style-bullet>
          <text:list-level-style-bullet text:level="7" text:bullet-char="">
            <style:list-level-properties text:space-before="3.814cm"/>
            <style:text-properties fo:font-family="Symbol" style:font-family-generic="roman" style:font-pitch="variable" style:font-charset="x-symbol" fo:color="#000000" fo:font-size="100%"/>
          </text:list-level-style-bullet>
          <text:list-level-style-bullet text:level="8" text:bullet-char="">
            <style:list-level-properties text:space-before="3.814cm"/>
            <style:text-properties fo:font-family="Symbol" style:font-family-generic="roman" style:font-pitch="variable" style:font-charset="x-symbol" fo:color="#000000" fo:font-size="100%"/>
          </text:list-level-style-bullet>
          <text:list-level-style-bullet text:level="9" text:bullet-char="">
            <style:list-level-properties text:space-before="3.814cm"/>
            <style:text-properties fo:font-family="Symbol" style:font-family-generic="roman" style:font-pitch="variable" style:font-charset="x-symbol" fo:color="#000000" fo:font-size="100%"/>
          </text:list-level-style-bullet>
          <text:list-level-style-bullet text:level="10" text:bullet-char="">
            <style:list-level-properties text:space-before="3.814cm"/>
            <style:text-properties fo:font-family="Symbol" style:font-family-generic="roman" style:font-pitch="variable" style:font-charset="x-symbol" fo:color="#000000" fo:font-size="100%"/>
          </text:list-level-style-bullet>
        </text:list-style>
      </style:graphic-properties>
      <style:paragraph-properties fo:margin-left="0cm" fo:margin-right="0cm" fo:margin-top="0.529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Helvetica" style:font-family-generic="swiss"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Varsayılan-title" style:family="presentation">
      <style:graphic-properties draw:stroke="none" draw:fill="none" draw:textarea-horizontal-align="justify" draw:textarea-vertical-align="middle" fo:padding-top="0.13cm" fo:padding-bottom="0.13cm" fo:padding-left="0.25cm" fo:padding-right="0.25cm">
        <text:list-style style:name="Varsayılan-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Helvetica" style:font-family-generic="swiss" style:font-pitch="variable" fo:font-size="36pt" fo:font-style="normal" fo:text-shadow="none" style:text-underline-style="none" fo:font-weight="bold" style:font-family-asian="'DejaVu Sans'" style:font-family-generic-asian="system" style:font-pitch-asian="variable" style:font-size-asian="36pt" style:font-style-asian="normal" style:font-weight-asian="bold" style:font-family-complex="'DejaVu Sans'"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Başlık1-background" style:family="presentation">
      <style:graphic-properties draw:stroke="none" draw:fill="solid" draw:fill-color="#ffffff" draw:textarea-horizontal-align="center" draw:textarea-vertical-align="middle"/>
      <style:paragraph-properties fo:text-align="center"/>
    </style:style>
    <style:style style:name="Başlık1-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Başlık1-notes" style:family="presentation">
      <style:graphic-properties draw:stroke="none" draw:fill="none">
        <text:list-style style:name="Başlık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Başlık1-outline1" style:family="presentation">
      <style:graphic-properties draw:stroke="none" draw:fill="none" draw:auto-grow-height="false" draw:fit-to-size="shrink-to-fit">
        <text:list-style style:name="Başlık1-outline1">
          <text:list-level-style-bullet text:level="1" text:bullet-char="•">
            <style:list-level-properties text:min-label-width="0.621cm"/>
            <style:text-properties fo:font-family="Helvetica" style:font-family-generic="swiss" style:font-pitch="variable" fo:color="#0000ff" fo:font-size="100%"/>
          </text:list-level-style-bullet>
          <text:list-level-style-bullet text:level="2" text:bullet-char="">
            <style:list-level-properties text:space-before="0.943cm" text:min-label-width="0.622cm"/>
            <style:text-properties fo:font-family="'MT Extra'" style:font-family-generic="roman" style:font-pitch="variable" style:font-charset="x-symbol" fo:color="#000000" fo:font-size="100%"/>
          </text:list-level-style-bullet>
          <text:list-level-style-bullet text:level="3" text:bullet-char="–">
            <style:list-level-properties text:space-before="1.882cm" text:min-label-width="0.649cm"/>
            <style:text-properties fo:font-family="Helvetica" style:font-family-generic="swiss" style:font-pitch="variable" fo:color="#000000" fo:font-size="100%"/>
          </text:list-level-style-bullet>
          <text:list-level-style-bullet text:level="4" text:bullet-char="•">
            <style:list-level-properties text:space-before="2.848cm" text:min-label-width="0.648cm"/>
            <style:text-properties fo:font-family="Helvetica" style:font-family-generic="swiss" style:font-pitch="variable" fo:color="#000066" fo:font-size="100%"/>
          </text:list-level-style-bullet>
          <text:list-level-style-bullet text:level="5"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6"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7"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8"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9" text:bullet-char="">
            <style:list-level-properties text:space-before="3.814cm" text:min-label-width="0.622cm"/>
            <style:text-properties fo:font-family="Symbol" style:font-family-generic="roman" style:font-pitch="variable" style:font-charset="x-symbol" fo:color="#000000" fo:font-size="100%"/>
          </text:list-level-style-bullet>
          <text:list-level-style-bullet text:level="10" text:bullet-char="">
            <style:list-level-properties text:space-before="3.814cm" text:min-label-width="0.622cm"/>
            <style:text-properties fo:font-family="Symbol" style:font-family-generic="roman" style:font-pitch="variable" style:font-charset="x-symbol" fo:color="#000000" fo:font-size="100%"/>
          </text:list-level-style-bullet>
        </text:list-style>
      </style:graphic-properties>
      <style:paragraph-properties fo:margin-left="0cm" fo:margin-right="0cm" fo:margin-top="0.529cm" fo:margin-bottom="0cm" fo:line-height="100%" fo:text-align="start" fo:text-indent="0cm" style:punctuation-wrap="simple" style:line-break="normal" style:writing-mode="lr-tb" style:font-independent-line-spacing="true">
        <style:tab-stops>
          <style:tab-stop style:position="1.918cm"/>
          <style:tab-stop style:position="4.458cm"/>
          <style:tab-stop style:position="6.998cm"/>
          <style:tab-stop style:position="9.538cm"/>
          <style:tab-stop style:position="12.078cm"/>
          <style:tab-stop style:position="14.618cm"/>
          <style:tab-stop style:position="17.158cm"/>
          <style:tab-stop style:position="19.698cm"/>
          <style:tab-stop style:position="22.238cm"/>
          <style:tab-stop style:position="24.778cm"/>
          <style:tab-stop style:position="27.318cm"/>
        </style:tab-stops>
      </style:paragraph-properties>
      <style:text-properties fo:color="#0000ff" style:text-outline="false" style:text-line-through-style="none" style:text-position="0% 100%" fo:font-family="Helvetica" style:font-family-generic="swiss" style:font-pitch="variable" fo:font-size="24pt" fo:font-style="normal" fo:text-shadow="none"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Başlık1-outline2" style:family="presentation" style:parent-style-name="Başlık1-outline1">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974cm"/>
          <style:tab-stop style:position="3.514cm"/>
          <style:tab-stop style:position="6.054cm"/>
          <style:tab-stop style:position="8.594cm"/>
          <style:tab-stop style:position="11.134cm"/>
          <style:tab-stop style:position="13.674cm"/>
          <style:tab-stop style:position="16.214cm"/>
          <style:tab-stop style:position="18.754cm"/>
          <style:tab-stop style:position="21.294cm"/>
          <style:tab-stop style:position="23.834cm"/>
          <style:tab-stop style:position="26.374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outline3" style:family="presentation" style:parent-style-name="Başlık1-outline2">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008cm"/>
          <style:tab-stop style:position="2.548cm"/>
          <style:tab-stop style:position="5.088cm"/>
          <style:tab-stop style:position="7.628cm"/>
          <style:tab-stop style:position="10.168cm"/>
          <style:tab-stop style:position="12.708cm"/>
          <style:tab-stop style:position="15.248cm"/>
          <style:tab-stop style:position="17.788cm"/>
          <style:tab-stop style:position="20.328cm"/>
          <style:tab-stop style:position="22.868cm"/>
          <style:tab-stop style:position="25.408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outline4" style:family="presentation" style:parent-style-name="Başlık1-outline3">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66"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outline5" style:family="presentation" style:parent-style-name="Başlık1-outline4">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outline6" style:family="presentation" style:parent-style-name="Başlık1-outline5">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outline7" style:family="presentation" style:parent-style-name="Başlık1-outline6">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outline8" style:family="presentation" style:parent-style-name="Başlık1-outline7">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outline9" style:family="presentation" style:parent-style-name="Başlık1-outline8">
      <style:paragraph-properties fo:margin-left="0cm" fo:margin-right="0cm" fo:margin-top="0.088cm" fo:margin-bottom="0cm" fo:line-height="100%" fo:text-align="start" fo:text-indent="0cm" style:punctuation-wrap="simple" style:line-break="normal" style:writing-mode="lr-tb" style:font-independent-line-spacing="true">
        <style:tab-stops>
          <style:tab-stop style:position="0.643cm"/>
          <style:tab-stop style:position="3.183cm"/>
          <style:tab-stop style:position="5.723cm"/>
          <style:tab-stop style:position="8.263cm"/>
          <style:tab-stop style:position="10.803cm"/>
          <style:tab-stop style:position="13.343cm"/>
          <style:tab-stop style:position="15.883cm"/>
          <style:tab-stop style:position="18.423cm"/>
          <style:tab-stop style:position="20.963cm"/>
          <style:tab-stop style:position="23.503cm"/>
        </style:tab-stops>
      </style:paragraph-properties>
      <style:text-properties fo:color="#000000" style:text-line-through-style="none" style:text-position="0% 100%"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subtitle" style:family="presentation">
      <style:graphic-properties draw:stroke="none" draw:fill="none" draw:textarea-vertical-align="middle">
        <text:list-style style:name="Başlık1-subtitle">
          <text:list-level-style-number text:level="1" style:num-format="">
            <style:list-level-properties/>
            <style:text-properties fo:color="#000000" fo:font-size="100%"/>
          </text:list-level-style-number>
          <text:list-level-style-bullet text:level="2" text:bullet-char="">
            <style:list-level-properties text:space-before="0.943cm"/>
            <style:text-properties fo:font-family="'MT Extra'" style:font-family-generic="roman" style:font-pitch="variable" style:font-charset="x-symbol" fo:color="#000000" fo:font-size="100%"/>
          </text:list-level-style-bullet>
          <text:list-level-style-bullet text:level="3" text:bullet-char="–">
            <style:list-level-properties text:space-before="1.882cm"/>
            <style:text-properties fo:font-family="Helvetica" style:font-family-generic="swiss" style:font-pitch="variable" fo:color="#000000" fo:font-size="100%"/>
          </text:list-level-style-bullet>
          <text:list-level-style-bullet text:level="4" text:bullet-char="•">
            <style:list-level-properties text:space-before="2.848cm"/>
            <style:text-properties fo:font-family="Helvetica" style:font-family-generic="swiss" style:font-pitch="variable" fo:color="#000066" fo:font-size="100%"/>
          </text:list-level-style-bullet>
          <text:list-level-style-bullet text:level="5" text:bullet-char="">
            <style:list-level-properties text:space-before="3.814cm"/>
            <style:text-properties fo:font-family="Symbol" style:font-family-generic="roman" style:font-pitch="variable" style:font-charset="x-symbol" fo:color="#000000" fo:font-size="100%"/>
          </text:list-level-style-bullet>
          <text:list-level-style-bullet text:level="6" text:bullet-char="">
            <style:list-level-properties text:space-before="3.814cm"/>
            <style:text-properties fo:font-family="Symbol" style:font-family-generic="roman" style:font-pitch="variable" style:font-charset="x-symbol" fo:color="#000000" fo:font-size="100%"/>
          </text:list-level-style-bullet>
          <text:list-level-style-bullet text:level="7" text:bullet-char="">
            <style:list-level-properties text:space-before="3.814cm"/>
            <style:text-properties fo:font-family="Symbol" style:font-family-generic="roman" style:font-pitch="variable" style:font-charset="x-symbol" fo:color="#000000" fo:font-size="100%"/>
          </text:list-level-style-bullet>
          <text:list-level-style-bullet text:level="8" text:bullet-char="">
            <style:list-level-properties text:space-before="3.814cm"/>
            <style:text-properties fo:font-family="Symbol" style:font-family-generic="roman" style:font-pitch="variable" style:font-charset="x-symbol" fo:color="#000000" fo:font-size="100%"/>
          </text:list-level-style-bullet>
          <text:list-level-style-bullet text:level="9" text:bullet-char="">
            <style:list-level-properties text:space-before="3.814cm"/>
            <style:text-properties fo:font-family="Symbol" style:font-family-generic="roman" style:font-pitch="variable" style:font-charset="x-symbol" fo:color="#000000" fo:font-size="100%"/>
          </text:list-level-style-bullet>
          <text:list-level-style-bullet text:level="10" text:bullet-char="">
            <style:list-level-properties text:space-before="3.814cm"/>
            <style:text-properties fo:font-family="Symbol" style:font-family-generic="roman" style:font-pitch="variable" style:font-charset="x-symbol" fo:color="#000000" fo:font-size="100%"/>
          </text:list-level-style-bullet>
        </text:list-style>
      </style:graphic-properties>
      <style:paragraph-properties fo:margin-left="0cm" fo:margin-right="0cm" fo:margin-top="0.529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Helvetica" style:font-family-generic="swiss" style:font-pitch="variable" fo:font-size="24pt" fo:font-style="normal" fo:text-shadow="none"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Başlık1-title" style:family="presentation">
      <style:graphic-properties draw:stroke="none" draw:fill="none" draw:textarea-horizontal-align="justify" draw:textarea-vertical-align="middle" fo:padding-top="0.13cm" fo:padding-bottom="0.13cm" fo:padding-left="0.25cm" fo:padding-right="0.25cm">
        <text:list-style style:name="Başlık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Helvetica" style:font-family-generic="swiss" style:font-pitch="variable" fo:font-size="36pt" fo:font-style="normal" fo:text-shadow="none" style:text-underline-style="none" fo:font-weight="bold" style:letter-kerning="true" style:font-family-asian="'DejaVu Sans'" style:font-family-generic-asian="system" style:font-pitch-asian="variable" style:font-size-asian="36pt" style:font-style-asian="normal" style:font-weight-asian="bold" style:font-family-complex="'DejaVu Sans'" style:font-family-generic-complex="system"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solid" svg:stroke-width="0.079cm" svg:stroke-color="#f47a00" draw:stroke-linejoin="miter" draw:fill="none" draw:fill-color="#ffffff" draw:textarea-horizontal-align="left" draw:textarea-vertical-align="middle" draw:auto-grow-height="false" fo:padding-top="0.13cm" fo:padding-bottom="0.13cm" fo:padding-left="0.25cm" fo:padding-right="0.25cm" fo:wrap-option="no-wrap" draw:shadow-color="#777777"/>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79cm" svg:stroke-color="#f47a00" draw:stroke-linejoin="miter" draw:fill="none" draw:fill-color="#f47a00" draw:textarea-horizontal-align="left" draw:textarea-vertical-align="middle" draw:auto-grow-height="false" fo:padding-top="0.13cm" fo:padding-bottom="0.13cm" fo:padding-left="0.25cm" fo:padding-right="0.25cm" fo:wrap-option="no-wrap" draw:shadow-color="#777777"/>
    </style:style>
    <style:style style:name="Mgr6"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Varsayılan-backgroundobjects">
      <style:graphic-properties draw:stroke="none" draw:fill="none" draw:fill-color="#f47a00" draw:auto-grow-height="false" draw:auto-grow-width="false" fo:min-height="1.278cm" fo:min-width="0cm" fo:wrap-option="wrap"/>
    </style:style>
    <style:style style:name="Mpr2" style:family="presentation" style:parent-style-name="Varsayılan-backgroundobjects" style:list-style-name="ML2">
      <style:graphic-properties draw:stroke="none" draw:fill="none" draw:fill-color="#00cc99" draw:textarea-horizontal-align="justify" draw:textarea-vertical-align="top" draw:auto-grow-height="false" draw:auto-grow-width="false" fo:min-height="1.232cm" fo:min-width="0cm" fo:padding-top="0.149cm" fo:padding-bottom="0.149cm" fo:padding-left="0.297cm" fo:padding-right="0.297cm" fo:wrap-option="wrap" draw:shadow-color="#808080"/>
    </style:style>
    <style:style style:name="Mpr3" style:family="presentation" style:parent-style-name="Varsayılan-backgroundobjects" style:list-style-name="ML2">
      <style:graphic-properties draw:stroke="none" draw:fill="none" draw:fill-color="#00cc99" draw:textarea-horizontal-align="justify" draw:textarea-vertical-align="top" draw:auto-grow-height="false" draw:auto-grow-width="false" fo:min-height="1.232cm" fo:min-width="0cm" fo:padding-top="0.149cm" fo:padding-bottom="0.149cm" fo:padding-left="0.297cm" fo:padding-right="0.297cm" fo:wrap-option="wrap" draw:shadow-color="#808080"/>
    </style:style>
    <style:style style:name="Mpr4" style:family="presentation" style:parent-style-name="Varsayılan-backgroundobjects" style:list-style-name="ML2">
      <style:graphic-properties draw:stroke="none" draw:fill="none" draw:fill-color="#00cc99" draw:textarea-horizontal-align="justify" draw:textarea-vertical-align="bottom" draw:auto-grow-height="false" draw:auto-grow-width="false" fo:min-height="1.484cm" fo:min-width="0cm" fo:padding-top="0.149cm" fo:padding-bottom="0.149cm" fo:padding-left="0.297cm" fo:padding-right="0.297cm" fo:wrap-option="wrap" draw:shadow-color="#808080"/>
    </style:style>
    <style:style style:name="Mpr5" style:family="presentation" style:parent-style-name="Varsayılan-backgroundobjects" style:list-style-name="ML2">
      <style:graphic-properties draw:stroke="none" draw:fill="none" draw:fill-color="#00cc99" draw:textarea-horizontal-align="justify" draw:textarea-vertical-align="bottom" draw:auto-grow-height="false" draw:auto-grow-width="false" fo:min-height="1.484cm" fo:min-width="0cm" fo:padding-top="0.149cm" fo:padding-bottom="0.149cm" fo:padding-left="0.297cm" fo:padding-right="0.297cm" fo:wrap-option="wrap" draw:shadow-color="#808080"/>
    </style:style>
    <style:style style:name="Mpr6" style:family="presentation" style:parent-style-name="Başlık1-backgroundobjects">
      <style:graphic-properties draw:stroke="none" draw:fill="none" draw:fill-color="#f47a00" draw:auto-grow-height="false" draw:auto-grow-width="false" fo:min-height="1.325cm" fo:min-width="0cm" fo:wrap-option="wrap"/>
    </style:style>
    <style:style style:name="Mpr7" style:family="presentation" style:parent-style-name="Başlık1-backgroundobjects" style:list-style-name="ML2">
      <style:graphic-properties draw:stroke="none" draw:fill="none" draw:fill-color="#00cc99" draw:textarea-horizontal-align="justify" draw:textarea-vertical-align="top" draw:auto-grow-height="false" draw:auto-grow-width="false" fo:min-height="1.232cm" fo:min-width="0cm" fo:padding-top="0.149cm" fo:padding-bottom="0.149cm" fo:padding-left="0.297cm" fo:padding-right="0.297cm" fo:wrap-option="wrap" draw:shadow-color="#808080"/>
    </style:style>
    <style:style style:name="Mpr8" style:family="presentation" style:parent-style-name="Başlık1-backgroundobjects" style:list-style-name="ML2">
      <style:graphic-properties draw:stroke="none" draw:fill="none" draw:fill-color="#00cc99" draw:textarea-horizontal-align="justify" draw:textarea-vertical-align="top" draw:auto-grow-height="false" draw:auto-grow-width="false" fo:min-height="1.232cm" fo:min-width="0cm" fo:padding-top="0.149cm" fo:padding-bottom="0.149cm" fo:padding-left="0.297cm" fo:padding-right="0.297cm" fo:wrap-option="wrap" draw:shadow-color="#808080"/>
    </style:style>
    <style:style style:name="Mpr9" style:family="presentation" style:parent-style-name="Başlık1-backgroundobjects" style:list-style-name="ML2">
      <style:graphic-properties draw:stroke="none" draw:fill="none" draw:fill-color="#00cc99" draw:textarea-horizontal-align="justify" draw:textarea-vertical-align="bottom" draw:auto-grow-height="false" draw:auto-grow-width="false" fo:min-height="1.484cm" fo:min-width="0cm" fo:padding-top="0.149cm" fo:padding-bottom="0.149cm" fo:padding-left="0.297cm" fo:padding-right="0.297cm" fo:wrap-option="wrap" draw:shadow-color="#808080"/>
    </style:style>
    <style:style style:name="Mpr10" style:family="presentation" style:parent-style-name="Başlık1-backgroundobjects" style:list-style-name="ML2">
      <style:graphic-properties draw:stroke="none" draw:fill="none" draw:fill-color="#00cc99" draw:textarea-horizontal-align="justify" draw:textarea-vertical-align="bottom" draw:auto-grow-height="false" draw:auto-grow-width="false" fo:min-height="1.484cm" fo:min-width="0cm" fo:padding-top="0.149cm" fo:padding-bottom="0.149cm" fo:padding-left="0.297cm" fo:padding-right="0.297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style:writing-mode="lr-tb" style:font-independent-line-spacing="true"/>
    </style:style>
    <style:style style:name="MP5" style:family="paragraph">
      <style:paragraph-properties fo:text-align="center"/>
    </style:style>
    <style:style style:name="MP6" style:family="paragraph">
      <style:paragraph-properties fo:margin-left="0cm" fo:margin-right="0cm" fo:text-indent="0cm" style:writing-mode="lr-tb"/>
    </style:style>
    <style:style style:name="MP7" style:family="paragraph">
      <style:paragraph-properties fo:margin-left="0cm" fo:margin-right="0cm" fo:text-indent="0cm" style:writing-mode="lr-tb" style:font-independent-line-spacing="true"/>
    </style:style>
    <style:style style:name="MP8" style:family="paragraph">
      <style:paragraph-properties fo:margin-left="0cm" fo:margin-right="0cm" fo:text-align="end" fo:text-indent="0cm" style:writing-mode="lr-tb"/>
    </style:style>
    <style:style style:name="MP9"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size="14pt" fo:language="en" fo:country="US"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659cm" svg:height="6.494cm" svg:x="1cm" svg:y="2.419cm" draw:page-number="1"/>
      <draw:page-thumbnail draw:layer="backgroundobjects" svg:width="8.659cm" svg:height="6.494cm" svg:x="1cm" svg:y="10.087cm"/>
      <draw:page-thumbnail draw:layer="backgroundobjects" svg:width="8.659cm" svg:height="6.494cm" svg:x="1cm" svg:y="17.755cm"/>
      <draw:page-thumbnail draw:layer="backgroundobjects" svg:width="8.659cm" svg:height="6.494cm" svg:x="10.66cm" svg:y="2.419cm"/>
      <draw:page-thumbnail draw:layer="backgroundobjects" svg:width="8.659cm" svg:height="6.494cm" svg:x="10.66cm" svg:y="10.087cm"/>
      <draw:page-thumbnail draw:layer="backgroundobjects" svg:width="8.659cm" svg:height="6.494cm" svg:x="10.66cm" svg:y="17.755cm"/>
      <draw:frame draw:style-name="Mgr1" draw:text-style-name="MP1" draw:layer="backgroundobjects" svg:width="8.817cm" svg:height="1.332cm" svg:x="0cm" svg:y="0cm" presentation:class="header">
        <draw:text-box>
          <text:p text:style-name="MP1"><text:span text:style-name="MT1"><presentation:header/></text:span></text:p>
        </draw:text-box>
      </draw:frame>
      <draw:frame draw:style-name="Mgr1" draw:text-style-name="MP2" draw:layer="backgroundobjects" svg:width="8.817cm" svg:height="1.332cm" svg:x="11.502cm" svg:y="0cm" presentation:class="date-time">
        <draw:text-box>
          <text:p text:style-name="MP2"><text:span text:style-name="MT1"><presentation:date-time/></text:span></text:p>
        </draw:text-box>
      </draw:frame>
      <draw:frame draw:style-name="Mgr2" draw:text-style-name="MP1" draw:layer="backgroundobjects" svg:width="8.817cm" svg:height="1.332cm" svg:x="0cm" svg:y="25.337cm" presentation:class="footer">
        <draw:text-box>
          <text:p text:style-name="MP1"><text:span text:style-name="MT1"><presentation:footer/></text:span></text:p>
        </draw:text-box>
      </draw:frame>
      <draw:frame draw:style-name="Mgr2" draw:text-style-name="MP2" draw:layer="backgroundobjects" svg:width="8.817cm" svg:height="1.332cm" svg:x="11.502cm" svg:y="25.337cm" presentation:class="page-number">
        <draw:text-box>
          <text:p text:style-name="MP2"><text:span text:style-name="MT1"><text:page-number>&lt;number&gt;</text:page-number></text:span></text:p>
        </draw:text-box>
      </draw:frame>
    </style:handout-master>
    <style:master-page style:name="Varsayılan" style:page-layout-name="PM1" draw:style-name="Mdp1">
      <draw:frame presentation:style-name="Varsayılan-title" draw:layer="backgroundobjects" svg:width="23.706cm" svg:height="3.309cm" svg:x="0.847cm" svg:y="0.356cm" presentation:class="title" presentation:placeholder="true">
        <draw:text-box/>
      </draw:frame>
      <draw:frame presentation:style-name="Varsayılan-outline1" draw:layer="backgroundobjects" svg:width="23.495cm" svg:height="12.573cm" svg:x="1.269cm" svg:y="3.387cm" presentation:class="outline" presentation:placeholder="true">
        <draw:text-box/>
      </draw:frame>
      <draw:frame presentation:style-name="Mpr1" draw:layer="backgroundobjects" svg:width="2.54cm" svg:height="1.277cm" svg:x="22.225cm" svg:y="17.567cm" presentation:class="page-number">
        <draw:text-box>
          <text:list text:style-name="ML1">
            <text:list-header>
              <text:p><text:page-number>&lt;number&gt;</text:page-number></text:p>
            </text:list-header>
          </text:list>
        </draw:text-box>
      </draw:frame>
      <draw:line draw:style-name="Mgr3" draw:text-style-name="MP3" draw:layer="backgroundobjects" svg:x1="0.423cm" svg:y1="3.175cm" svg:x2="24.977cm" svg:y2="3.175cm">
        <text:p/>
      </draw:line>
      <draw:line draw:style-name="Mgr3" draw:text-style-name="MP3" draw:layer="backgroundobjects" svg:x1="1.058cm" svg:y1="3.175cm" svg:x2="1.058cm" svg:y2="18.627cm">
        <text:p/>
      </draw:line>
      <draw:frame draw:style-name="Mgr4" draw:text-style-name="MP3" draw:layer="backgroundobjects" svg:width="1.781cm" svg:height="2.011cm" svg:x="22.437cm" svg:y="0.847cm">
        <draw:image xlink:href="Pictures/100002000000006500000072B56AD096.png" xlink:type="simple" xlink:show="embed" xlink:actuate="onLoad">
          <text:p/>
        </draw:image>
      </draw:frame>
      <draw:custom-shape draw:style-name="Mgr5" draw:text-style-name="MP4" draw:layer="backgroundobjects" svg:width="24.554cm" svg:height="18.204cm" svg:x="0.423cm" svg:y="0.423cm">
        <text:p/>
        <draw:enhanced-geometry svg:viewBox="0 0 21600 21600" draw:path-stretchpoint-x="10800" draw:path-stretchpoint-y="10800" draw:text-areas="?f3 ?f4 ?f5 ?f6" draw:type="round-rectangle" draw:modifiers="8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rect draw:style-name="Mgr6" draw:text-style-name="MP5" draw:layer="backgroundobjects" svg:width="20.32cm" svg:height="26.67cm" svg:x="0cm" svg:y="0cm">
          <text:p/>
        </draw:rect>
        <draw:frame presentation:style-name="Mpr2" draw:text-style-name="MP7" draw:layer="backgroundobjects" svg:width="8.749cm" svg:height="1.231cm" svg:x="-0.001cm" svg:y="0cm" presentation:class="header">
          <draw:text-box>
            <text:list text:style-name="ML2">
              <text:list-item>
                <text:p text:style-name="MP6"><text:span text:style-name="MT2"><presentation:header/></text:span></text:p>
              </text:list-item>
            </text:list>
          </draw:text-box>
        </draw:frame>
        <draw:frame presentation:style-name="Mpr3" draw:text-style-name="MP9" draw:layer="backgroundobjects" svg:width="8.748cm" svg:height="1.231cm" svg:x="11.501cm" svg:y="0cm" presentation:class="date-time">
          <draw:text-box>
            <text:list text:style-name="ML2">
              <text:list-item>
                <text:p text:style-name="MP8"><text:span text:style-name="MT2"><presentation:date-time/></text:span></text:p>
              </text:list-item>
            </text:list>
          </draw:text-box>
        </draw:frame>
        <draw:page-thumbnail presentation:style-name="Varsayılan-title" draw:layer="backgroundobjects" svg:width="13.428cm" svg:height="10.073cm" svg:x="3.545cm" svg:y="1.967cm" presentation:class="page"/>
        <draw:frame presentation:style-name="Varsayılan-notes" draw:layer="backgroundobjects" svg:width="14.75cm" svg:height="11.797cm" svg:x="2.752cm" svg:y="12.775cm" presentation:class="notes" presentation:placeholder="true">
          <draw:text-box/>
        </draw:frame>
        <draw:frame presentation:style-name="Mpr4" draw:text-style-name="MP7" draw:layer="backgroundobjects" svg:width="8.749cm" svg:height="1.483cm" svg:x="-0.001cm" svg:y="25.306cm" presentation:class="footer">
          <draw:text-box>
            <text:list text:style-name="ML2">
              <text:list-item>
                <text:p text:style-name="MP6"><text:span text:style-name="MT2"><presentation:footer/></text:span></text:p>
              </text:list-item>
            </text:list>
          </draw:text-box>
        </draw:frame>
        <draw:frame presentation:style-name="Mpr5" draw:text-style-name="MP9" draw:layer="backgroundobjects" svg:width="8.748cm" svg:height="1.483cm" svg:x="11.501cm" svg:y="25.306cm" presentation:class="page-number">
          <draw:text-box>
            <text:list text:style-name="ML2">
              <text:list-item>
                <text:p text:style-name="MP8"><text:span text:style-name="MT2"><text:page-number>&lt;number&gt;</text:page-number></text:span></text:p>
              </text:list-item>
            </text:list>
          </draw:text-box>
        </draw:frame>
      </presentation:notes>
    </style:master-page>
    <style:master-page style:name="Başlık1" style:page-layout-name="PM1" draw:style-name="Mdp1">
      <draw:frame presentation:style-name="Başlık1-title" draw:layer="backgroundobjects" svg:width="21.59cm" svg:height="4.084cm" svg:x="1.905cm" svg:y="5.917cm" presentation:class="title" presentation:placeholder="true">
        <draw:text-box/>
      </draw:frame>
      <draw:frame presentation:style-name="Mpr6" draw:text-style-name="MP9" draw:layer="backgroundobjects" svg:width="5.927cm" svg:height="1.324cm" svg:x="18.202cm" svg:y="17.347cm" presentation:class="page-number">
        <draw:text-box>
          <text:list text:style-name="ML3">
            <text:list-header>
              <text:p text:style-name="MP8"><text:span text:style-name="MT1"><text:page-number>&lt;number&gt;</text:page-number></text:span></text:p>
            </text:list-header>
          </text:list>
        </draw:text-box>
      </draw:frame>
      <draw:line draw:style-name="Mgr3" draw:text-style-name="MP3" draw:layer="backgroundobjects" svg:x1="0.423cm" svg:y1="3.175cm" svg:x2="24.977cm" svg:y2="3.175cm">
        <text:p/>
      </draw:line>
      <draw:line draw:style-name="Mgr3" draw:text-style-name="MP3" draw:layer="backgroundobjects" svg:x1="1.058cm" svg:y1="3.175cm" svg:x2="1.058cm" svg:y2="18.627cm">
        <text:p/>
      </draw:line>
      <draw:frame draw:style-name="Mgr4" draw:text-style-name="MP3" draw:layer="backgroundobjects" svg:width="1.781cm" svg:height="2.011cm" svg:x="22.437cm" svg:y="0.847cm">
        <draw:image xlink:href="Pictures/100002000000006500000072B56AD096.png" xlink:type="simple" xlink:show="embed" xlink:actuate="onLoad">
          <text:p/>
        </draw:image>
      </draw:frame>
      <draw:custom-shape draw:style-name="Mgr5" draw:text-style-name="MP4" draw:layer="backgroundobjects" svg:width="24.554cm" svg:height="18.204cm" svg:x="0.423cm" svg:y="0.423cm">
        <text:p/>
        <draw:enhanced-geometry svg:viewBox="0 0 21600 21600" draw:path-stretchpoint-x="10800" draw:path-stretchpoint-y="10800" draw:text-areas="?f3 ?f4 ?f5 ?f6" draw:type="round-rectangle" draw:modifiers="8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Başlık1-outline1" draw:layer="backgroundobjects" svg:width="22.859cm" svg:height="12.573cm" svg:x="1.27cm" svg:y="4.457cm" presentation:class="outline" presentation:placeholder="true">
        <draw:text-box/>
      </draw:frame>
      <presentation:notes style:page-layout-name="PM0">
        <draw:rect draw:style-name="Mgr6" draw:text-style-name="MP5" draw:layer="backgroundobjects" svg:width="20.32cm" svg:height="26.67cm" svg:x="0cm" svg:y="0cm">
          <text:p/>
        </draw:rect>
        <draw:frame presentation:style-name="Mpr7" draw:text-style-name="MP7" draw:layer="backgroundobjects" svg:width="8.749cm" svg:height="1.231cm" svg:x="-0.001cm" svg:y="0cm" presentation:class="header">
          <draw:text-box>
            <text:list text:style-name="ML2">
              <text:list-item>
                <text:p text:style-name="MP6"><text:span text:style-name="MT2"><presentation:header/></text:span></text:p>
              </text:list-item>
            </text:list>
          </draw:text-box>
        </draw:frame>
        <draw:frame presentation:style-name="Mpr8" draw:text-style-name="MP9" draw:layer="backgroundobjects" svg:width="8.748cm" svg:height="1.231cm" svg:x="11.501cm" svg:y="0cm" presentation:class="date-time">
          <draw:text-box>
            <text:list text:style-name="ML2">
              <text:list-item>
                <text:p text:style-name="MP8"><text:span text:style-name="MT2"><presentation:date-time/></text:span></text:p>
              </text:list-item>
            </text:list>
          </draw:text-box>
        </draw:frame>
        <draw:page-thumbnail presentation:style-name="Başlık1-title" draw:layer="backgroundobjects" svg:width="13.428cm" svg:height="10.073cm" svg:x="3.545cm" svg:y="1.967cm" presentation:class="page"/>
        <draw:frame presentation:style-name="Başlık1-notes" draw:layer="backgroundobjects" svg:width="14.75cm" svg:height="11.797cm" svg:x="2.752cm" svg:y="12.775cm" presentation:class="notes" presentation:placeholder="true">
          <draw:text-box/>
        </draw:frame>
        <draw:frame presentation:style-name="Mpr9" draw:text-style-name="MP7" draw:layer="backgroundobjects" svg:width="8.749cm" svg:height="1.483cm" svg:x="-0.001cm" svg:y="25.306cm" presentation:class="footer">
          <draw:text-box>
            <text:list text:style-name="ML2">
              <text:list-item>
                <text:p text:style-name="MP6"><text:span text:style-name="MT2"><presentation:footer/></text:span></text:p>
              </text:list-item>
            </text:list>
          </draw:text-box>
        </draw:frame>
        <draw:frame presentation:style-name="Mpr10" draw:text-style-name="MP9" draw:layer="backgroundobjects" svg:width="8.748cm" svg:height="1.483cm" svg:x="11.501cm" svg:y="25.306cm" presentation:class="page-number">
          <draw:text-box>
            <text:list text:style-name="ML2">
              <text:list-item>
                <text:p text:style-name="MP8"><text:span text:style-name="MT2"><text:page-number>&lt;number&gt;</text:page-number></text:span></text:p>
              </text:list-item>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COS 217, Spring 2005</dc:title>
    <meta:initial-creator>Andrew W. Appel</meta:initial-creator>
    <meta:creation-date>2001-07-06T17:58:21</meta:creation-date>
    <dc:creator>seyyah </dc:creator>
    <dc:date>2010-11-02T06:31:59</dc:date>
    <meta:editing-cycles>246</meta:editing-cycles>
    <meta:editing-duration>PT346H37M59S</meta:editing-duration>
    <meta:generator>OpenOffice.org/3.2$Linux OpenOffice.org_project/320m19$Build-9505</meta:generator>
    <meta:document-statistic meta:object-count="262"/>
  </office:meta>
</office:document-meta>
</file>